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45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0.441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73cm"/>
    </style:style>
    <style:style style:name="co16" style:family="table-column">
      <style:table-column-properties fo:break-before="auto" style:column-width="0.766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679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1584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bf00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61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tat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Block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CORE</text:p>
          </table:table-cell>
          <table:covered-table-cell/>
          <table:table-cell table:number-columns-repeated="937"/>
        </table:table-row>
        <table:table-row table:style-name="ro2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 Config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>
            <text:p>Melhores</text:p>
          </table:table-cell>
          <table:table-cell table:style-name="ce2" office:value-type="string" calcext:value-type="string">
            <text:p>Piores</text:p>
          </table:table-cell>
          <table:table-cell table:number-columns-repeated="937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Static 1</text:p>
          </table:table-cell>
          <table:table-cell table:style-name="ce26" table:formula="of:=COUNTIF([.$CA$5:.$CE$9];&quot;Static 1&quot;)" office:value-type="float" office:value="1" calcext:value-type="float">
            <text:p>1</text:p>
          </table:table-cell>
          <table:table-cell table:style-name="ce26" table:formula="of:=COUNTIF([.$CA$14:.$CE$18];&quot;Static 1&quot;)" office:value-type="float" office:value="1" calcext:value-type="float">
            <text:p>1</text:p>
          </table:table-cell>
          <table:table-cell table:number-columns-repeated="937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B4]*2" office:value-type="float" office:value="64000" calcext:value-type="float">
            <text:p>64000</text:p>
          </table:table-cell>
          <table:table-cell table:style-name="ce1" table:formula="of:=[.C4]*2" office:value-type="float" office:value="128000" calcext:value-type="float">
            <text:p>128000</text:p>
          </table:table-cell>
          <table:table-cell table:style-name="ce1" table:formula="of:=[.D4]*2" office:value-type="float" office:value="256000" calcext:value-type="float">
            <text:p>256000</text:p>
          </table:table-cell>
          <table:table-cell table:style-name="ce1" table:formula="of:=[.E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I4]*2" office:value-type="float" office:value="64000" calcext:value-type="float">
            <text:p>64000</text:p>
          </table:table-cell>
          <table:table-cell table:style-name="ce1" table:formula="of:=[.J4]*2" office:value-type="float" office:value="128000" calcext:value-type="float">
            <text:p>128000</text:p>
          </table:table-cell>
          <table:table-cell table:style-name="ce1" table:formula="of:=[.K4]*2" office:value-type="float" office:value="256000" calcext:value-type="float">
            <text:p>256000</text:p>
          </table:table-cell>
          <table:table-cell table:style-name="ce1" table:formula="of:=[.L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P4]*2" office:value-type="float" office:value="64000" calcext:value-type="float">
            <text:p>64000</text:p>
          </table:table-cell>
          <table:table-cell table:style-name="ce1" table:formula="of:=[.Q4]*2" office:value-type="float" office:value="128000" calcext:value-type="float">
            <text:p>128000</text:p>
          </table:table-cell>
          <table:table-cell table:style-name="ce1" table:formula="of:=[.R4]*2" office:value-type="float" office:value="256000" calcext:value-type="float">
            <text:p>256000</text:p>
          </table:table-cell>
          <table:table-cell table:style-name="ce1" table:formula="of:=[.S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W4]*2" office:value-type="float" office:value="64000" calcext:value-type="float">
            <text:p>64000</text:p>
          </table:table-cell>
          <table:table-cell table:style-name="ce1" table:formula="of:=[.X4]*2" office:value-type="float" office:value="128000" calcext:value-type="float">
            <text:p>128000</text:p>
          </table:table-cell>
          <table:table-cell table:style-name="ce1" table:formula="of:=[.Y4]*2" office:value-type="float" office:value="256000" calcext:value-type="float">
            <text:p>256000</text:p>
          </table:table-cell>
          <table:table-cell table:style-name="ce1" table:formula="of:=[.Z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AD4]*2" office:value-type="float" office:value="64000" calcext:value-type="float">
            <text:p>64000</text:p>
          </table:table-cell>
          <table:table-cell table:style-name="ce1" table:formula="of:=[.AE4]*2" office:value-type="float" office:value="128000" calcext:value-type="float">
            <text:p>128000</text:p>
          </table:table-cell>
          <table:table-cell table:style-name="ce1" table:formula="of:=[.AF4]*2" office:value-type="float" office:value="256000" calcext:value-type="float">
            <text:p>256000</text:p>
          </table:table-cell>
          <table:table-cell table:style-name="ce1" table:formula="of:=[.AG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AK4]*2" office:value-type="float" office:value="64000" calcext:value-type="float">
            <text:p>64000</text:p>
          </table:table-cell>
          <table:table-cell table:style-name="ce1" table:formula="of:=[.AL4]*2" office:value-type="float" office:value="128000" calcext:value-type="float">
            <text:p>128000</text:p>
          </table:table-cell>
          <table:table-cell table:style-name="ce1" table:formula="of:=[.AM4]*2" office:value-type="float" office:value="256000" calcext:value-type="float">
            <text:p>256000</text:p>
          </table:table-cell>
          <table:table-cell table:style-name="ce1" table:formula="of:=[.AN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AR4]*2" office:value-type="float" office:value="64000" calcext:value-type="float">
            <text:p>64000</text:p>
          </table:table-cell>
          <table:table-cell table:style-name="ce1" table:formula="of:=[.AS4]*2" office:value-type="float" office:value="128000" calcext:value-type="float">
            <text:p>128000</text:p>
          </table:table-cell>
          <table:table-cell table:style-name="ce1" table:formula="of:=[.AT4]*2" office:value-type="float" office:value="256000" calcext:value-type="float">
            <text:p>256000</text:p>
          </table:table-cell>
          <table:table-cell table:style-name="ce1" table:formula="of:=[.AU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AY4]*2" office:value-type="float" office:value="64000" calcext:value-type="float">
            <text:p>64000</text:p>
          </table:table-cell>
          <table:table-cell table:style-name="ce1" table:formula="of:=[.AZ4]*2" office:value-type="float" office:value="128000" calcext:value-type="float">
            <text:p>128000</text:p>
          </table:table-cell>
          <table:table-cell table:style-name="ce1" table:formula="of:=[.BA4]*2" office:value-type="float" office:value="256000" calcext:value-type="float">
            <text:p>256000</text:p>
          </table:table-cell>
          <table:table-cell table:style-name="ce1" table:formula="of:=[.BB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BF4]*2" office:value-type="float" office:value="64000" calcext:value-type="float">
            <text:p>64000</text:p>
          </table:table-cell>
          <table:table-cell table:style-name="ce1" table:formula="of:=[.BG4]*2" office:value-type="float" office:value="128000" calcext:value-type="float">
            <text:p>128000</text:p>
          </table:table-cell>
          <table:table-cell table:style-name="ce1" table:formula="of:=[.BH4]*2" office:value-type="float" office:value="256000" calcext:value-type="float">
            <text:p>256000</text:p>
          </table:table-cell>
          <table:table-cell table:style-name="ce1" table:formula="of:=[.BI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BM4]*2" office:value-type="float" office:value="64000" calcext:value-type="float">
            <text:p>64000</text:p>
          </table:table-cell>
          <table:table-cell table:style-name="ce1" table:formula="of:=[.BN4]*2" office:value-type="float" office:value="128000" calcext:value-type="float">
            <text:p>128000</text:p>
          </table:table-cell>
          <table:table-cell table:style-name="ce1" table:formula="of:=[.BO4]*2" office:value-type="float" office:value="256000" calcext:value-type="float">
            <text:p>256000</text:p>
          </table:table-cell>
          <table:table-cell table:style-name="ce1" table:formula="of:=[.BP4]*2" office:value-type="float" office:value="512000" calcext:value-type="float">
            <text:p>512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BT4]*2" office:value-type="float" office:value="64000" calcext:value-type="float">
            <text:p>64000</text:p>
          </table:table-cell>
          <table:table-cell table:style-name="ce1" table:formula="of:=[.BU4]*2" office:value-type="float" office:value="128000" calcext:value-type="float">
            <text:p>128000</text:p>
          </table:table-cell>
          <table:table-cell table:style-name="ce1" table:formula="of:=[.BV4]*2" office:value-type="float" office:value="256000" calcext:value-type="float">
            <text:p>256000</text:p>
          </table:table-cell>
          <table:table-cell table:style-name="ce1" table:formula="of:=[.BW4]*2" office:value-type="float" office:value="512000" calcext:value-type="float">
            <text:p>512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CA4]*2" office:value-type="float" office:value="64000" calcext:value-type="float">
            <text:p>64000</text:p>
          </table:table-cell>
          <table:table-cell table:style-name="ce1" table:formula="of:=[.CB4]*2" office:value-type="float" office:value="128000" calcext:value-type="float">
            <text:p>128000</text:p>
          </table:table-cell>
          <table:table-cell table:style-name="ce1" table:formula="of:=[.CC4]*2" office:value-type="float" office:value="256000" calcext:value-type="float">
            <text:p>256000</text:p>
          </table:table-cell>
          <table:table-cell table:style-name="ce1" table:formula="of:=[.CD4]*2" office:value-type="float" office:value="512000" calcext:value-type="float">
            <text:p>512000</text:p>
          </table:table-cell>
          <table:table-cell/>
          <table:table-cell table:style-name="ce7" office:value-type="string" calcext:value-type="string">
            <text:p>Static 2</text:p>
          </table:table-cell>
          <table:table-cell table:style-name="ce27" table:formula="of:=COUNTIF([.$CA$5:.$CE$9];&quot;Static 2&quot;)" office:value-type="float" office:value="2" calcext:value-type="float">
            <text:p>2</text:p>
          </table:table-cell>
          <table:table-cell table:style-name="ce30" table:formula="of:=COUNTIF([.$CA$14:.$CE$18];&quot;Static 2&quot;)"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table:formula="of:=[$data.$D1]" office:value-type="float" office:value="0.0926206666666667" calcext:value-type="float">
            <text:p>0,09262</text:p>
          </table:table-cell>
          <table:table-cell table:style-name="ce18" table:formula="of:=[$data.$D4]" office:value-type="float" office:value="0.298130333333333" calcext:value-type="float">
            <text:p>0,29813</text:p>
          </table:table-cell>
          <table:table-cell table:style-name="ce18" table:formula="of:=[$data.$D7]" office:value-type="float" office:value="1.20889233333333" calcext:value-type="float">
            <text:p>1,20889</text:p>
          </table:table-cell>
          <table:table-cell table:style-name="ce18" table:formula="of:=[$data.$D10]" office:value-type="float" office:value="14.129071" calcext:value-type="float">
            <text:p>14,12907</text:p>
          </table:table-cell>
          <table:table-cell table:style-name="ce18" table:formula="of:=[$data.$D13]" office:value-type="float" office:value="69.6619006666667" calcext:value-type="float">
            <text:p>69,6619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I1]" office:value-type="float" office:value="0.099016" calcext:value-type="float">
            <text:p>0,09902</text:p>
          </table:table-cell>
          <table:table-cell table:style-name="ce18" table:formula="of:=[$data.$I4]" office:value-type="float" office:value="0.295886333333333" calcext:value-type="float">
            <text:p>0,29589</text:p>
          </table:table-cell>
          <table:table-cell table:style-name="ce18" table:formula="of:=[$data.$I7]" office:value-type="float" office:value="1.170969" calcext:value-type="float">
            <text:p>1,17097</text:p>
          </table:table-cell>
          <table:table-cell table:style-name="ce18" table:formula="of:=[$data.$I10]" office:value-type="float" office:value="13.7741453333333" calcext:value-type="float">
            <text:p>13,77415</text:p>
          </table:table-cell>
          <table:table-cell table:style-name="ce18" table:formula="of:=[$data.$I13]" office:value-type="float" office:value="70.751032" calcext:value-type="float">
            <text:p>70,75103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N1]" office:value-type="float" office:value="0.105292" calcext:value-type="float">
            <text:p>0,10529</text:p>
          </table:table-cell>
          <table:table-cell table:style-name="ce18" table:formula="of:=[$data.$N4]" office:value-type="float" office:value="0.317195333333333" calcext:value-type="float">
            <text:p>0,31720</text:p>
          </table:table-cell>
          <table:table-cell table:style-name="ce18" table:formula="of:=[$data.$N7]" office:value-type="float" office:value="1.21747233333333" calcext:value-type="float">
            <text:p>1,21747</text:p>
          </table:table-cell>
          <table:table-cell table:style-name="ce18" table:formula="of:=[$data.$N10]" office:value-type="float" office:value="13.728639" calcext:value-type="float">
            <text:p>13,72864</text:p>
          </table:table-cell>
          <table:table-cell table:style-name="ce18" table:formula="of:=[$data.$N13]" office:value-type="float" office:value="67.91332" calcext:value-type="float">
            <text:p>67,91332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S1]" office:value-type="float" office:value="0.104052333333333" calcext:value-type="float">
            <text:p>0,10405</text:p>
          </table:table-cell>
          <table:table-cell table:style-name="ce18" table:formula="of:=[$data.$S4]" office:value-type="float" office:value="0.338022333333333" calcext:value-type="float">
            <text:p>0,33802</text:p>
          </table:table-cell>
          <table:table-cell table:style-name="ce18" table:formula="of:=[$data.$S7]" office:value-type="float" office:value="1.31713333333333" calcext:value-type="float">
            <text:p>1,31713</text:p>
          </table:table-cell>
          <table:table-cell table:style-name="ce18" table:formula="of:=[$data.$S10]" office:value-type="float" office:value="14.5805826666667" calcext:value-type="float">
            <text:p>14,58058</text:p>
          </table:table-cell>
          <table:table-cell table:style-name="ce18" table:formula="of:=[$data.$S13]" office:value-type="float" office:value="71.3304993333333" calcext:value-type="float">
            <text:p>71,3305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S1]" office:value-type="float" office:value="0.104052333333333" calcext:value-type="float">
            <text:p>0,10405</text:p>
          </table:table-cell>
          <table:table-cell table:style-name="ce18" table:formula="of:=[$data.$S4]" office:value-type="float" office:value="0.338022333333333" calcext:value-type="float">
            <text:p>0,33802</text:p>
          </table:table-cell>
          <table:table-cell table:style-name="ce18" table:formula="of:=[$data.$S7]" office:value-type="float" office:value="1.31713333333333" calcext:value-type="float">
            <text:p>1,31713</text:p>
          </table:table-cell>
          <table:table-cell table:style-name="ce18" table:formula="of:=[$data.$S10]" office:value-type="float" office:value="14.5805826666667" calcext:value-type="float">
            <text:p>14,58058</text:p>
          </table:table-cell>
          <table:table-cell table:style-name="ce18" table:formula="of:=[$data.$S13]" office:value-type="float" office:value="71.3304993333333" calcext:value-type="float">
            <text:p>71,3305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X1]" office:value-type="float" office:value="0.096717" calcext:value-type="float">
            <text:p>0,09672</text:p>
          </table:table-cell>
          <table:table-cell table:style-name="ce18" table:formula="of:=[$data.$X4]" office:value-type="float" office:value="0.345635666666667" calcext:value-type="float">
            <text:p>0,34564</text:p>
          </table:table-cell>
          <table:table-cell table:style-name="ce18" table:formula="of:=[$data.$X7]" office:value-type="float" office:value="1.33488266666667" calcext:value-type="float">
            <text:p>1,33488</text:p>
          </table:table-cell>
          <table:table-cell table:style-name="ce18" table:formula="of:=[$data.$X10]" office:value-type="float" office:value="15.0783843333333" calcext:value-type="float">
            <text:p>15,07838</text:p>
          </table:table-cell>
          <table:table-cell table:style-name="ce18" table:formula="of:=[$data.$X13]" office:value-type="float" office:value="72.5784846666667" calcext:value-type="float">
            <text:p>72,57848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C1]" office:value-type="float" office:value="0.0938636666666667" calcext:value-type="float">
            <text:p>0,09386</text:p>
          </table:table-cell>
          <table:table-cell table:style-name="ce18" table:formula="of:=[$data.$AC4]" office:value-type="float" office:value="0.360312666666667" calcext:value-type="float">
            <text:p>0,36031</text:p>
          </table:table-cell>
          <table:table-cell table:style-name="ce18" table:formula="of:=[$data.$AC7]" office:value-type="float" office:value="1.37382433333333" calcext:value-type="float">
            <text:p>1,37382</text:p>
          </table:table-cell>
          <table:table-cell table:style-name="ce18" table:formula="of:=[$data.$AC10]" office:value-type="float" office:value="14.921005" calcext:value-type="float">
            <text:p>14,92101</text:p>
          </table:table-cell>
          <table:table-cell table:style-name="ce18" table:formula="of:=[$data.$AC13]" office:value-type="float" office:value="72.9981633333333" calcext:value-type="float">
            <text:p>72,99816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H1]" office:value-type="float" office:value="0.0915566666666667" calcext:value-type="float">
            <text:p>0,09156</text:p>
          </table:table-cell>
          <table:table-cell table:style-name="ce18" table:formula="of:=[$data.$AH4]" office:value-type="float" office:value="0.347773" calcext:value-type="float">
            <text:p>0,34777</text:p>
          </table:table-cell>
          <table:table-cell table:style-name="ce18" table:formula="of:=[$data.$AH7]" office:value-type="float" office:value="1.29342833333333" calcext:value-type="float">
            <text:p>1,29343</text:p>
          </table:table-cell>
          <table:table-cell table:style-name="ce18" table:formula="of:=[$data.$AH10]" office:value-type="float" office:value="14.920788" calcext:value-type="float">
            <text:p>14,92079</text:p>
          </table:table-cell>
          <table:table-cell table:style-name="ce18" table:formula="of:=[$data.$AH13]" office:value-type="float" office:value="74.1376503333333" calcext:value-type="float">
            <text:p>74,13765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M1]" office:value-type="float" office:value="0.091357" calcext:value-type="float">
            <text:p>0,09136</text:p>
          </table:table-cell>
          <table:table-cell table:style-name="ce18" table:formula="of:=[$data.$AM4]" office:value-type="float" office:value="0.371642333333333" calcext:value-type="float">
            <text:p>0,37164</text:p>
          </table:table-cell>
          <table:table-cell table:style-name="ce18" table:formula="of:=[$data.$AM7]" office:value-type="float" office:value="1.41881766666667" calcext:value-type="float">
            <text:p>1,41882</text:p>
          </table:table-cell>
          <table:table-cell table:style-name="ce18" table:formula="of:=[$data.$AM10]" office:value-type="float" office:value="14.7742866666667" calcext:value-type="float">
            <text:p>14,77429</text:p>
          </table:table-cell>
          <table:table-cell table:style-name="ce18" table:formula="of:=[$data.$AM13]" office:value-type="float" office:value="74.9747496666667" calcext:value-type="float">
            <text:p>74,97475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R1]" office:value-type="float" office:value="0.094915" calcext:value-type="float">
            <text:p>0,09492</text:p>
          </table:table-cell>
          <table:table-cell table:style-name="ce18" table:formula="of:=[$data.$AR4]" office:value-type="float" office:value="0.326016666666667" calcext:value-type="float">
            <text:p>0,32602</text:p>
          </table:table-cell>
          <table:table-cell table:style-name="ce18" table:formula="of:=[$data.$AR7]" office:value-type="float" office:value="1.223762" calcext:value-type="float">
            <text:p>1,22376</text:p>
          </table:table-cell>
          <table:table-cell table:style-name="ce18" table:formula="of:=[$data.$AR10]" office:value-type="float" office:value="13.8231796666667" calcext:value-type="float">
            <text:p>13,82318</text:p>
          </table:table-cell>
          <table:table-cell table:style-name="ce18" table:formula="of:=[$data.$AR13]" office:value-type="float" office:value="71.1898823333333" calcext:value-type="float">
            <text:p>71,1898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IN([.B5];[.I5];[.P5];[.W5];[.AD5];[.AK5];[.AR5];[.AY5];[.BF5];[.BM5])" office:value-type="float" office:value="0.091357" calcext:value-type="float">
            <text:p>0,09136</text:p>
          </table:table-cell>
          <table:table-cell table:style-name="ce18" table:formula="of:=MIN([.C5];[.J5];[.Q5];[.X5];[.AE5];[.AL5];[.AS5];[.AZ5];[.BG5];[.BN5])" office:value-type="float" office:value="0.295886333333333" calcext:value-type="float">
            <text:p>0,29589</text:p>
          </table:table-cell>
          <table:table-cell table:style-name="ce18" table:formula="of:=MIN([.D5];[.K5];[.R5];[.Y5];[.AF5];[.AM5];[.AT5];[.BA5];[.BH5];[.BO5])" office:value-type="float" office:value="1.170969" calcext:value-type="float">
            <text:p>1,17097</text:p>
          </table:table-cell>
          <table:table-cell table:style-name="ce18" table:formula="of:=MIN([.E5];[.L5];[.S5];[.Z5];[.AG5];[.AN5];[.AU5];[.BB5];[.BI5];[.BP5])" office:value-type="float" office:value="13.728639" calcext:value-type="float">
            <text:p>13,72864</text:p>
          </table:table-cell>
          <table:table-cell table:style-name="ce18" table:formula="of:=MIN([.F5];[.M5];[.T5];[.AA5];[.AH5];[.AO5];[.AV5];[.BC5];[.BJ5];[.BQ5])" office:value-type="float" office:value="67.91332" calcext:value-type="float">
            <text:p>67,9133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BT5]=[.B5];[.$A$1];IF([.BT5]=[.I5];[.$H$1];IF([.BT5]=[.P5];[.$O$1];IF([.BT5]=[.W5];[.$V$1];IF([.BT5]=[.AD5];[.$AC$1];IF([.BT5]=[.AK5];[.$AJ$1];IF([.BT5]=[.AR5];[.$AQ$1];IF([.BT5]=[.AY5];[.$AX$1];IF([.BT5]=[.BF5];[.$BE$1];[.$BL$1])))))))))" office:value-type="string" office:string-value="Guided 10" calcext:value-type="string">
            <text:p>Guided 10</text:p>
          </table:table-cell>
          <table:table-cell table:style-name="ce18" table:formula="of:=IF([.BU5]=[.C5];[.$A$1];IF([.BU5]=[.J5];[.$H$1];IF([.BU5]=[.Q5];[.$O$1];IF([.BU5]=[.X5];[.$V$1];IF([.BU5]=[.AE5];[.$AC$1];IF([.BU5]=[.AL5];[.$AJ$1];IF([.BU5]=[.AS5];[.$AQ$1];IF([.BU5]=[.AZ5];[.$AX$1];IF([.BU5]=[.BG5];[.$BE$1];[.$BL$1])))))))))" office:value-type="string" office:string-value="Static 2" calcext:value-type="string">
            <text:p>Static 2</text:p>
          </table:table-cell>
          <table:table-cell table:style-name="ce18" table:formula="of:=IF([.BV5]=[.D5];[.$A$1];IF([.BV5]=[.K5];[.$H$1];IF([.BV5]=[.R5];[.$O$1];IF([.BV5]=[.Y5];[.$V$1];IF([.BV5]=[.AF5];[.$AC$1];IF([.BV5]=[.AM5];[.$AJ$1];IF([.BV5]=[.AT5];[.$AQ$1];IF([.BV5]=[.BA5];[.$AX$1];IF([.BV5]=[.BH5];[.$BE$1];[.$BL$1])))))))))" office:value-type="string" office:string-value="Static 2" calcext:value-type="string">
            <text:p>Static 2</text:p>
          </table:table-cell>
          <table:table-cell table:style-name="ce18" table:formula="of:=IF([.BW5]=[.E5];[.$A$1];IF([.BW5]=[.L5];[.$H$1];IF([.BW5]=[.S5];[.$O$1];IF([.BW5]=[.Z5];[.$V$1];IF([.BW5]=[.AG5];[.$AC$1];IF([.BW5]=[.AN5];[.$AJ$1];IF([.BW5]=[.AU5];[.$AQ$1];IF([.BW5]=[.BB5];[.$AX$1];IF([.BW5]=[.BI5];[.$BE$1];[.$BL$1])))))))))" office:value-type="string" office:string-value="Static 10" calcext:value-type="string">
            <text:p>Static 10</text:p>
          </table:table-cell>
          <table:table-cell table:style-name="ce18" table:formula="of:=IF([.BX5]=[.F5];[.$A$1];IF([.BX5]=[.M5];[.$H$1];IF([.BX5]=[.T5];[.$O$1];IF([.BX5]=[.AA5];[.$V$1];IF([.BX5]=[.AH5];[.$AC$1];IF([.BX5]=[.AO5];[.$AJ$1];IF([.BX5]=[.AV5];[.$AQ$1];IF([.BX5]=[.BC5];[.$AX$1];IF([.BX5]=[.BJ5];[.$BE$1];[.$BL$1])))))))))" office:value-type="string" office:string-value="Static 10" calcext:value-type="string">
            <text:p>Static 10</text:p>
          </table:table-cell>
          <table:table-cell/>
          <table:table-cell table:style-name="ce7" office:value-type="string" calcext:value-type="string">
            <text:p>Static 10</text:p>
          </table:table-cell>
          <table:table-cell table:style-name="ce28" table:formula="of:=COUNTIF([.$CA$5:.$CE$9];&quot;Static 10&quot;)" office:value-type="float" office:value="10" calcext:value-type="float">
            <text:p>10</text:p>
          </table:table-cell>
          <table:table-cell table:style-name="ce26" table:formula="of:=COUNTIF([.$CA$14:.$CE$18];&quot;Static 10&quot;)" office:value-type="float" office:value="2" calcext:value-type="float">
            <text:p>2</text:p>
          </table:table-cell>
          <table:table-cell table:number-columns-repeated="937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$D16]" office:value-type="float" office:value="0.0632" calcext:value-type="float">
            <text:p>0,06320</text:p>
          </table:table-cell>
          <table:table-cell table:style-name="ce19" table:formula="of:=[$data.$D19]" office:value-type="float" office:value="0.183312333333333" calcext:value-type="float">
            <text:p>0,18331</text:p>
          </table:table-cell>
          <table:table-cell table:style-name="ce19" table:formula="of:=[$data.$D22]" office:value-type="float" office:value="0.624859666666667" calcext:value-type="float">
            <text:p>0,62486</text:p>
          </table:table-cell>
          <table:table-cell table:style-name="ce19" table:formula="of:=[$data.$D25]" office:value-type="float" office:value="6.871008" calcext:value-type="float">
            <text:p>6,87101</text:p>
          </table:table-cell>
          <table:table-cell table:style-name="ce19" table:formula="of:=[$data.$D28]" office:value-type="float" office:value="34.350397" calcext:value-type="float">
            <text:p>34,3504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I16]" office:value-type="float" office:value="0.0552756666666667" calcext:value-type="float">
            <text:p>0,05528</text:p>
          </table:table-cell>
          <table:table-cell table:style-name="ce19" table:formula="of:=[$data.$I19]" office:value-type="float" office:value="0.170735666666667" calcext:value-type="float">
            <text:p>0,17074</text:p>
          </table:table-cell>
          <table:table-cell table:style-name="ce19" table:formula="of:=[$data.$I22]" office:value-type="float" office:value="0.635944333333333" calcext:value-type="float">
            <text:p>0,63594</text:p>
          </table:table-cell>
          <table:table-cell table:style-name="ce19" table:formula="of:=[$data.$I25]" office:value-type="float" office:value="7.172951" calcext:value-type="float">
            <text:p>7,17295</text:p>
          </table:table-cell>
          <table:table-cell table:style-name="ce19" table:formula="of:=[$data.$I28]" office:value-type="float" office:value="35.3230766666667" calcext:value-type="float">
            <text:p>35,3230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N16]" office:value-type="float" office:value="0.0525203333333333" calcext:value-type="float">
            <text:p>0,05252</text:p>
          </table:table-cell>
          <table:table-cell table:style-name="ce19" table:formula="of:=[$data.$N19]" office:value-type="float" office:value="0.168064" calcext:value-type="float">
            <text:p>0,16806</text:p>
          </table:table-cell>
          <table:table-cell table:style-name="ce19" table:formula="of:=[$data.$N22]" office:value-type="float" office:value="0.603294666666667" calcext:value-type="float">
            <text:p>0,60329</text:p>
          </table:table-cell>
          <table:table-cell table:style-name="ce19" table:formula="of:=[$data.$N25]" office:value-type="float" office:value="6.87152233333333" calcext:value-type="float">
            <text:p>6,87152</text:p>
          </table:table-cell>
          <table:table-cell table:style-name="ce19" table:formula="of:=[$data.$N28]" office:value-type="float" office:value="34.0293253333333" calcext:value-type="float">
            <text:p>34,0293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S16]" office:value-type="float" office:value="0.0443343333333333" calcext:value-type="float">
            <text:p>0,04433</text:p>
          </table:table-cell>
          <table:table-cell table:style-name="ce19" table:formula="of:=[$data.$S19]" office:value-type="float" office:value="0.182608333333333" calcext:value-type="float">
            <text:p>0,18261</text:p>
          </table:table-cell>
          <table:table-cell table:style-name="ce19" table:formula="of:=[$data.$S22]" office:value-type="float" office:value="0.681094333333333" calcext:value-type="float">
            <text:p>0,68109</text:p>
          </table:table-cell>
          <table:table-cell table:style-name="ce19" table:formula="of:=[$data.$S25]" office:value-type="float" office:value="7.39963866666667" calcext:value-type="float">
            <text:p>7,39964</text:p>
          </table:table-cell>
          <table:table-cell table:style-name="ce19" table:formula="of:=[$data.$S28]" office:value-type="float" office:value="36.295681" calcext:value-type="float">
            <text:p>36,2956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S16]" office:value-type="float" office:value="0.0443343333333333" calcext:value-type="float">
            <text:p>0,04433</text:p>
          </table:table-cell>
          <table:table-cell table:style-name="ce19" table:formula="of:=[$data.$S19]" office:value-type="float" office:value="0.182608333333333" calcext:value-type="float">
            <text:p>0,18261</text:p>
          </table:table-cell>
          <table:table-cell table:style-name="ce19" table:formula="of:=[$data.$S22]" office:value-type="float" office:value="0.681094333333333" calcext:value-type="float">
            <text:p>0,68109</text:p>
          </table:table-cell>
          <table:table-cell table:style-name="ce19" table:formula="of:=[$data.$S25]" office:value-type="float" office:value="7.39963866666667" calcext:value-type="float">
            <text:p>7,39964</text:p>
          </table:table-cell>
          <table:table-cell table:style-name="ce19" table:formula="of:=[$data.$S28]" office:value-type="float" office:value="36.295681" calcext:value-type="float">
            <text:p>36,2956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X16]" office:value-type="float" office:value="0.048154" calcext:value-type="float">
            <text:p>0,04815</text:p>
          </table:table-cell>
          <table:table-cell table:style-name="ce19" table:formula="of:=[$data.$X19]" office:value-type="float" office:value="0.189804666666667" calcext:value-type="float">
            <text:p>0,18980</text:p>
          </table:table-cell>
          <table:table-cell table:style-name="ce19" table:formula="of:=[$data.$X22]" office:value-type="float" office:value="0.672761333333333" calcext:value-type="float">
            <text:p>0,67276</text:p>
          </table:table-cell>
          <table:table-cell table:style-name="ce19" table:formula="of:=[$data.$X25]" office:value-type="float" office:value="7.41573466666667" calcext:value-type="float">
            <text:p>7,41573</text:p>
          </table:table-cell>
          <table:table-cell table:style-name="ce19" table:formula="of:=[$data.$X28]" office:value-type="float" office:value="36.4793583333333" calcext:value-type="float">
            <text:p>36,4793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C16]" office:value-type="float" office:value="0.0560466666666667" calcext:value-type="float">
            <text:p>0,05605</text:p>
          </table:table-cell>
          <table:table-cell table:style-name="ce19" table:formula="of:=[$data.$AC19]" office:value-type="float" office:value="0.178855333333333" calcext:value-type="float">
            <text:p>0,17886</text:p>
          </table:table-cell>
          <table:table-cell table:style-name="ce19" table:formula="of:=[$data.$AC22]" office:value-type="float" office:value="0.686091333333333" calcext:value-type="float">
            <text:p>0,68609</text:p>
          </table:table-cell>
          <table:table-cell table:style-name="ce19" table:formula="of:=[$data.$AC25]" office:value-type="float" office:value="7.43165066666667" calcext:value-type="float">
            <text:p>7,43165</text:p>
          </table:table-cell>
          <table:table-cell table:style-name="ce19" table:formula="of:=[$data.$AC28]" office:value-type="float" office:value="36.616733" calcext:value-type="float">
            <text:p>36,6167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H16]" office:value-type="float" office:value="0.0455903333333333" calcext:value-type="float">
            <text:p>0,04559</text:p>
          </table:table-cell>
          <table:table-cell table:style-name="ce19" table:formula="of:=[$data.$AH19]" office:value-type="float" office:value="0.180606333333333" calcext:value-type="float">
            <text:p>0,18061</text:p>
          </table:table-cell>
          <table:table-cell table:style-name="ce19" table:formula="of:=[$data.$AH22]" office:value-type="float" office:value="0.703570333333333" calcext:value-type="float">
            <text:p>0,70357</text:p>
          </table:table-cell>
          <table:table-cell table:style-name="ce19" table:formula="of:=[$data.$AH25]" office:value-type="float" office:value="7.695179" calcext:value-type="float">
            <text:p>7,69518</text:p>
          </table:table-cell>
          <table:table-cell table:style-name="ce19" table:formula="of:=[$data.$AH28]" office:value-type="float" office:value="37.656992" calcext:value-type="float">
            <text:p>37,656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M16]" office:value-type="float" office:value="0.044594" calcext:value-type="float">
            <text:p>0,04459</text:p>
          </table:table-cell>
          <table:table-cell table:style-name="ce19" table:formula="of:=[$data.$AM19]" office:value-type="float" office:value="0.179632666666667" calcext:value-type="float">
            <text:p>0,17963</text:p>
          </table:table-cell>
          <table:table-cell table:style-name="ce19" table:formula="of:=[$data.$AM22]" office:value-type="float" office:value="0.714824333333333" calcext:value-type="float">
            <text:p>0,71482</text:p>
          </table:table-cell>
          <table:table-cell table:style-name="ce19" table:formula="of:=[$data.$AM25]" office:value-type="float" office:value="7.899416" calcext:value-type="float">
            <text:p>7,89942</text:p>
          </table:table-cell>
          <table:table-cell table:style-name="ce19" table:formula="of:=[$data.$AM28]" office:value-type="float" office:value="38.436732" calcext:value-type="float">
            <text:p>38,4367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R16]" office:value-type="float" office:value="0.06692" calcext:value-type="float">
            <text:p>0,06692</text:p>
          </table:table-cell>
          <table:table-cell table:style-name="ce19" table:formula="of:=[$data.$AR19]" office:value-type="float" office:value="0.274308" calcext:value-type="float">
            <text:p>0,27431</text:p>
          </table:table-cell>
          <table:table-cell table:style-name="ce19" table:formula="of:=[$data.$AR22]" office:value-type="float" office:value="1.059698" calcext:value-type="float">
            <text:p>1,05970</text:p>
          </table:table-cell>
          <table:table-cell table:style-name="ce19" table:formula="of:=[$data.$AR25]" office:value-type="float" office:value="13.4835153333333" calcext:value-type="float">
            <text:p>13,48352</text:p>
          </table:table-cell>
          <table:table-cell table:style-name="ce19" table:formula="of:=[$data.$AR28]" office:value-type="float" office:value="58.323586" calcext:value-type="float">
            <text:p>58,32359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IN([.B6];[.I6];[.P6];[.W6];[.AD6];[.AK6];[.AR6];[.AY6];[.BF6];[.BM6])" office:value-type="float" office:value="0.0443343333333333" calcext:value-type="float">
            <text:p>0,04433</text:p>
          </table:table-cell>
          <table:table-cell table:style-name="ce19" table:formula="of:=MIN([.C6];[.J6];[.Q6];[.X6];[.AE6];[.AL6];[.AS6];[.AZ6];[.BG6];[.BN6])" office:value-type="float" office:value="0.168064" calcext:value-type="float">
            <text:p>0,16806</text:p>
          </table:table-cell>
          <table:table-cell table:style-name="ce19" table:formula="of:=MIN([.D6];[.K6];[.R6];[.Y6];[.AF6];[.AM6];[.AT6];[.BA6];[.BH6];[.BO6])" office:value-type="float" office:value="0.603294666666667" calcext:value-type="float">
            <text:p>0,60329</text:p>
          </table:table-cell>
          <table:table-cell table:style-name="ce19" table:formula="of:=MIN([.E6];[.L6];[.S6];[.Z6];[.AG6];[.AN6];[.AU6];[.BB6];[.BI6];[.BP6])" office:value-type="float" office:value="6.871008" calcext:value-type="float">
            <text:p>6,87101</text:p>
          </table:table-cell>
          <table:table-cell table:style-name="ce19" table:formula="of:=MIN([.F6];[.M6];[.T6];[.AA6];[.AH6];[.AO6];[.AV6];[.BC6];[.BJ6];[.BQ6])" office:value-type="float" office:value="34.0293253333333" calcext:value-type="float">
            <text:p>34,0293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BT6]=[.B6];[.$A$1];IF([.BT6]=[.I6];[.$H$1];IF([.BT6]=[.P6];[.$O$1];IF([.BT6]=[.W6];[.$V$1];IF([.BT6]=[.AD6];[.$AC$1];IF([.BT6]=[.AK6];[.$AJ$1];IF([.BT6]=[.AR6];[.$AQ$1];IF([.BT6]=[.AY6];[.$AX$1];IF([.BT6]=[.BF6];[.$BE$1];[.$BL$1])))))))))" office:value-type="string" office:string-value="Dynamic 1" calcext:value-type="string">
            <text:p>Dynamic 1</text:p>
          </table:table-cell>
          <table:table-cell table:style-name="ce19" table:formula="of:=IF([.BU6]=[.C6];[.$A$1];IF([.BU6]=[.J6];[.$H$1];IF([.BU6]=[.Q6];[.$O$1];IF([.BU6]=[.X6];[.$V$1];IF([.BU6]=[.AE6];[.$AC$1];IF([.BU6]=[.AL6];[.$AJ$1];IF([.BU6]=[.AS6];[.$AQ$1];IF([.BU6]=[.AZ6];[.$AX$1];IF([.BU6]=[.BG6];[.$BE$1];[.$BL$1])))))))))" office:value-type="string" office:string-value="Static 10" calcext:value-type="string">
            <text:p>Static 10</text:p>
          </table:table-cell>
          <table:table-cell table:style-name="ce19" table:formula="of:=IF([.BV6]=[.D6];[.$A$1];IF([.BV6]=[.K6];[.$H$1];IF([.BV6]=[.R6];[.$O$1];IF([.BV6]=[.Y6];[.$V$1];IF([.BV6]=[.AF6];[.$AC$1];IF([.BV6]=[.AM6];[.$AJ$1];IF([.BV6]=[.AT6];[.$AQ$1];IF([.BV6]=[.BA6];[.$AX$1];IF([.BV6]=[.BH6];[.$BE$1];[.$BL$1])))))))))" office:value-type="string" office:string-value="Static 10" calcext:value-type="string">
            <text:p>Static 10</text:p>
          </table:table-cell>
          <table:table-cell table:style-name="ce19" table:formula="of:=IF([.BW6]=[.E6];[.$A$1];IF([.BW6]=[.L6];[.$H$1];IF([.BW6]=[.S6];[.$O$1];IF([.BW6]=[.Z6];[.$V$1];IF([.BW6]=[.AG6];[.$AC$1];IF([.BW6]=[.AN6];[.$AJ$1];IF([.BW6]=[.AU6];[.$AQ$1];IF([.BW6]=[.BB6];[.$AX$1];IF([.BW6]=[.BI6];[.$BE$1];[.$BL$1])))))))))" office:value-type="string" office:string-value="Static 1" calcext:value-type="string">
            <text:p>Static 1</text:p>
          </table:table-cell>
          <table:table-cell table:style-name="ce19" table:formula="of:=IF([.BX6]=[.F6];[.$A$1];IF([.BX6]=[.M6];[.$H$1];IF([.BX6]=[.T6];[.$O$1];IF([.BX6]=[.AA6];[.$V$1];IF([.BX6]=[.AH6];[.$AC$1];IF([.BX6]=[.AO6];[.$AJ$1];IF([.BX6]=[.AV6];[.$AQ$1];IF([.BX6]=[.BC6];[.$AX$1];IF([.BX6]=[.BJ6];[.$BE$1];[.$BL$1])))))))))" office:value-type="string" office:string-value="Static 10" calcext:value-type="string">
            <text:p>Static 10</text:p>
          </table:table-cell>
          <table:table-cell/>
          <table:table-cell table:style-name="ce7" office:value-type="string" calcext:value-type="string">
            <text:p>Dynamic 1</text:p>
          </table:table-cell>
          <table:table-cell table:style-name="ce27" table:formula="of:=COUNTIF([.$CA$5:.$CE$9];&quot;Dynamic 1&quot;)" office:value-type="float" office:value="7" calcext:value-type="float">
            <text:p>7</text:p>
          </table:table-cell>
          <table:table-cell table:style-name="ce30" table:formula="of:=COUNTIF([.$CA$14:.$CE$18];&quot;Dynamic 1&quot;)"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$D31]" office:value-type="float" office:value="0.0302043333333333" calcext:value-type="float">
            <text:p>0,03020</text:p>
          </table:table-cell>
          <table:table-cell table:style-name="ce18" table:formula="of:=[$data.$D34]" office:value-type="float" office:value="0.103805333333333" calcext:value-type="float">
            <text:p>0,10381</text:p>
          </table:table-cell>
          <table:table-cell table:style-name="ce18" table:formula="of:=[$data.$D37]" office:value-type="float" office:value="0.407055" calcext:value-type="float">
            <text:p>0,40706</text:p>
          </table:table-cell>
          <table:table-cell table:style-name="ce18" table:formula="of:=[$data.$D40]" office:value-type="float" office:value="3.68326233333333" calcext:value-type="float">
            <text:p>3,68326</text:p>
          </table:table-cell>
          <table:table-cell table:style-name="ce18" table:formula="of:=[$data.$D43]" office:value-type="float" office:value="17.8866266666667" calcext:value-type="float">
            <text:p>17,886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I31]" office:value-type="float" office:value="0.0245843333333333" calcext:value-type="float">
            <text:p>0,02458</text:p>
          </table:table-cell>
          <table:table-cell table:style-name="ce18" table:formula="of:=[$data.$I34]" office:value-type="float" office:value="0.094695" calcext:value-type="float">
            <text:p>0,09470</text:p>
          </table:table-cell>
          <table:table-cell table:style-name="ce18" table:formula="of:=[$data.$I37]" office:value-type="float" office:value="0.333314333333333" calcext:value-type="float">
            <text:p>0,33331</text:p>
          </table:table-cell>
          <table:table-cell table:style-name="ce18" table:formula="of:=[$data.$I40]" office:value-type="float" office:value="3.677748" calcext:value-type="float">
            <text:p>3,67775</text:p>
          </table:table-cell>
          <table:table-cell table:style-name="ce18" table:formula="of:=[$data.$I43]" office:value-type="float" office:value="17.8746273333333" calcext:value-type="float">
            <text:p>17,874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N31]" office:value-type="float" office:value="0.048295" calcext:value-type="float">
            <text:p>0,04830</text:p>
          </table:table-cell>
          <table:table-cell table:style-name="ce18" table:formula="of:=[$data.$N34]" office:value-type="float" office:value="0.104166333333333" calcext:value-type="float">
            <text:p>0,10417</text:p>
          </table:table-cell>
          <table:table-cell table:style-name="ce18" table:formula="of:=[$data.$N37]" office:value-type="float" office:value="0.327048333333333" calcext:value-type="float">
            <text:p>0,32705</text:p>
          </table:table-cell>
          <table:table-cell table:style-name="ce18" table:formula="of:=[$data.$N40]" office:value-type="float" office:value="3.48924366666667" calcext:value-type="float">
            <text:p>3,48924</text:p>
          </table:table-cell>
          <table:table-cell table:style-name="ce18" table:formula="of:=[$data.$N43]" office:value-type="float" office:value="17.1637946666667" calcext:value-type="float">
            <text:p>17,1637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S31]" office:value-type="float" office:value="0.0290503333333333" calcext:value-type="float">
            <text:p>0,02905</text:p>
          </table:table-cell>
          <table:table-cell table:style-name="ce18" table:formula="of:=[$data.$S34]" office:value-type="float" office:value="0.0861476666666667" calcext:value-type="float">
            <text:p>0,08615</text:p>
          </table:table-cell>
          <table:table-cell table:style-name="ce18" table:formula="of:=[$data.$S37]" office:value-type="float" office:value="0.357827333333333" calcext:value-type="float">
            <text:p>0,35783</text:p>
          </table:table-cell>
          <table:table-cell table:style-name="ce18" table:formula="of:=[$data.$S40]" office:value-type="float" office:value="3.82744433333333" calcext:value-type="float">
            <text:p>3,82744</text:p>
          </table:table-cell>
          <table:table-cell table:style-name="ce18" table:formula="of:=[$data.$S43]" office:value-type="float" office:value="18.9433036666667" calcext:value-type="float">
            <text:p>18,9433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S31]" office:value-type="float" office:value="0.0290503333333333" calcext:value-type="float">
            <text:p>0,02905</text:p>
          </table:table-cell>
          <table:table-cell table:style-name="ce18" table:formula="of:=[$data.$S34]" office:value-type="float" office:value="0.0861476666666667" calcext:value-type="float">
            <text:p>0,08615</text:p>
          </table:table-cell>
          <table:table-cell table:style-name="ce18" table:formula="of:=[$data.$S37]" office:value-type="float" office:value="0.357827333333333" calcext:value-type="float">
            <text:p>0,35783</text:p>
          </table:table-cell>
          <table:table-cell table:style-name="ce18" table:formula="of:=[$data.$S40]" office:value-type="float" office:value="3.82744433333333" calcext:value-type="float">
            <text:p>3,82744</text:p>
          </table:table-cell>
          <table:table-cell table:style-name="ce18" table:formula="of:=[$data.$S43]" office:value-type="float" office:value="18.9433036666667" calcext:value-type="float">
            <text:p>18,9433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X31]" office:value-type="float" office:value="0.029057" calcext:value-type="float">
            <text:p>0,02906</text:p>
          </table:table-cell>
          <table:table-cell table:style-name="ce18" table:formula="of:=[$data.$X34]" office:value-type="float" office:value="0.100325333333333" calcext:value-type="float">
            <text:p>0,10033</text:p>
          </table:table-cell>
          <table:table-cell table:style-name="ce18" table:formula="of:=[$data.$X37]" office:value-type="float" office:value="0.364753666666667" calcext:value-type="float">
            <text:p>0,36475</text:p>
          </table:table-cell>
          <table:table-cell table:style-name="ce18" table:formula="of:=[$data.$X40]" office:value-type="float" office:value="3.91922066666667" calcext:value-type="float">
            <text:p>3,91922</text:p>
          </table:table-cell>
          <table:table-cell table:style-name="ce18" table:formula="of:=[$data.$X43]" office:value-type="float" office:value="19.0568873333333" calcext:value-type="float">
            <text:p>19,0568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C31]" office:value-type="float" office:value="0.027631" calcext:value-type="float">
            <text:p>0,02763</text:p>
          </table:table-cell>
          <table:table-cell table:style-name="ce18" table:formula="of:=[$data.$AC34]" office:value-type="float" office:value="0.096637" calcext:value-type="float">
            <text:p>0,09664</text:p>
          </table:table-cell>
          <table:table-cell table:style-name="ce18" table:formula="of:=[$data.$AC37]" office:value-type="float" office:value="0.341191666666667" calcext:value-type="float">
            <text:p>0,34119</text:p>
          </table:table-cell>
          <table:table-cell table:style-name="ce18" table:formula="of:=[$data.$AC40]" office:value-type="float" office:value="3.920045" calcext:value-type="float">
            <text:p>3,92005</text:p>
          </table:table-cell>
          <table:table-cell table:style-name="ce18" table:formula="of:=[$data.$AC43]" office:value-type="float" office:value="19.23968" calcext:value-type="float">
            <text:p>19,23968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H31]" office:value-type="float" office:value="0.0311716666666667" calcext:value-type="float">
            <text:p>0,03117</text:p>
          </table:table-cell>
          <table:table-cell table:style-name="ce18" table:formula="of:=[$data.$AH34]" office:value-type="float" office:value="0.104155666666667" calcext:value-type="float">
            <text:p>0,10416</text:p>
          </table:table-cell>
          <table:table-cell table:style-name="ce18" table:formula="of:=[$data.$AH37]" office:value-type="float" office:value="0.361781666666667" calcext:value-type="float">
            <text:p>0,36178</text:p>
          </table:table-cell>
          <table:table-cell table:style-name="ce18" table:formula="of:=[$data.$AH40]" office:value-type="float" office:value="3.83732166666667" calcext:value-type="float">
            <text:p>3,83732</text:p>
          </table:table-cell>
          <table:table-cell table:style-name="ce18" table:formula="of:=[$data.$AH43]" office:value-type="float" office:value="19.3569976666667" calcext:value-type="float">
            <text:p>19,3570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M31]" office:value-type="float" office:value="0.023533" calcext:value-type="float">
            <text:p>0,02353</text:p>
          </table:table-cell>
          <table:table-cell table:style-name="ce18" table:formula="of:=[$data.$AM34]" office:value-type="float" office:value="0.0926746666666667" calcext:value-type="float">
            <text:p>0,09267</text:p>
          </table:table-cell>
          <table:table-cell table:style-name="ce18" table:formula="of:=[$data.$AM37]" office:value-type="float" office:value="0.395243333333333" calcext:value-type="float">
            <text:p>0,39524</text:p>
          </table:table-cell>
          <table:table-cell table:style-name="ce18" table:formula="of:=[$data.$AM40]" office:value-type="float" office:value="3.95262333333333" calcext:value-type="float">
            <text:p>3,95262</text:p>
          </table:table-cell>
          <table:table-cell table:style-name="ce18" table:formula="of:=[$data.$AM43]" office:value-type="float" office:value="20.431753" calcext:value-type="float">
            <text:p>20,4317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R31]" office:value-type="float" office:value="0.0469996666666667" calcext:value-type="float">
            <text:p>0,04700</text:p>
          </table:table-cell>
          <table:table-cell table:style-name="ce18" table:formula="of:=[$data.$AR34]" office:value-type="float" office:value="0.157139333333333" calcext:value-type="float">
            <text:p>0,15714</text:p>
          </table:table-cell>
          <table:table-cell table:style-name="ce18" table:formula="of:=[$data.$AR37]" office:value-type="float" office:value="0.573556" calcext:value-type="float">
            <text:p>0,57356</text:p>
          </table:table-cell>
          <table:table-cell table:style-name="ce18" table:formula="of:=[$data.$AR40]" office:value-type="float" office:value="8.22896933333333" calcext:value-type="float">
            <text:p>8,22897</text:p>
          </table:table-cell>
          <table:table-cell table:style-name="ce18" table:formula="of:=[$data.$AR43]" office:value-type="float" office:value="34.318305" calcext:value-type="float">
            <text:p>34,3183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IN([.B7];[.I7];[.P7];[.W7];[.AD7];[.AK7];[.AR7];[.AY7];[.BF7];[.BM7])" office:value-type="float" office:value="0.023533" calcext:value-type="float">
            <text:p>0,02353</text:p>
          </table:table-cell>
          <table:table-cell table:style-name="ce18" table:formula="of:=MIN([.C7];[.J7];[.Q7];[.X7];[.AE7];[.AL7];[.AS7];[.AZ7];[.BG7];[.BN7])" office:value-type="float" office:value="0.0861476666666667" calcext:value-type="float">
            <text:p>0,08615</text:p>
          </table:table-cell>
          <table:table-cell table:style-name="ce18" table:formula="of:=MIN([.D7];[.K7];[.R7];[.Y7];[.AF7];[.AM7];[.AT7];[.BA7];[.BH7];[.BO7])" office:value-type="float" office:value="0.327048333333333" calcext:value-type="float">
            <text:p>0,32705</text:p>
          </table:table-cell>
          <table:table-cell table:style-name="ce18" table:formula="of:=MIN([.E7];[.L7];[.S7];[.Z7];[.AG7];[.AN7];[.AU7];[.BB7];[.BI7];[.BP7])" office:value-type="float" office:value="3.48924366666667" calcext:value-type="float">
            <text:p>3,48924</text:p>
          </table:table-cell>
          <table:table-cell table:style-name="ce18" table:formula="of:=MIN([.F7];[.M7];[.T7];[.AA7];[.AH7];[.AO7];[.AV7];[.BC7];[.BJ7];[.BQ7])" office:value-type="float" office:value="17.1637946666667" calcext:value-type="float">
            <text:p>17,1637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BT7]=[.B7];[.$A$1];IF([.BT7]=[.I7];[.$H$1];IF([.BT7]=[.P7];[.$O$1];IF([.BT7]=[.W7];[.$V$1];IF([.BT7]=[.AD7];[.$AC$1];IF([.BT7]=[.AK7];[.$AJ$1];IF([.BT7]=[.AR7];[.$AQ$1];IF([.BT7]=[.AY7];[.$AX$1];IF([.BT7]=[.BF7];[.$BE$1];[.$BL$1])))))))))" office:value-type="string" office:string-value="Guided 10" calcext:value-type="string">
            <text:p>Guided 10</text:p>
          </table:table-cell>
          <table:table-cell table:style-name="ce18" table:formula="of:=IF([.BU7]=[.C7];[.$A$1];IF([.BU7]=[.J7];[.$H$1];IF([.BU7]=[.Q7];[.$O$1];IF([.BU7]=[.X7];[.$V$1];IF([.BU7]=[.AE7];[.$AC$1];IF([.BU7]=[.AL7];[.$AJ$1];IF([.BU7]=[.AS7];[.$AQ$1];IF([.BU7]=[.AZ7];[.$AX$1];IF([.BU7]=[.BG7];[.$BE$1];[.$BL$1])))))))))" office:value-type="string" office:string-value="Dynamic 1" calcext:value-type="string">
            <text:p>Dynamic 1</text:p>
          </table:table-cell>
          <table:table-cell table:style-name="ce18" table:formula="of:=IF([.BV7]=[.D7];[.$A$1];IF([.BV7]=[.K7];[.$H$1];IF([.BV7]=[.R7];[.$O$1];IF([.BV7]=[.Y7];[.$V$1];IF([.BV7]=[.AF7];[.$AC$1];IF([.BV7]=[.AM7];[.$AJ$1];IF([.BV7]=[.AT7];[.$AQ$1];IF([.BV7]=[.BA7];[.$AX$1];IF([.BV7]=[.BH7];[.$BE$1];[.$BL$1])))))))))" office:value-type="string" office:string-value="Static 10" calcext:value-type="string">
            <text:p>Static 10</text:p>
          </table:table-cell>
          <table:table-cell table:style-name="ce18" table:formula="of:=IF([.BW7]=[.E7];[.$A$1];IF([.BW7]=[.L7];[.$H$1];IF([.BW7]=[.S7];[.$O$1];IF([.BW7]=[.Z7];[.$V$1];IF([.BW7]=[.AG7];[.$AC$1];IF([.BW7]=[.AN7];[.$AJ$1];IF([.BW7]=[.AU7];[.$AQ$1];IF([.BW7]=[.BB7];[.$AX$1];IF([.BW7]=[.BI7];[.$BE$1];[.$BL$1])))))))))" office:value-type="string" office:string-value="Static 10" calcext:value-type="string">
            <text:p>Static 10</text:p>
          </table:table-cell>
          <table:table-cell table:style-name="ce18" table:formula="of:=IF([.BX7]=[.F7];[.$A$1];IF([.BX7]=[.M7];[.$H$1];IF([.BX7]=[.T7];[.$O$1];IF([.BX7]=[.AA7];[.$V$1];IF([.BX7]=[.AH7];[.$AC$1];IF([.BX7]=[.AO7];[.$AJ$1];IF([.BX7]=[.AV7];[.$AQ$1];IF([.BX7]=[.BC7];[.$AX$1];IF([.BX7]=[.BJ7];[.$BE$1];[.$BL$1])))))))))" office:value-type="string" office:string-value="Static 10" calcext:value-type="string">
            <text:p>Static 10</text:p>
          </table:table-cell>
          <table:table-cell/>
          <table:table-cell table:style-name="ce7" office:value-type="string" calcext:value-type="string">
            <text:p>Dynamic 2</text:p>
          </table:table-cell>
          <table:table-cell table:style-name="ce29" table:formula="of:=COUNTIF([.$CA$5:.$CE$9];&quot;Dynamic 2&quot;)" office:value-type="float" office:value="0" calcext:value-type="float">
            <text:p>0</text:p>
          </table:table-cell>
          <table:table-cell table:style-name="ce29" table:formula="of:=COUNTIF([.$CA$14:.$CE$18];&quot;Dynamic 2&quot;)"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$D46]" office:value-type="float" office:value="0.032977" calcext:value-type="float">
            <text:p>0,03298</text:p>
          </table:table-cell>
          <table:table-cell table:style-name="ce19" table:formula="of:=[$data.$D49]" office:value-type="float" office:value="0.0646066666666667" calcext:value-type="float">
            <text:p>0,06461</text:p>
          </table:table-cell>
          <table:table-cell table:style-name="ce19" table:formula="of:=[$data.$D52]" office:value-type="float" office:value="0.212346666666667" calcext:value-type="float">
            <text:p>0,21235</text:p>
          </table:table-cell>
          <table:table-cell table:style-name="ce19" table:formula="of:=[$data.$D55]" office:value-type="float" office:value="2.23317866666667" calcext:value-type="float">
            <text:p>2,23318</text:p>
          </table:table-cell>
          <table:table-cell table:style-name="ce19" table:formula="of:=[$data.$D58]" office:value-type="float" office:value="10.8816163333333" calcext:value-type="float">
            <text:p>10,8816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I46]" office:value-type="float" office:value="0.0267383333333333" calcext:value-type="float">
            <text:p>0,02674</text:p>
          </table:table-cell>
          <table:table-cell table:style-name="ce19" table:formula="of:=[$data.$I49]" office:value-type="float" office:value="0.06158" calcext:value-type="float">
            <text:p>0,06158</text:p>
          </table:table-cell>
          <table:table-cell table:style-name="ce19" table:formula="of:=[$data.$I52]" office:value-type="float" office:value="0.214774333333333" calcext:value-type="float">
            <text:p>0,21477</text:p>
          </table:table-cell>
          <table:table-cell table:style-name="ce19" table:formula="of:=[$data.$I55]" office:value-type="float" office:value="2.24748733333333" calcext:value-type="float">
            <text:p>2,24749</text:p>
          </table:table-cell>
          <table:table-cell table:style-name="ce19" table:formula="of:=[$data.$I58]" office:value-type="float" office:value="11.002675" calcext:value-type="float">
            <text:p>11,002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N46]" office:value-type="float" office:value="0.0249976666666667" calcext:value-type="float">
            <text:p>0,02500</text:p>
          </table:table-cell>
          <table:table-cell table:style-name="ce19" table:formula="of:=[$data.$N49]" office:value-type="float" office:value="0.0762693333333333" calcext:value-type="float">
            <text:p>0,07627</text:p>
          </table:table-cell>
          <table:table-cell table:style-name="ce19" table:formula="of:=[$data.$N52]" office:value-type="float" office:value="0.206899333333333" calcext:value-type="float">
            <text:p>0,20690</text:p>
          </table:table-cell>
          <table:table-cell table:style-name="ce19" table:formula="of:=[$data.$N55]" office:value-type="float" office:value="2.20532033333333" calcext:value-type="float">
            <text:p>2,20532</text:p>
          </table:table-cell>
          <table:table-cell table:style-name="ce19" table:formula="of:=[$data.$N58]" office:value-type="float" office:value="10.7418026666667" calcext:value-type="float">
            <text:p>10,7418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S46]" office:value-type="float" office:value="0.0160826666666667" calcext:value-type="float">
            <text:p>0,01608</text:p>
          </table:table-cell>
          <table:table-cell table:style-name="ce19" table:formula="of:=[$data.$S49]" office:value-type="float" office:value="0.056556" calcext:value-type="float">
            <text:p>0,05656</text:p>
          </table:table-cell>
          <table:table-cell table:style-name="ce19" table:formula="of:=[$data.$S52]" office:value-type="float" office:value="0.202041333333333" calcext:value-type="float">
            <text:p>0,20204</text:p>
          </table:table-cell>
          <table:table-cell table:style-name="ce19" table:formula="of:=[$data.$S55]" office:value-type="float" office:value="2.19005766666667" calcext:value-type="float">
            <text:p>2,19006</text:p>
          </table:table-cell>
          <table:table-cell table:style-name="ce19" table:formula="of:=[$data.$S58]" office:value-type="float" office:value="10.6896786666667" calcext:value-type="float">
            <text:p>10,689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S46]" office:value-type="float" office:value="0.0160826666666667" calcext:value-type="float">
            <text:p>0,01608</text:p>
          </table:table-cell>
          <table:table-cell table:style-name="ce19" table:formula="of:=[$data.$S49]" office:value-type="float" office:value="0.056556" calcext:value-type="float">
            <text:p>0,05656</text:p>
          </table:table-cell>
          <table:table-cell table:style-name="ce19" table:formula="of:=[$data.$S52]" office:value-type="float" office:value="0.202041333333333" calcext:value-type="float">
            <text:p>0,20204</text:p>
          </table:table-cell>
          <table:table-cell table:style-name="ce19" table:formula="of:=[$data.$S55]" office:value-type="float" office:value="2.19005766666667" calcext:value-type="float">
            <text:p>2,19006</text:p>
          </table:table-cell>
          <table:table-cell table:style-name="ce19" table:formula="of:=[$data.$S58]" office:value-type="float" office:value="10.6896786666667" calcext:value-type="float">
            <text:p>10,689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X46]" office:value-type="float" office:value="0.0139373333333333" calcext:value-type="float">
            <text:p>0,01394</text:p>
          </table:table-cell>
          <table:table-cell table:style-name="ce19" table:formula="of:=[$data.$X49]" office:value-type="float" office:value="0.0551713333333333" calcext:value-type="float">
            <text:p>0,05517</text:p>
          </table:table-cell>
          <table:table-cell table:style-name="ce19" table:formula="of:=[$data.$X52]" office:value-type="float" office:value="0.209064" calcext:value-type="float">
            <text:p>0,20906</text:p>
          </table:table-cell>
          <table:table-cell table:style-name="ce19" table:formula="of:=[$data.$X55]" office:value-type="float" office:value="2.21174133333333" calcext:value-type="float">
            <text:p>2,21174</text:p>
          </table:table-cell>
          <table:table-cell table:style-name="ce19" table:formula="of:=[$data.$X58]" office:value-type="float" office:value="10.8869186666667" calcext:value-type="float">
            <text:p>10,8869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C46]" office:value-type="float" office:value="0.012819" calcext:value-type="float">
            <text:p>0,01282</text:p>
          </table:table-cell>
          <table:table-cell table:style-name="ce19" table:formula="of:=[$data.$AC49]" office:value-type="float" office:value="0.052943" calcext:value-type="float">
            <text:p>0,05294</text:p>
          </table:table-cell>
          <table:table-cell table:style-name="ce19" table:formula="of:=[$data.$AC52]" office:value-type="float" office:value="0.214001333333333" calcext:value-type="float">
            <text:p>0,21400</text:p>
          </table:table-cell>
          <table:table-cell table:style-name="ce19" table:formula="of:=[$data.$AC55]" office:value-type="float" office:value="2.22775466666667" calcext:value-type="float">
            <text:p>2,22775</text:p>
          </table:table-cell>
          <table:table-cell table:style-name="ce19" table:formula="of:=[$data.$AC58]" office:value-type="float" office:value="10.9411063333333" calcext:value-type="float">
            <text:p>10,9411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H46]" office:value-type="float" office:value="0.0177243333333333" calcext:value-type="float">
            <text:p>0,01772</text:p>
          </table:table-cell>
          <table:table-cell table:style-name="ce19" table:formula="of:=[$data.$AH49]" office:value-type="float" office:value="0.0528736666666667" calcext:value-type="float">
            <text:p>0,05287</text:p>
          </table:table-cell>
          <table:table-cell table:style-name="ce19" table:formula="of:=[$data.$AH52]" office:value-type="float" office:value="0.207506666666667" calcext:value-type="float">
            <text:p>0,20751</text:p>
          </table:table-cell>
          <table:table-cell table:style-name="ce19" table:formula="of:=[$data.$AH55]" office:value-type="float" office:value="2.237613" calcext:value-type="float">
            <text:p>2,23761</text:p>
          </table:table-cell>
          <table:table-cell table:style-name="ce19" table:formula="of:=[$data.$AH58]" office:value-type="float" office:value="11.0112126666667" calcext:value-type="float">
            <text:p>11,0112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M46]" office:value-type="float" office:value="0.014462" calcext:value-type="float">
            <text:p>0,01446</text:p>
          </table:table-cell>
          <table:table-cell table:style-name="ce19" table:formula="of:=[$data.$AM49]" office:value-type="float" office:value="0.0557376666666667" calcext:value-type="float">
            <text:p>0,05574</text:p>
          </table:table-cell>
          <table:table-cell table:style-name="ce19" table:formula="of:=[$data.$AM52]" office:value-type="float" office:value="0.215841666666667" calcext:value-type="float">
            <text:p>0,21584</text:p>
          </table:table-cell>
          <table:table-cell table:style-name="ce19" table:formula="of:=[$data.$AM55]" office:value-type="float" office:value="2.316211" calcext:value-type="float">
            <text:p>2,31621</text:p>
          </table:table-cell>
          <table:table-cell table:style-name="ce19" table:formula="of:=[$data.$AM58]" office:value-type="float" office:value="11.257825" calcext:value-type="float">
            <text:p>11,2578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R46]" office:value-type="float" office:value="0.027829" calcext:value-type="float">
            <text:p>0,02783</text:p>
          </table:table-cell>
          <table:table-cell table:style-name="ce19" table:formula="of:=[$data.$AR49]" office:value-type="float" office:value="0.0891216666666667" calcext:value-type="float">
            <text:p>0,08912</text:p>
          </table:table-cell>
          <table:table-cell table:style-name="ce19" table:formula="of:=[$data.$AR52]" office:value-type="float" office:value="0.341820666666667" calcext:value-type="float">
            <text:p>0,34182</text:p>
          </table:table-cell>
          <table:table-cell table:style-name="ce19" table:formula="of:=[$data.$AR55]" office:value-type="float" office:value="4.57220633333333" calcext:value-type="float">
            <text:p>4,57221</text:p>
          </table:table-cell>
          <table:table-cell table:style-name="ce19" table:formula="of:=[$data.$AR58]" office:value-type="float" office:value="18.4519103333333" calcext:value-type="float">
            <text:p>18,4519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IN([.B8];[.I8];[.P8];[.W8];[.AD8];[.AK8];[.AR8];[.AY8];[.BF8];[.BM8])" office:value-type="float" office:value="0.012819" calcext:value-type="float">
            <text:p>0,01282</text:p>
          </table:table-cell>
          <table:table-cell table:style-name="ce19" table:formula="of:=MIN([.C8];[.J8];[.Q8];[.X8];[.AE8];[.AL8];[.AS8];[.AZ8];[.BG8];[.BN8])" office:value-type="float" office:value="0.0528736666666667" calcext:value-type="float">
            <text:p>0,05287</text:p>
          </table:table-cell>
          <table:table-cell table:style-name="ce19" table:formula="of:=MIN([.D8];[.K8];[.R8];[.Y8];[.AF8];[.AM8];[.AT8];[.BA8];[.BH8];[.BO8])" office:value-type="float" office:value="0.202041333333333" calcext:value-type="float">
            <text:p>0,20204</text:p>
          </table:table-cell>
          <table:table-cell table:style-name="ce19" table:formula="of:=MIN([.E8];[.L8];[.S8];[.Z8];[.AG8];[.AN8];[.AU8];[.BB8];[.BI8];[.BP8])" office:value-type="float" office:value="2.19005766666667" calcext:value-type="float">
            <text:p>2,19006</text:p>
          </table:table-cell>
          <table:table-cell table:style-name="ce19" table:formula="of:=MIN([.F8];[.M8];[.T8];[.AA8];[.AH8];[.AO8];[.AV8];[.BC8];[.BJ8];[.BQ8])" office:value-type="float" office:value="10.6896786666667" calcext:value-type="float">
            <text:p>10,6896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BT8]=[.B8];[.$A$1];IF([.BT8]=[.I8];[.$H$1];IF([.BT8]=[.P8];[.$O$1];IF([.BT8]=[.W8];[.$V$1];IF([.BT8]=[.AD8];[.$AC$1];IF([.BT8]=[.AK8];[.$AJ$1];IF([.BT8]=[.AR8];[.$AQ$1];IF([.BT8]=[.AY8];[.$AX$1];IF([.BT8]=[.BF8];[.$BE$1];[.$BL$1])))))))))" office:value-type="string" office:string-value="Guided 1" calcext:value-type="string">
            <text:p>Guided 1</text:p>
          </table:table-cell>
          <table:table-cell table:style-name="ce19" table:formula="of:=IF([.BU8]=[.C8];[.$A$1];IF([.BU8]=[.J8];[.$H$1];IF([.BU8]=[.Q8];[.$O$1];IF([.BU8]=[.X8];[.$V$1];IF([.BU8]=[.AE8];[.$AC$1];IF([.BU8]=[.AL8];[.$AJ$1];IF([.BU8]=[.AS8];[.$AQ$1];IF([.BU8]=[.AZ8];[.$AX$1];IF([.BU8]=[.BG8];[.$BE$1];[.$BL$1])))))))))" office:value-type="string" office:string-value="Guided 2" calcext:value-type="string">
            <text:p>Guided 2</text:p>
          </table:table-cell>
          <table:table-cell table:style-name="ce19" table:formula="of:=IF([.BV8]=[.D8];[.$A$1];IF([.BV8]=[.K8];[.$H$1];IF([.BV8]=[.R8];[.$O$1];IF([.BV8]=[.Y8];[.$V$1];IF([.BV8]=[.AF8];[.$AC$1];IF([.BV8]=[.AM8];[.$AJ$1];IF([.BV8]=[.AT8];[.$AQ$1];IF([.BV8]=[.BA8];[.$AX$1];IF([.BV8]=[.BH8];[.$BE$1];[.$BL$1])))))))))" office:value-type="string" office:string-value="Dynamic 1" calcext:value-type="string">
            <text:p>Dynamic 1</text:p>
          </table:table-cell>
          <table:table-cell table:style-name="ce19" table:formula="of:=IF([.BW8]=[.E8];[.$A$1];IF([.BW8]=[.L8];[.$H$1];IF([.BW8]=[.S8];[.$O$1];IF([.BW8]=[.Z8];[.$V$1];IF([.BW8]=[.AG8];[.$AC$1];IF([.BW8]=[.AN8];[.$AJ$1];IF([.BW8]=[.AU8];[.$AQ$1];IF([.BW8]=[.BB8];[.$AX$1];IF([.BW8]=[.BI8];[.$BE$1];[.$BL$1])))))))))" office:value-type="string" office:string-value="Dynamic 1" calcext:value-type="string">
            <text:p>Dynamic 1</text:p>
          </table:table-cell>
          <table:table-cell table:style-name="ce19" table:formula="of:=IF([.BX8]=[.F8];[.$A$1];IF([.BX8]=[.M8];[.$H$1];IF([.BX8]=[.T8];[.$O$1];IF([.BX8]=[.AA8];[.$V$1];IF([.BX8]=[.AH8];[.$AC$1];IF([.BX8]=[.AO8];[.$AJ$1];IF([.BX8]=[.AV8];[.$AQ$1];IF([.BX8]=[.BC8];[.$AX$1];IF([.BX8]=[.BJ8];[.$BE$1];[.$BL$1])))))))))" office:value-type="string" office:string-value="Dynamic 1" calcext:value-type="string">
            <text:p>Dynamic 1</text:p>
          </table:table-cell>
          <table:table-cell/>
          <table:table-cell table:style-name="ce7" office:value-type="string" calcext:value-type="string">
            <text:p>Dynamic 10</text:p>
          </table:table-cell>
          <table:table-cell table:style-name="ce27" table:formula="of:=COUNTIF([.$CA$5:.$CE$9];&quot;Dynamic 10&quot;)" office:value-type="float" office:value="1" calcext:value-type="float">
            <text:p>1</text:p>
          </table:table-cell>
          <table:table-cell table:style-name="ce27" table:formula="of:=COUNTIF([.$CA$14:.$CE$18];&quot;Dynamic 10&quot;)" office:value-type="float" office:value="1" calcext:value-type="float">
            <text:p>1</text:p>
          </table:table-cell>
          <table:table-cell table:number-columns-repeated="937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$D61]" office:value-type="float" office:value="0.0145876666666667" calcext:value-type="float">
            <text:p>0,01459</text:p>
          </table:table-cell>
          <table:table-cell table:style-name="ce18" table:formula="of:=[$data.$D64]" office:value-type="float" office:value="0.0470806666666667" calcext:value-type="float">
            <text:p>0,04708</text:p>
          </table:table-cell>
          <table:table-cell table:style-name="ce18" table:formula="of:=[$data.$D67]" office:value-type="float" office:value="0.175724333333333" calcext:value-type="float">
            <text:p>0,17572</text:p>
          </table:table-cell>
          <table:table-cell table:style-name="ce18" table:formula="of:=[$data.$D70]" office:value-type="float" office:value="1.79995666666667" calcext:value-type="float">
            <text:p>1,79996</text:p>
          </table:table-cell>
          <table:table-cell table:style-name="ce18" table:formula="of:=[$data.$D73]" office:value-type="float" office:value="8.360933" calcext:value-type="float">
            <text:p>8,3609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I61]" office:value-type="float" office:value="0.0194876666666667" calcext:value-type="float">
            <text:p>0,01949</text:p>
          </table:table-cell>
          <table:table-cell table:style-name="ce18" table:formula="of:=[$data.$I64]" office:value-type="float" office:value="0.0503053333333333" calcext:value-type="float">
            <text:p>0,05031</text:p>
          </table:table-cell>
          <table:table-cell table:style-name="ce18" table:formula="of:=[$data.$I67]" office:value-type="float" office:value="0.178652" calcext:value-type="float">
            <text:p>0,17865</text:p>
          </table:table-cell>
          <table:table-cell table:style-name="ce18" table:formula="of:=[$data.$I70]" office:value-type="float" office:value="1.80506733333333" calcext:value-type="float">
            <text:p>1,80507</text:p>
          </table:table-cell>
          <table:table-cell table:style-name="ce18" table:formula="of:=[$data.$I73]" office:value-type="float" office:value="8.66485766666667" calcext:value-type="float">
            <text:p>8,6648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N61]" office:value-type="float" office:value="0.0163916666666667" calcext:value-type="float">
            <text:p>0,01639</text:p>
          </table:table-cell>
          <table:table-cell table:style-name="ce18" table:formula="of:=[$data.$N64]" office:value-type="float" office:value="0.0559523333333333" calcext:value-type="float">
            <text:p>0,05595</text:p>
          </table:table-cell>
          <table:table-cell table:style-name="ce18" table:formula="of:=[$data.$N67]" office:value-type="float" office:value="0.169966" calcext:value-type="float">
            <text:p>0,16997</text:p>
          </table:table-cell>
          <table:table-cell table:style-name="ce18" table:formula="of:=[$data.$N70]" office:value-type="float" office:value="1.71913533333333" calcext:value-type="float">
            <text:p>1,71914</text:p>
          </table:table-cell>
          <table:table-cell table:style-name="ce18" table:formula="of:=[$data.$N73]" office:value-type="float" office:value="7.992673" calcext:value-type="float">
            <text:p>7,9926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S61]" office:value-type="float" office:value="0.0115386666666667" calcext:value-type="float">
            <text:p>0,01154</text:p>
          </table:table-cell>
          <table:table-cell table:style-name="ce18" table:formula="of:=[$data.$S64]" office:value-type="float" office:value="0.0422533333333333" calcext:value-type="float">
            <text:p>0,04225</text:p>
          </table:table-cell>
          <table:table-cell table:style-name="ce18" table:formula="of:=[$data.$S67]" office:value-type="float" office:value="0.160294333333333" calcext:value-type="float">
            <text:p>0,16029</text:p>
          </table:table-cell>
          <table:table-cell table:style-name="ce18" table:formula="of:=[$data.$S70]" office:value-type="float" office:value="1.756254" calcext:value-type="float">
            <text:p>1,75625</text:p>
          </table:table-cell>
          <table:table-cell table:style-name="ce18" table:formula="of:=[$data.$S73]" office:value-type="float" office:value="8.47413533333334" calcext:value-type="float">
            <text:p>8,4741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S61]" office:value-type="float" office:value="0.0115386666666667" calcext:value-type="float">
            <text:p>0,01154</text:p>
          </table:table-cell>
          <table:table-cell table:style-name="ce18" table:formula="of:=[$data.$S64]" office:value-type="float" office:value="0.0422533333333333" calcext:value-type="float">
            <text:p>0,04225</text:p>
          </table:table-cell>
          <table:table-cell table:style-name="ce18" table:formula="of:=[$data.$S67]" office:value-type="float" office:value="0.160294333333333" calcext:value-type="float">
            <text:p>0,16029</text:p>
          </table:table-cell>
          <table:table-cell table:style-name="ce18" table:formula="of:=[$data.$S70]" office:value-type="float" office:value="1.756254" calcext:value-type="float">
            <text:p>1,75625</text:p>
          </table:table-cell>
          <table:table-cell table:style-name="ce18" table:formula="of:=[$data.$S73]" office:value-type="float" office:value="8.47413533333334" calcext:value-type="float">
            <text:p>8,4741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X61]" office:value-type="float" office:value="0.0112916666666667" calcext:value-type="float">
            <text:p>0,01129</text:p>
          </table:table-cell>
          <table:table-cell table:style-name="ce18" table:formula="of:=[$data.$X64]" office:value-type="float" office:value="0.0427713333333333" calcext:value-type="float">
            <text:p>0,04277</text:p>
          </table:table-cell>
          <table:table-cell table:style-name="ce18" table:formula="of:=[$data.$X67]" office:value-type="float" office:value="0.176661666666667" calcext:value-type="float">
            <text:p>0,17666</text:p>
          </table:table-cell>
          <table:table-cell table:style-name="ce18" table:formula="of:=[$data.$X70]" office:value-type="float" office:value="1.802902" calcext:value-type="float">
            <text:p>1,80290</text:p>
          </table:table-cell>
          <table:table-cell table:style-name="ce18" table:formula="of:=[$data.$X73]" office:value-type="float" office:value="8.55692733333333" calcext:value-type="float">
            <text:p>8,5569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C61]" office:value-type="float" office:value="0.0121983333333333" calcext:value-type="float">
            <text:p>0,01220</text:p>
          </table:table-cell>
          <table:table-cell table:style-name="ce18" table:formula="of:=[$data.$AC64]" office:value-type="float" office:value="0.0452033333333333" calcext:value-type="float">
            <text:p>0,04520</text:p>
          </table:table-cell>
          <table:table-cell table:style-name="ce18" table:formula="of:=[$data.$AC67]" office:value-type="float" office:value="0.165577" calcext:value-type="float">
            <text:p>0,16558</text:p>
          </table:table-cell>
          <table:table-cell table:style-name="ce18" table:formula="of:=[$data.$AC70]" office:value-type="float" office:value="1.75777666666667" calcext:value-type="float">
            <text:p>1,75778</text:p>
          </table:table-cell>
          <table:table-cell table:style-name="ce18" table:formula="of:=[$data.$AC73]" office:value-type="float" office:value="8.556024" calcext:value-type="float">
            <text:p>8,5560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H61]" office:value-type="float" office:value="0.0123466666666667" calcext:value-type="float">
            <text:p>0,01235</text:p>
          </table:table-cell>
          <table:table-cell table:style-name="ce18" table:formula="of:=[$data.$AH64]" office:value-type="float" office:value="0.044356" calcext:value-type="float">
            <text:p>0,04436</text:p>
          </table:table-cell>
          <table:table-cell table:style-name="ce18" table:formula="of:=[$data.$AH67]" office:value-type="float" office:value="0.171186666666667" calcext:value-type="float">
            <text:p>0,17119</text:p>
          </table:table-cell>
          <table:table-cell table:style-name="ce18" table:formula="of:=[$data.$AH70]" office:value-type="float" office:value="1.81766566666667" calcext:value-type="float">
            <text:p>1,81767</text:p>
          </table:table-cell>
          <table:table-cell table:style-name="ce18" table:formula="of:=[$data.$AH73]" office:value-type="float" office:value="8.75762066666667" calcext:value-type="float">
            <text:p>8,7576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M61]" office:value-type="float" office:value="0.012171" calcext:value-type="float">
            <text:p>0,01217</text:p>
          </table:table-cell>
          <table:table-cell table:style-name="ce18" table:formula="of:=[$data.$AM64]" office:value-type="float" office:value="0.0490573333333333" calcext:value-type="float">
            <text:p>0,04906</text:p>
          </table:table-cell>
          <table:table-cell table:style-name="ce18" table:formula="of:=[$data.$AM67]" office:value-type="float" office:value="0.199002333333333" calcext:value-type="float">
            <text:p>0,19900</text:p>
          </table:table-cell>
          <table:table-cell table:style-name="ce18" table:formula="of:=[$data.$AM70]" office:value-type="float" office:value="1.89061966666667" calcext:value-type="float">
            <text:p>1,89062</text:p>
          </table:table-cell>
          <table:table-cell table:style-name="ce18" table:formula="of:=[$data.$AM73]" office:value-type="float" office:value="8.97865033333333" calcext:value-type="float">
            <text:p>8,9786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R61]" office:value-type="float" office:value="0.0235883333333333" calcext:value-type="float">
            <text:p>0,02359</text:p>
          </table:table-cell>
          <table:table-cell table:style-name="ce18" table:formula="of:=[$data.$AR64]" office:value-type="float" office:value="0.0603543333333333" calcext:value-type="float">
            <text:p>0,06035</text:p>
          </table:table-cell>
          <table:table-cell table:style-name="ce18" table:formula="of:=[$data.$AR67]" office:value-type="float" office:value="0.227732666666667" calcext:value-type="float">
            <text:p>0,22773</text:p>
          </table:table-cell>
          <table:table-cell table:style-name="ce18" table:formula="of:=[$data.$AR70]" office:value-type="float" office:value="2.66876533333333" calcext:value-type="float">
            <text:p>2,66877</text:p>
          </table:table-cell>
          <table:table-cell table:style-name="ce18" table:formula="of:=[$data.$AR73]" office:value-type="float" office:value="11.2578306666667" calcext:value-type="float">
            <text:p>11,2578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IN([.B9];[.I9];[.P9];[.W9];[.AD9];[.AK9];[.AR9];[.AY9];[.BF9];[.BM9])" office:value-type="float" office:value="0.0112916666666667" calcext:value-type="float">
            <text:p>0,01129</text:p>
          </table:table-cell>
          <table:table-cell table:style-name="ce18" table:formula="of:=MIN([.C9];[.J9];[.Q9];[.X9];[.AE9];[.AL9];[.AS9];[.AZ9];[.BG9];[.BN9])" office:value-type="float" office:value="0.0422533333333333" calcext:value-type="float">
            <text:p>0,04225</text:p>
          </table:table-cell>
          <table:table-cell table:style-name="ce18" table:formula="of:=MIN([.D9];[.K9];[.R9];[.Y9];[.AF9];[.AM9];[.AT9];[.BA9];[.BH9];[.BO9])" office:value-type="float" office:value="0.160294333333333" calcext:value-type="float">
            <text:p>0,16029</text:p>
          </table:table-cell>
          <table:table-cell table:style-name="ce18" table:formula="of:=MIN([.E9];[.L9];[.S9];[.Z9];[.AG9];[.AN9];[.AU9];[.BB9];[.BI9];[.BP9])" office:value-type="float" office:value="1.71913533333333" calcext:value-type="float">
            <text:p>1,71914</text:p>
          </table:table-cell>
          <table:table-cell table:style-name="ce18" table:formula="of:=MIN([.F9];[.M9];[.T9];[.AA9];[.AH9];[.AO9];[.AV9];[.BC9];[.BJ9];[.BQ9])" office:value-type="float" office:value="7.992673" calcext:value-type="float">
            <text:p>7,99267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BT9]=[.B9];[.$A$1];IF([.BT9]=[.I9];[.$H$1];IF([.BT9]=[.P9];[.$O$1];IF([.BT9]=[.W9];[.$V$1];IF([.BT9]=[.AD9];[.$AC$1];IF([.BT9]=[.AK9];[.$AJ$1];IF([.BT9]=[.AR9];[.$AQ$1];IF([.BT9]=[.AY9];[.$AX$1];IF([.BT9]=[.BF9];[.$BE$1];[.$BL$1])))))))))" office:value-type="string" office:string-value="Dynamic 10" calcext:value-type="string">
            <text:p>Dynamic 10</text:p>
          </table:table-cell>
          <table:table-cell table:style-name="ce18" table:formula="of:=IF([.BU9]=[.C9];[.$A$1];IF([.BU9]=[.J9];[.$H$1];IF([.BU9]=[.Q9];[.$O$1];IF([.BU9]=[.X9];[.$V$1];IF([.BU9]=[.AE9];[.$AC$1];IF([.BU9]=[.AL9];[.$AJ$1];IF([.BU9]=[.AS9];[.$AQ$1];IF([.BU9]=[.AZ9];[.$AX$1];IF([.BU9]=[.BG9];[.$BE$1];[.$BL$1])))))))))" office:value-type="string" office:string-value="Dynamic 1" calcext:value-type="string">
            <text:p>Dynamic 1</text:p>
          </table:table-cell>
          <table:table-cell table:style-name="ce18" table:formula="of:=IF([.BV9]=[.D9];[.$A$1];IF([.BV9]=[.K9];[.$H$1];IF([.BV9]=[.R9];[.$O$1];IF([.BV9]=[.Y9];[.$V$1];IF([.BV9]=[.AF9];[.$AC$1];IF([.BV9]=[.AM9];[.$AJ$1];IF([.BV9]=[.AT9];[.$AQ$1];IF([.BV9]=[.BA9];[.$AX$1];IF([.BV9]=[.BH9];[.$BE$1];[.$BL$1])))))))))" office:value-type="string" office:string-value="Dynamic 1" calcext:value-type="string">
            <text:p>Dynamic 1</text:p>
          </table:table-cell>
          <table:table-cell table:style-name="ce18" table:formula="of:=IF([.BW9]=[.E9];[.$A$1];IF([.BW9]=[.L9];[.$H$1];IF([.BW9]=[.S9];[.$O$1];IF([.BW9]=[.Z9];[.$V$1];IF([.BW9]=[.AG9];[.$AC$1];IF([.BW9]=[.AN9];[.$AJ$1];IF([.BW9]=[.AU9];[.$AQ$1];IF([.BW9]=[.BB9];[.$AX$1];IF([.BW9]=[.BI9];[.$BE$1];[.$BL$1])))))))))" office:value-type="string" office:string-value="Static 10" calcext:value-type="string">
            <text:p>Static 10</text:p>
          </table:table-cell>
          <table:table-cell table:style-name="ce18" table:formula="of:=IF([.BX9]=[.F9];[.$A$1];IF([.BX9]=[.M9];[.$H$1];IF([.BX9]=[.T9];[.$O$1];IF([.BX9]=[.AA9];[.$V$1];IF([.BX9]=[.AH9];[.$AC$1];IF([.BX9]=[.AO9];[.$AJ$1];IF([.BX9]=[.AV9];[.$AQ$1];IF([.BX9]=[.BC9];[.$AX$1];IF([.BX9]=[.BJ9];[.$BE$1];[.$BL$1])))))))))" office:value-type="string" office:string-value="Static 10" calcext:value-type="string">
            <text:p>Static 10</text:p>
          </table:table-cell>
          <table:table-cell/>
          <table:table-cell table:style-name="ce7" office:value-type="string" calcext:value-type="string">
            <text:p>Guided 1</text:p>
          </table:table-cell>
          <table:table-cell table:style-name="ce26" table:formula="of:=COUNTIF([.$CA$5:.$CE$9];&quot;Guided 1&quot;)" office:value-type="float" office:value="1" calcext:value-type="float">
            <text:p>1</text:p>
          </table:table-cell>
          <table:table-cell table:style-name="ce29" table:formula="of:=COUNTIF([.$CA$14:.$CE$18];&quot;Guided 1&quot;)"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7" office:value-type="string" calcext:value-type="string">
            <text:p>Guided 2</text:p>
          </table:table-cell>
          <table:table-cell table:style-name="ce27" table:formula="of:=COUNTIF([.$CA$5:.$CE$9];&quot;Guided 2&quot;)" office:value-type="float" office:value="1" calcext:value-type="float">
            <text:p>1</text:p>
          </table:table-cell>
          <table:table-cell table:style-name="ce30" table:formula="of:=COUNTIF([.$CA$14:.$CE$18];&quot;Guided 2&quot;)"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 Config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10</text:p>
          </table:table-cell>
          <table:table-cell table:style-name="ce26" table:formula="of:=COUNTIF([.$CA$5:.$CE$9];&quot;Guided 10&quot;)" office:value-type="float" office:value="2" calcext:value-type="float">
            <text:p>2</text:p>
          </table:table-cell>
          <table:table-cell table:style-name="ce26" table:formula="of:=COUNTIF([.$CA$14:.$CE$18];&quot;Guided 10&quot;)" office:value-type="float" office:value="3" calcext:value-type="float">
            <text:p>3</text:p>
          </table:table-cell>
          <table:table-cell table:number-columns-repeated="937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Block</text:p>
          </table:table-cell>
          <table:table-cell table:style-name="ce30" table:formula="of:=COUNTIF([.$CA$5:.$CE$9];&quot;Block&quot;)" office:value-type="float" office:value="0" calcext:value-type="float">
            <text:p>0</text:p>
          </table:table-cell>
          <table:table-cell table:style-name="ce31" table:formula="of:=COUNTIF([.$CA$14:.$CE$18];&quot;Block&quot;)" office:value-type="float" office:value="18" calcext:value-type="float">
            <text:p>18</text:p>
          </table:table-cell>
          <table:table-cell table:number-columns-repeated="937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float" office:value="32000" calcext:value-type="float">
            <text:p>32000</text:p>
          </table:table-cell>
          <table:table-cell table:style-name="ce16" table:formula="of:=[.C4]" office:value-type="float" office:value="64000" calcext:value-type="float">
            <text:p>64000</text:p>
          </table:table-cell>
          <table:table-cell table:style-name="ce16" table:formula="of:=[.D4]" office:value-type="float" office:value="128000" calcext:value-type="float">
            <text:p>128000</text:p>
          </table:table-cell>
          <table:table-cell table:style-name="ce16" table:formula="of:=[.E4]" office:value-type="float" office:value="256000" calcext:value-type="float">
            <text:p>256000</text:p>
          </table:table-cell>
          <table:table-cell table:style-name="ce16" table:formula="of:=[.F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I4]" office:value-type="float" office:value="32000" calcext:value-type="float">
            <text:p>32000</text:p>
          </table:table-cell>
          <table:table-cell table:style-name="ce16" table:formula="of:=[.J4]" office:value-type="float" office:value="64000" calcext:value-type="float">
            <text:p>64000</text:p>
          </table:table-cell>
          <table:table-cell table:style-name="ce16" table:formula="of:=[.K4]" office:value-type="float" office:value="128000" calcext:value-type="float">
            <text:p>128000</text:p>
          </table:table-cell>
          <table:table-cell table:style-name="ce16" table:formula="of:=[.L4]" office:value-type="float" office:value="256000" calcext:value-type="float">
            <text:p>256000</text:p>
          </table:table-cell>
          <table:table-cell table:style-name="ce16" table:formula="of:=[.M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P4]" office:value-type="float" office:value="32000" calcext:value-type="float">
            <text:p>32000</text:p>
          </table:table-cell>
          <table:table-cell table:style-name="ce16" table:formula="of:=[.Q4]" office:value-type="float" office:value="64000" calcext:value-type="float">
            <text:p>64000</text:p>
          </table:table-cell>
          <table:table-cell table:style-name="ce16" table:formula="of:=[.R4]" office:value-type="float" office:value="128000" calcext:value-type="float">
            <text:p>128000</text:p>
          </table:table-cell>
          <table:table-cell table:style-name="ce16" table:formula="of:=[.S4]" office:value-type="float" office:value="256000" calcext:value-type="float">
            <text:p>256000</text:p>
          </table:table-cell>
          <table:table-cell table:style-name="ce16" table:formula="of:=[.T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W4]" office:value-type="float" office:value="32000" calcext:value-type="float">
            <text:p>32000</text:p>
          </table:table-cell>
          <table:table-cell table:style-name="ce16" table:formula="of:=[.X4]" office:value-type="float" office:value="64000" calcext:value-type="float">
            <text:p>64000</text:p>
          </table:table-cell>
          <table:table-cell table:style-name="ce16" table:formula="of:=[.Y4]" office:value-type="float" office:value="128000" calcext:value-type="float">
            <text:p>128000</text:p>
          </table:table-cell>
          <table:table-cell table:style-name="ce16" table:formula="of:=[.Z4]" office:value-type="float" office:value="256000" calcext:value-type="float">
            <text:p>256000</text:p>
          </table:table-cell>
          <table:table-cell table:style-name="ce16" table:formula="of:=[.AA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D4]" office:value-type="float" office:value="32000" calcext:value-type="float">
            <text:p>32000</text:p>
          </table:table-cell>
          <table:table-cell table:style-name="ce16" table:formula="of:=[.AE4]" office:value-type="float" office:value="64000" calcext:value-type="float">
            <text:p>64000</text:p>
          </table:table-cell>
          <table:table-cell table:style-name="ce16" table:formula="of:=[.AF4]" office:value-type="float" office:value="128000" calcext:value-type="float">
            <text:p>128000</text:p>
          </table:table-cell>
          <table:table-cell table:style-name="ce16" table:formula="of:=[.AG4]" office:value-type="float" office:value="256000" calcext:value-type="float">
            <text:p>256000</text:p>
          </table:table-cell>
          <table:table-cell table:style-name="ce16" table:formula="of:=[.AH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K4]" office:value-type="float" office:value="32000" calcext:value-type="float">
            <text:p>32000</text:p>
          </table:table-cell>
          <table:table-cell table:style-name="ce16" table:formula="of:=[.AL4]" office:value-type="float" office:value="64000" calcext:value-type="float">
            <text:p>64000</text:p>
          </table:table-cell>
          <table:table-cell table:style-name="ce16" table:formula="of:=[.AM4]" office:value-type="float" office:value="128000" calcext:value-type="float">
            <text:p>128000</text:p>
          </table:table-cell>
          <table:table-cell table:style-name="ce16" table:formula="of:=[.AN4]" office:value-type="float" office:value="256000" calcext:value-type="float">
            <text:p>256000</text:p>
          </table:table-cell>
          <table:table-cell table:style-name="ce16" table:formula="of:=[.AO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R4]" office:value-type="float" office:value="32000" calcext:value-type="float">
            <text:p>32000</text:p>
          </table:table-cell>
          <table:table-cell table:style-name="ce16" table:formula="of:=[.AS4]" office:value-type="float" office:value="64000" calcext:value-type="float">
            <text:p>64000</text:p>
          </table:table-cell>
          <table:table-cell table:style-name="ce16" table:formula="of:=[.AT4]" office:value-type="float" office:value="128000" calcext:value-type="float">
            <text:p>128000</text:p>
          </table:table-cell>
          <table:table-cell table:style-name="ce16" table:formula="of:=[.AU4]" office:value-type="float" office:value="256000" calcext:value-type="float">
            <text:p>256000</text:p>
          </table:table-cell>
          <table:table-cell table:style-name="ce16" table:formula="of:=[.AV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Y4]" office:value-type="float" office:value="32000" calcext:value-type="float">
            <text:p>32000</text:p>
          </table:table-cell>
          <table:table-cell table:style-name="ce16" table:formula="of:=[.AZ4]" office:value-type="float" office:value="64000" calcext:value-type="float">
            <text:p>64000</text:p>
          </table:table-cell>
          <table:table-cell table:style-name="ce16" table:formula="of:=[.BA4]" office:value-type="float" office:value="128000" calcext:value-type="float">
            <text:p>128000</text:p>
          </table:table-cell>
          <table:table-cell table:style-name="ce16" table:formula="of:=[.BB4]" office:value-type="float" office:value="256000" calcext:value-type="float">
            <text:p>256000</text:p>
          </table:table-cell>
          <table:table-cell table:style-name="ce16" table:formula="of:=[.BC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F4]" office:value-type="float" office:value="32000" calcext:value-type="float">
            <text:p>32000</text:p>
          </table:table-cell>
          <table:table-cell table:style-name="ce16" table:formula="of:=[.BG4]" office:value-type="float" office:value="64000" calcext:value-type="float">
            <text:p>64000</text:p>
          </table:table-cell>
          <table:table-cell table:style-name="ce16" table:formula="of:=[.BH4]" office:value-type="float" office:value="128000" calcext:value-type="float">
            <text:p>128000</text:p>
          </table:table-cell>
          <table:table-cell table:style-name="ce16" table:formula="of:=[.BI4]" office:value-type="float" office:value="256000" calcext:value-type="float">
            <text:p>256000</text:p>
          </table:table-cell>
          <table:table-cell table:style-name="ce16" table:formula="of:=[.BJ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M4]" office:value-type="float" office:value="32000" calcext:value-type="float">
            <text:p>32000</text:p>
          </table:table-cell>
          <table:table-cell table:style-name="ce16" table:formula="of:=[.BN4]" office:value-type="float" office:value="64000" calcext:value-type="float">
            <text:p>64000</text:p>
          </table:table-cell>
          <table:table-cell table:style-name="ce16" table:formula="of:=[.BO4]" office:value-type="float" office:value="128000" calcext:value-type="float">
            <text:p>128000</text:p>
          </table:table-cell>
          <table:table-cell table:style-name="ce16" table:formula="of:=[.BP4]" office:value-type="float" office:value="256000" calcext:value-type="float">
            <text:p>256000</text:p>
          </table:table-cell>
          <table:table-cell table:style-name="ce16" table:formula="of:=[.BQ4]" office:value-type="float" office:value="512000" calcext:value-type="float">
            <text:p>512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BT4]" office:value-type="float" office:value="32000" calcext:value-type="float">
            <text:p>32000</text:p>
          </table:table-cell>
          <table:table-cell table:style-name="ce16" table:formula="of:=[.BU4]" office:value-type="float" office:value="64000" calcext:value-type="float">
            <text:p>64000</text:p>
          </table:table-cell>
          <table:table-cell table:style-name="ce16" table:formula="of:=[.BV4]" office:value-type="float" office:value="128000" calcext:value-type="float">
            <text:p>128000</text:p>
          </table:table-cell>
          <table:table-cell table:style-name="ce16" table:formula="of:=[.BW4]" office:value-type="float" office:value="256000" calcext:value-type="float">
            <text:p>256000</text:p>
          </table:table-cell>
          <table:table-cell table:style-name="ce16" table:formula="of:=[.BX4]" office:value-type="float" office:value="512000" calcext:value-type="float">
            <text:p>512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A4]" office:value-type="float" office:value="32000" calcext:value-type="float">
            <text:p>32000</text:p>
          </table:table-cell>
          <table:table-cell table:style-name="ce16" table:formula="of:=[.CB4]" office:value-type="float" office:value="64000" calcext:value-type="float">
            <text:p>64000</text:p>
          </table:table-cell>
          <table:table-cell table:style-name="ce16" table:formula="of:=[.CC4]" office:value-type="float" office:value="128000" calcext:value-type="float">
            <text:p>128000</text:p>
          </table:table-cell>
          <table:table-cell table:style-name="ce16" table:formula="of:=[.CD4]" office:value-type="float" office:value="256000" calcext:value-type="float">
            <text:p>256000</text:p>
          </table:table-cell>
          <table:table-cell table:style-name="ce16" table:formula="of:=[.CE4]" office:value-type="float" office:value="512000" calcext:value-type="float">
            <text:p>512000</text:p>
          </table:table-cell>
          <table:table-cell table:number-columns-repeated="94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table-cell table:style-name="ce12" table:formula="of:=[.E5]/[.E5]" office:value-type="float" office:value="1" calcext:value-type="float">
            <text:p>1,0000</text:p>
          </table:table-cell>
          <table:table-cell table:style-name="ce12" table:formula="of:=[.F5]/[.F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5]/[.I5]" office:value-type="float" office:value="1" calcext:value-type="float">
            <text:p>1,0000</text:p>
          </table:table-cell>
          <table:table-cell table:style-name="ce12" table:formula="of:=[.J5]/[.J5]" office:value-type="float" office:value="1" calcext:value-type="float">
            <text:p>1,0000</text:p>
          </table:table-cell>
          <table:table-cell table:style-name="ce12" table:formula="of:=[.K5]/[.K5]" office:value-type="float" office:value="1" calcext:value-type="float">
            <text:p>1,0000</text:p>
          </table:table-cell>
          <table:table-cell table:style-name="ce12" table:formula="of:=[.L5]/[.L5]" office:value-type="float" office:value="1" calcext:value-type="float">
            <text:p>1,0000</text:p>
          </table:table-cell>
          <table:table-cell table:style-name="ce12" table:formula="of:=[.M5]/[.M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5]/[.P5]" office:value-type="float" office:value="1" calcext:value-type="float">
            <text:p>1,0000</text:p>
          </table:table-cell>
          <table:table-cell table:style-name="ce12" table:formula="of:=[.Q5]/[.Q5]" office:value-type="float" office:value="1" calcext:value-type="float">
            <text:p>1,0000</text:p>
          </table:table-cell>
          <table:table-cell table:style-name="ce12" table:formula="of:=[.R5]/[.R5]" office:value-type="float" office:value="1" calcext:value-type="float">
            <text:p>1,0000</text:p>
          </table:table-cell>
          <table:table-cell table:style-name="ce12" table:formula="of:=[.S5]/[.S5]" office:value-type="float" office:value="1" calcext:value-type="float">
            <text:p>1,0000</text:p>
          </table:table-cell>
          <table:table-cell table:style-name="ce12" table:formula="of:=[.T5]/[.T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5]/[.W5]" office:value-type="float" office:value="1" calcext:value-type="float">
            <text:p>1,0000</text:p>
          </table:table-cell>
          <table:table-cell table:style-name="ce12" table:formula="of:=[.X5]/[.X5]" office:value-type="float" office:value="1" calcext:value-type="float">
            <text:p>1,0000</text:p>
          </table:table-cell>
          <table:table-cell table:style-name="ce12" table:formula="of:=[.Y5]/[.Y5]" office:value-type="float" office:value="1" calcext:value-type="float">
            <text:p>1,0000</text:p>
          </table:table-cell>
          <table:table-cell table:style-name="ce12" table:formula="of:=[.Z5]/[.Z5]" office:value-type="float" office:value="1" calcext:value-type="float">
            <text:p>1,0000</text:p>
          </table:table-cell>
          <table:table-cell table:style-name="ce12" table:formula="of:=[.AA5]/[.AA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5]/[.AD5]" office:value-type="float" office:value="1" calcext:value-type="float">
            <text:p>1,0000</text:p>
          </table:table-cell>
          <table:table-cell table:style-name="ce12" table:formula="of:=[.AE5]/[.AE5]" office:value-type="float" office:value="1" calcext:value-type="float">
            <text:p>1,0000</text:p>
          </table:table-cell>
          <table:table-cell table:style-name="ce12" table:formula="of:=[.AF5]/[.AF5]" office:value-type="float" office:value="1" calcext:value-type="float">
            <text:p>1,0000</text:p>
          </table:table-cell>
          <table:table-cell table:style-name="ce12" table:formula="of:=[.AG5]/[.AG5]" office:value-type="float" office:value="1" calcext:value-type="float">
            <text:p>1,0000</text:p>
          </table:table-cell>
          <table:table-cell table:style-name="ce12" table:formula="of:=[.AH5]/[.AH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5]/[.AK5]" office:value-type="float" office:value="1" calcext:value-type="float">
            <text:p>1,0000</text:p>
          </table:table-cell>
          <table:table-cell table:style-name="ce12" table:formula="of:=[.AL5]/[.AL5]" office:value-type="float" office:value="1" calcext:value-type="float">
            <text:p>1,0000</text:p>
          </table:table-cell>
          <table:table-cell table:style-name="ce12" table:formula="of:=[.AM5]/[.AM5]" office:value-type="float" office:value="1" calcext:value-type="float">
            <text:p>1,0000</text:p>
          </table:table-cell>
          <table:table-cell table:style-name="ce12" table:formula="of:=[.AN5]/[.AN5]" office:value-type="float" office:value="1" calcext:value-type="float">
            <text:p>1,0000</text:p>
          </table:table-cell>
          <table:table-cell table:style-name="ce12" table:formula="of:=[.AO5]/[.AO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5]/[.AR5]" office:value-type="float" office:value="1" calcext:value-type="float">
            <text:p>1,0000</text:p>
          </table:table-cell>
          <table:table-cell table:style-name="ce12" table:formula="of:=[.AS5]/[.AS5]" office:value-type="float" office:value="1" calcext:value-type="float">
            <text:p>1,0000</text:p>
          </table:table-cell>
          <table:table-cell table:style-name="ce12" table:formula="of:=[.AT5]/[.AT5]" office:value-type="float" office:value="1" calcext:value-type="float">
            <text:p>1,0000</text:p>
          </table:table-cell>
          <table:table-cell table:style-name="ce12" table:formula="of:=[.AU5]/[.AU5]" office:value-type="float" office:value="1" calcext:value-type="float">
            <text:p>1,0000</text:p>
          </table:table-cell>
          <table:table-cell table:style-name="ce12" table:formula="of:=[.AV5]/[.AV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5]/[.AY5]" office:value-type="float" office:value="1" calcext:value-type="float">
            <text:p>1,0000</text:p>
          </table:table-cell>
          <table:table-cell table:style-name="ce12" table:formula="of:=[.AZ5]/[.AZ5]" office:value-type="float" office:value="1" calcext:value-type="float">
            <text:p>1,0000</text:p>
          </table:table-cell>
          <table:table-cell table:style-name="ce12" table:formula="of:=[.BA5]/[.BA5]" office:value-type="float" office:value="1" calcext:value-type="float">
            <text:p>1,0000</text:p>
          </table:table-cell>
          <table:table-cell table:style-name="ce12" table:formula="of:=[.BB5]/[.BB5]" office:value-type="float" office:value="1" calcext:value-type="float">
            <text:p>1,0000</text:p>
          </table:table-cell>
          <table:table-cell table:style-name="ce12" table:formula="of:=[.BC5]/[.BC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5]/[.BF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table-cell table:style-name="ce12" table:formula="of:=[.BH5]/[.BH5]" office:value-type="float" office:value="1" calcext:value-type="float">
            <text:p>1,0000</text:p>
          </table:table-cell>
          <table:table-cell table:style-name="ce12" table:formula="of:=[.BI5]/[.BI5]" office:value-type="float" office:value="1" calcext:value-type="float">
            <text:p>1,0000</text:p>
          </table:table-cell>
          <table:table-cell table:style-name="ce12" table:formula="of:=[.BJ5]/[.BJ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5]/[.BM5]" office:value-type="float" office:value="1" calcext:value-type="float">
            <text:p>1,0000</text:p>
          </table:table-cell>
          <table:table-cell table:style-name="ce12" table:formula="of:=[.BN5]/[.BN5]" office:value-type="float" office:value="1" calcext:value-type="float">
            <text:p>1,0000</text:p>
          </table:table-cell>
          <table:table-cell table:style-name="ce12" table:formula="of:=[.BO5]/[.BO5]" office:value-type="float" office:value="1" calcext:value-type="float">
            <text:p>1,0000</text:p>
          </table:table-cell>
          <table:table-cell table:style-name="ce12" table:formula="of:=[.BP5]/[.BP5]" office:value-type="float" office:value="1" calcext:value-type="float">
            <text:p>1,0000</text:p>
          </table:table-cell>
          <table:table-cell table:style-name="ce12" table:formula="of:=[.BQ5]/[.BQ5]" office:value-type="float" office:value="1" calcext:value-type="float">
            <text:p>1,00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AX([.B5];[.I5];[.P5];[.W5];[.AD5];[.AK5];[.AR5];[.AY5];[.BF5];[.BM5])" office:value-type="float" office:value="0.105292" calcext:value-type="float">
            <text:p>0,10529</text:p>
          </table:table-cell>
          <table:table-cell table:style-name="ce18" table:formula="of:=MAX([.C5];[.J5];[.Q5];[.X5];[.AE5];[.AL5];[.AS5];[.AZ5];[.BG5];[.BN5])" office:value-type="float" office:value="0.371642333333333" calcext:value-type="float">
            <text:p>0,37164</text:p>
          </table:table-cell>
          <table:table-cell table:style-name="ce18" table:formula="of:=MAX([.D5];[.K5];[.R5];[.Y5];[.AF5];[.AM5];[.AT5];[.BA5];[.BH5];[.BO5])" office:value-type="float" office:value="1.41881766666667" calcext:value-type="float">
            <text:p>1,41882</text:p>
          </table:table-cell>
          <table:table-cell table:style-name="ce18" table:formula="of:=MAX([.E5];[.L5];[.S5];[.Z5];[.AG5];[.AN5];[.AU5];[.BB5];[.BI5];[.BP5])" office:value-type="float" office:value="15.0783843333333" calcext:value-type="float">
            <text:p>15,07838</text:p>
          </table:table-cell>
          <table:table-cell table:style-name="ce18" table:formula="of:=MAX([.F5];[.M5];[.T5];[.AA5];[.AH5];[.AO5];[.AV5];[.BC5];[.BJ5];[.BQ5])" office:value-type="float" office:value="74.9747496666667" calcext:value-type="float">
            <text:p>74,97475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BT14]=[.B5];[.$A$1];IF([.BT14]=[.I5];[.$H$1];IF([.BT14]=[.P5];[.$O$1];IF([.BT14]=[.W5];[.$V$1];IF([.BT14]=[.AD5];$a$c1;IF([.BT14]=[.AK5];[.$AJ$1];IF([.BT14]=[.AR5];[.$AQ$1];IF([.BT14]=[.AY5];[.$AX$1];IF([.BT14]=[.BF5];[.$BE$1];[.$BL$1])))))))))" office:value-type="string" office:string-value="Static 10" calcext:value-type="string">
            <text:p>Static 10</text:p>
          </table:table-cell>
          <table:table-cell table:style-name="ce18" table:formula="of:=IF([.BU14]=[.C5];[.$A$1];IF([.BU14]=[.J5];[.$H$1];IF([.BU14]=[.Q5];[.$O$1];IF([.BU14]=[.X5];[.$V$1];IF([.BU14]=[.AE5];$a$c1;IF([.BU14]=[.AL5];[.$AJ$1];IF([.BU14]=[.AS5];[.$AQ$1];IF([.BU14]=[.AZ5];[.$AX$1];IF([.BU14]=[.BG5];[.$BE$1];[.$BL$1])))))))))" office:value-type="string" office:string-value="Guided 10" calcext:value-type="string">
            <text:p>Guided 10</text:p>
          </table:table-cell>
          <table:table-cell table:style-name="ce18" table:formula="of:=IF([.BV14]=[.D5];[.$A$1];IF([.BV14]=[.K5];[.$H$1];IF([.BV14]=[.R5];[.$O$1];IF([.BV14]=[.Y5];[.$V$1];IF([.BV14]=[.AF5];$a$c1;IF([.BV14]=[.AM5];[.$AJ$1];IF([.BV14]=[.AT5];[.$AQ$1];IF([.BV14]=[.BA5];[.$AX$1];IF([.BV14]=[.BH5];[.$BE$1];[.$BL$1])))))))))" office:value-type="string" office:string-value="Guided 10" calcext:value-type="string">
            <text:p>Guided 10</text:p>
          </table:table-cell>
          <table:table-cell table:style-name="ce18" table:formula="of:=IF([.BW14]=[.E5];[.$A$1];IF([.BW14]=[.L5];[.$H$1];IF([.BW14]=[.S5];[.$O$1];IF([.BW14]=[.Z5];[.$V$1];IF([.BW14]=[.AG5];$a$c1;IF([.BW14]=[.AN5];[.$AJ$1];IF([.BW14]=[.AU5];[.$AQ$1];IF([.BW14]=[.BB5];[.$AX$1];IF([.BW14]=[.BI5];[.$BE$1];[.$BL$1])))))))))" office:value-type="string" office:string-value="Dynamic 10" calcext:value-type="string">
            <text:p>Dynamic 10</text:p>
          </table:table-cell>
          <table:table-cell table:style-name="ce18" table:formula="of:=IF([.BX14]=[.F5];[.$A$1];IF([.BX14]=[.M5];[.$H$1];IF([.BX14]=[.T5];[.$O$1];IF([.BX14]=[.AA5];[.$V$1];IF([.BX14]=[.AH5];$a$c1;IF([.BX14]=[.AO5];[.$AJ$1];IF([.BX14]=[.AV5];[.$AQ$1];IF([.BX14]=[.BC5];[.$AX$1];IF([.BX14]=[.BJ5];[.$BE$1];[.$BL$1])))))))))" office:value-type="string" office:string-value="Guided 10" calcext:value-type="string">
            <text:p>Guided 10</text:p>
          </table:table-cell>
          <table:table-cell table:number-columns-repeated="94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46551687763713" calcext:value-type="float">
            <text:p>1,4655</text:p>
          </table:table-cell>
          <table:table-cell table:style-name="ce4" table:formula="of:=[.C5]/[.C6]" office:value-type="float" office:value="1.62635174574542" calcext:value-type="float">
            <text:p>1,6264</text:p>
          </table:table-cell>
          <table:table-cell table:style-name="ce4" table:formula="of:=[.D5]/[.D6]" office:value-type="float" office:value="1.93466212947014" calcext:value-type="float">
            <text:p>1,9347</text:p>
          </table:table-cell>
          <table:table-cell table:style-name="ce4" table:formula="of:=[.E5]/[.E6]" office:value-type="float" office:value="2.05633161830113" calcext:value-type="float">
            <text:p>2,0563</text:p>
          </table:table-cell>
          <table:table-cell table:style-name="ce4" table:formula="of:=[.F5]/[.F6]" office:value-type="float" office:value="2.0279794922506" calcext:value-type="float">
            <text:p>2,028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5]/[.I6]" office:value-type="float" office:value="1.79131263304528" calcext:value-type="float">
            <text:p>1,7913</text:p>
          </table:table-cell>
          <table:table-cell table:style-name="ce4" table:formula="of:=[.J5]/[.J6]" office:value-type="float" office:value="1.733008334521" calcext:value-type="float">
            <text:p>1,7330</text:p>
          </table:table-cell>
          <table:table-cell table:style-name="ce4" table:formula="of:=[.K5]/[.K6]" office:value-type="float" office:value="1.84130738906393" calcext:value-type="float">
            <text:p>1,8413</text:p>
          </table:table-cell>
          <table:table-cell table:style-name="ce4" table:formula="of:=[.L5]/[.L6]" office:value-type="float" office:value="1.92028989649216" calcext:value-type="float">
            <text:p>1,9203</text:p>
          </table:table-cell>
          <table:table-cell table:style-name="ce4" table:formula="of:=[.M5]/[.M6]" office:value-type="float" office:value="2.00296912603781" calcext:value-type="float">
            <text:p>2,003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5]/[.P6]" office:value-type="float" office:value="2.00478544817563" calcext:value-type="float">
            <text:p>2,0048</text:p>
          </table:table-cell>
          <table:table-cell table:style-name="ce4" table:formula="of:=[.Q5]/[.Q6]" office:value-type="float" office:value="1.88734847042397" calcext:value-type="float">
            <text:p>1,8873</text:p>
          </table:table-cell>
          <table:table-cell table:style-name="ce4" table:formula="of:=[.R5]/[.R6]" office:value-type="float" office:value="2.01803927765536" calcext:value-type="float">
            <text:p>2,0180</text:p>
          </table:table-cell>
          <table:table-cell table:style-name="ce4" table:formula="of:=[.S5]/[.S6]" office:value-type="float" office:value="1.99790356983972" calcext:value-type="float">
            <text:p>1,9979</text:p>
          </table:table-cell>
          <table:table-cell table:style-name="ce4" table:formula="of:=[.T5]/[.T6]" office:value-type="float" office:value="1.99572925218931" calcext:value-type="float">
            <text:p>1,995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5]/[.W6]" office:value-type="float" office:value="2.34699217310888" calcext:value-type="float">
            <text:p>2,3470</text:p>
          </table:table-cell>
          <table:table-cell table:style-name="ce4" table:formula="of:=[.X5]/[.X6]" office:value-type="float" office:value="1.8510783553142" calcext:value-type="float">
            <text:p>1,8511</text:p>
          </table:table-cell>
          <table:table-cell table:style-name="ce4" table:formula="of:=[.Y5]/[.Y6]" office:value-type="float" office:value="1.93384861519427" calcext:value-type="float">
            <text:p>1,9338</text:p>
          </table:table-cell>
          <table:table-cell table:style-name="ce4" table:formula="of:=[.Z5]/[.Z6]" office:value-type="float" office:value="1.97044522354155" calcext:value-type="float">
            <text:p>1,9704</text:p>
          </table:table-cell>
          <table:table-cell table:style-name="ce4" table:formula="of:=[.AA5]/[.AA6]" office:value-type="float" office:value="1.9652613580479" calcext:value-type="float">
            <text:p>1,96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5]/[.AD6]" office:value-type="float" office:value="2.34699217310888" calcext:value-type="float">
            <text:p>2,3470</text:p>
          </table:table-cell>
          <table:table-cell table:style-name="ce4" table:formula="of:=[.AE5]/[.AE6]" office:value-type="float" office:value="1.8510783553142" calcext:value-type="float">
            <text:p>1,8511</text:p>
          </table:table-cell>
          <table:table-cell table:style-name="ce4" table:formula="of:=[.AF5]/[.AF6]" office:value-type="float" office:value="1.93384861519427" calcext:value-type="float">
            <text:p>1,9338</text:p>
          </table:table-cell>
          <table:table-cell table:style-name="ce4" table:formula="of:=[.AG5]/[.AG6]" office:value-type="float" office:value="1.97044522354155" calcext:value-type="float">
            <text:p>1,9704</text:p>
          </table:table-cell>
          <table:table-cell table:style-name="ce4" table:formula="of:=[.AH5]/[.AH6]" office:value-type="float" office:value="1.9652613580479" calcext:value-type="float">
            <text:p>1,96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5]/[.AK6]" office:value-type="float" office:value="2.00849358308759" calcext:value-type="float">
            <text:p>2,0085</text:p>
          </table:table-cell>
          <table:table-cell table:style-name="ce4" table:formula="of:=[.AL5]/[.AL6]" office:value-type="float" office:value="1.82100721092211" calcext:value-type="float">
            <text:p>1,8210</text:p>
          </table:table-cell>
          <table:table-cell table:style-name="ce4" table:formula="of:=[.AM5]/[.AM6]" office:value-type="float" office:value="1.98418458452824" calcext:value-type="float">
            <text:p>1,9842</text:p>
          </table:table-cell>
          <table:table-cell table:style-name="ce4" table:formula="of:=[.AN5]/[.AN6]" office:value-type="float" office:value="2.03329609419683" calcext:value-type="float">
            <text:p>2,0333</text:p>
          </table:table-cell>
          <table:table-cell table:style-name="ce4" table:formula="of:=[.AO5]/[.AO6]" office:value-type="float" office:value="1.98957679034468" calcext:value-type="float">
            <text:p>1,989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5]/[.AR6]" office:value-type="float" office:value="1.67474128702272" calcext:value-type="float">
            <text:p>1,6747</text:p>
          </table:table-cell>
          <table:table-cell table:style-name="ce4" table:formula="of:=[.AS5]/[.AS6]" office:value-type="float" office:value="2.01454807050764" calcext:value-type="float">
            <text:p>2,0145</text:p>
          </table:table-cell>
          <table:table-cell table:style-name="ce4" table:formula="of:=[.AT5]/[.AT6]" office:value-type="float" office:value="2.00239278152471" calcext:value-type="float">
            <text:p>2,0024</text:p>
          </table:table-cell>
          <table:table-cell table:style-name="ce4" table:formula="of:=[.AU5]/[.AU6]" office:value-type="float" office:value="2.00776458276295" calcext:value-type="float">
            <text:p>2,0078</text:p>
          </table:table-cell>
          <table:table-cell table:style-name="ce4" table:formula="of:=[.AV5]/[.AV6]" office:value-type="float" office:value="1.99357390331173" calcext:value-type="float">
            <text:p>1,993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5]/[.AY6]" office:value-type="float" office:value="2.00824736237945" calcext:value-type="float">
            <text:p>2,0082</text:p>
          </table:table-cell>
          <table:table-cell table:style-name="ce4" table:formula="of:=[.AZ5]/[.AZ6]" office:value-type="float" office:value="1.92558585062539" calcext:value-type="float">
            <text:p>1,9256</text:p>
          </table:table-cell>
          <table:table-cell table:style-name="ce4" table:formula="of:=[.BA5]/[.BA6]" office:value-type="float" office:value="1.8383781578814" calcext:value-type="float">
            <text:p>1,8384</text:p>
          </table:table-cell>
          <table:table-cell table:style-name="ce4" table:formula="of:=[.BB5]/[.BB6]" office:value-type="float" office:value="1.93897867742908" calcext:value-type="float">
            <text:p>1,9390</text:p>
          </table:table-cell>
          <table:table-cell table:style-name="ce4" table:formula="of:=[.BC5]/[.BC6]" office:value-type="float" office:value="1.96876187915735" calcext:value-type="float">
            <text:p>1,968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5]/[.BF6]" office:value-type="float" office:value="2.04863883033592" calcext:value-type="float">
            <text:p>2,0486</text:p>
          </table:table-cell>
          <table:table-cell table:style-name="ce4" table:formula="of:=[.BG5]/[.BG6]" office:value-type="float" office:value="2.06890172166161" calcext:value-type="float">
            <text:p>2,0689</text:p>
          </table:table-cell>
          <table:table-cell table:style-name="ce4" table:formula="of:=[.BH5]/[.BH6]" office:value-type="float" office:value="1.98484802559883" calcext:value-type="float">
            <text:p>1,9848</text:p>
          </table:table-cell>
          <table:table-cell table:style-name="ce4" table:formula="of:=[.BI5]/[.BI6]" office:value-type="float" office:value="1.8703011294337" calcext:value-type="float">
            <text:p>1,8703</text:p>
          </table:table-cell>
          <table:table-cell table:style-name="ce4" table:formula="of:=[.BJ5]/[.BJ6]" office:value-type="float" office:value="1.95060156692475" calcext:value-type="float">
            <text:p>1,950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5]/[.BM6]" office:value-type="float" office:value="1.4183353257621" calcext:value-type="float">
            <text:p>1,4183</text:p>
          </table:table-cell>
          <table:table-cell table:style-name="ce4" table:formula="of:=[.BN5]/[.BN6]" office:value-type="float" office:value="1.18850586445407" calcext:value-type="float">
            <text:p>1,1885</text:p>
          </table:table-cell>
          <table:table-cell table:style-name="ce4" table:formula="of:=[.BO5]/[.BO6]" office:value-type="float" office:value="1.15482146800315" calcext:value-type="float">
            <text:p>1,1548</text:p>
          </table:table-cell>
          <table:table-cell table:style-name="ce4" table:formula="of:=[.BP5]/[.BP6]" office:value-type="float" office:value="1.02519108147514" calcext:value-type="float">
            <text:p>1,0252</text:p>
          </table:table-cell>
          <table:table-cell table:style-name="ce4" table:formula="of:=[.BQ5]/[.BQ6]" office:value-type="float" office:value="1.22060194195421" calcext:value-type="float">
            <text:p>1,2206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AX([.B6];[.I6];[.P6];[.W6];[.AD6];[.AK6];[.AR6];[.AY6];[.BF6];[.BM6])" office:value-type="float" office:value="0.06692" calcext:value-type="float">
            <text:p>0,06692</text:p>
          </table:table-cell>
          <table:table-cell table:style-name="ce19" table:formula="of:=MAX([.C6];[.J6];[.Q6];[.X6];[.AE6];[.AL6];[.AS6];[.AZ6];[.BG6];[.BN6])" office:value-type="float" office:value="0.274308" calcext:value-type="float">
            <text:p>0,27431</text:p>
          </table:table-cell>
          <table:table-cell table:style-name="ce19" table:formula="of:=MAX([.D6];[.K6];[.R6];[.Y6];[.AF6];[.AM6];[.AT6];[.BA6];[.BH6];[.BO6])" office:value-type="float" office:value="1.059698" calcext:value-type="float">
            <text:p>1,05970</text:p>
          </table:table-cell>
          <table:table-cell table:style-name="ce19" table:formula="of:=MAX([.E6];[.L6];[.S6];[.Z6];[.AG6];[.AN6];[.AU6];[.BB6];[.BI6];[.BP6])" office:value-type="float" office:value="13.4835153333333" calcext:value-type="float">
            <text:p>13,48352</text:p>
          </table:table-cell>
          <table:table-cell table:style-name="ce19" table:formula="of:=MAX([.F6];[.M6];[.T6];[.AA6];[.AH6];[.AO6];[.AV6];[.BC6];[.BJ6];[.BQ6])" office:value-type="float" office:value="58.323586" calcext:value-type="float">
            <text:p>58,32359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BT15]=[.B6];[.$A$1];IF([.BT15]=[.I6];[.$H$1];IF([.BT15]=[.P6];[.$O$1];IF([.BT15]=[.W6];[.$V$1];IF([.BT15]=[.AD6];$a$c1;IF([.BT15]=[.AK6];[.$AJ$1];IF([.BT15]=[.AR6];[.$AQ$1];IF([.BT15]=[.AY6];[.$AX$1];IF([.BT15]=[.BF6];[.$BE$1];[.$BL$1])))))))))" office:value-type="string" office:string-value="Block" calcext:value-type="string">
            <text:p>Block</text:p>
          </table:table-cell>
          <table:table-cell table:style-name="ce19" table:formula="of:=IF([.BU15]=[.C6];[.$A$1];IF([.BU15]=[.J6];[.$H$1];IF([.BU15]=[.Q6];[.$O$1];IF([.BU15]=[.X6];[.$V$1];IF([.BU15]=[.AE6];$a$c1;IF([.BU15]=[.AL6];[.$AJ$1];IF([.BU15]=[.AS6];[.$AQ$1];IF([.BU15]=[.AZ6];[.$AX$1];IF([.BU15]=[.BG6];[.$BE$1];[.$BL$1])))))))))" office:value-type="string" office:string-value="Block" calcext:value-type="string">
            <text:p>Block</text:p>
          </table:table-cell>
          <table:table-cell table:style-name="ce19" table:formula="of:=IF([.BV15]=[.D6];[.$A$1];IF([.BV15]=[.K6];[.$H$1];IF([.BV15]=[.R6];[.$O$1];IF([.BV15]=[.Y6];[.$V$1];IF([.BV15]=[.AF6];$a$c1;IF([.BV15]=[.AM6];[.$AJ$1];IF([.BV15]=[.AT6];[.$AQ$1];IF([.BV15]=[.BA6];[.$AX$1];IF([.BV15]=[.BH6];[.$BE$1];[.$BL$1])))))))))" office:value-type="string" office:string-value="Block" calcext:value-type="string">
            <text:p>Block</text:p>
          </table:table-cell>
          <table:table-cell table:style-name="ce19" table:formula="of:=IF([.BW15]=[.E6];[.$A$1];IF([.BW15]=[.L6];[.$H$1];IF([.BW15]=[.S6];[.$O$1];IF([.BW15]=[.Z6];[.$V$1];IF([.BW15]=[.AG6];$a$c1;IF([.BW15]=[.AN6];[.$AJ$1];IF([.BW15]=[.AU6];[.$AQ$1];IF([.BW15]=[.BB6];[.$AX$1];IF([.BW15]=[.BI6];[.$BE$1];[.$BL$1])))))))))" office:value-type="string" office:string-value="Block" calcext:value-type="string">
            <text:p>Block</text:p>
          </table:table-cell>
          <table:table-cell table:style-name="ce19" table:formula="of:=IF([.BX15]=[.F6];[.$A$1];IF([.BX15]=[.M6];[.$H$1];IF([.BX15]=[.T6];[.$O$1];IF([.BX15]=[.AA6];[.$V$1];IF([.BX15]=[.AH6];$a$c1;IF([.BX15]=[.AO6];[.$AJ$1];IF([.BX15]=[.AV6];[.$AQ$1];IF([.BX15]=[.BC6];[.$AX$1];IF([.BX15]=[.BJ6];[.$BE$1];[.$BL$1])))))))))" office:value-type="string" office:string-value="Block" calcext:value-type="string">
            <text:p>Block</text:p>
          </table:table-cell>
          <table:table-cell table:number-columns-repeated="94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06646949113262" calcext:value-type="float">
            <text:p>3,0665</text:p>
          </table:table-cell>
          <table:table-cell table:style-name="ce12" table:formula="of:=[.C5]/[.C7]" office:value-type="float" office:value="2.87201364091761" calcext:value-type="float">
            <text:p>2,8720</text:p>
          </table:table-cell>
          <table:table-cell table:style-name="ce12" table:formula="of:=[.D5]/[.D7]" office:value-type="float" office:value="2.96985010215655" calcext:value-type="float">
            <text:p>2,9699</text:p>
          </table:table-cell>
          <table:table-cell table:style-name="ce12" table:formula="of:=[.E5]/[.E7]" office:value-type="float" office:value="3.83602082103483" calcext:value-type="float">
            <text:p>3,8360</text:p>
          </table:table-cell>
          <table:table-cell table:style-name="ce12" table:formula="of:=[.F5]/[.F7]" office:value-type="float" office:value="3.89463602974885" calcext:value-type="float">
            <text:p>3,894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5]/[.I7]" office:value-type="float" office:value="4.02760565671905" calcext:value-type="float">
            <text:p>4,0276</text:p>
          </table:table-cell>
          <table:table-cell table:style-name="ce12" table:formula="of:=[.J5]/[.J7]" office:value-type="float" office:value="3.12462467219318" calcext:value-type="float">
            <text:p>3,1246</text:p>
          </table:table-cell>
          <table:table-cell table:style-name="ce12" table:formula="of:=[.K5]/[.K7]" office:value-type="float" office:value="3.51310724711309" calcext:value-type="float">
            <text:p>3,5131</text:p>
          </table:table-cell>
          <table:table-cell table:style-name="ce12" table:formula="of:=[.L5]/[.L7]" office:value-type="float" office:value="3.74526621544851" calcext:value-type="float">
            <text:p>3,7453</text:p>
          </table:table-cell>
          <table:table-cell table:style-name="ce12" table:formula="of:=[.M5]/[.M7]" office:value-type="float" office:value="3.95818221440962" calcext:value-type="float">
            <text:p>3,958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5]/[.P7]" office:value-type="float" office:value="2.18018428408738" calcext:value-type="float">
            <text:p>2,1802</text:p>
          </table:table-cell>
          <table:table-cell table:style-name="ce12" table:formula="of:=[.Q5]/[.Q7]" office:value-type="float" office:value="3.04508494427182" calcext:value-type="float">
            <text:p>3,0451</text:p>
          </table:table-cell>
          <table:table-cell table:style-name="ce12" table:formula="of:=[.R5]/[.R7]" office:value-type="float" office:value="3.72260675027646" calcext:value-type="float">
            <text:p>3,7226</text:p>
          </table:table-cell>
          <table:table-cell table:style-name="ce12" table:formula="of:=[.S5]/[.S7]" office:value-type="float" office:value="3.93456012578084" calcext:value-type="float">
            <text:p>3,9346</text:p>
          </table:table-cell>
          <table:table-cell table:style-name="ce12" table:formula="of:=[.T5]/[.T7]" office:value-type="float" office:value="3.95677770090623" calcext:value-type="float">
            <text:p>3,9568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5]/[.W7]" office:value-type="float" office:value="3.58179481589425" calcext:value-type="float">
            <text:p>3,5818</text:p>
          </table:table-cell>
          <table:table-cell table:style-name="ce12" table:formula="of:=[.X5]/[.X7]" office:value-type="float" office:value="3.92375494789954" calcext:value-type="float">
            <text:p>3,9238</text:p>
          </table:table-cell>
          <table:table-cell table:style-name="ce12" table:formula="of:=[.Y5]/[.Y7]" office:value-type="float" office:value="3.68091872989021" calcext:value-type="float">
            <text:p>3,6809</text:p>
          </table:table-cell>
          <table:table-cell table:style-name="ce12" table:formula="of:=[.Z5]/[.Z7]" office:value-type="float" office:value="3.80948261995189" calcext:value-type="float">
            <text:p>3,8095</text:p>
          </table:table-cell>
          <table:table-cell table:style-name="ce12" table:formula="of:=[.AA5]/[.AA7]" office:value-type="float" office:value="3.76547304464369" calcext:value-type="float">
            <text:p>3,765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5]/[.AD7]" office:value-type="float" office:value="3.58179481589425" calcext:value-type="float">
            <text:p>3,5818</text:p>
          </table:table-cell>
          <table:table-cell table:style-name="ce12" table:formula="of:=[.AE5]/[.AE7]" office:value-type="float" office:value="3.92375494789954" calcext:value-type="float">
            <text:p>3,9238</text:p>
          </table:table-cell>
          <table:table-cell table:style-name="ce12" table:formula="of:=[.AF5]/[.AF7]" office:value-type="float" office:value="3.68091872989021" calcext:value-type="float">
            <text:p>3,6809</text:p>
          </table:table-cell>
          <table:table-cell table:style-name="ce12" table:formula="of:=[.AG5]/[.AG7]" office:value-type="float" office:value="3.80948261995189" calcext:value-type="float">
            <text:p>3,8095</text:p>
          </table:table-cell>
          <table:table-cell table:style-name="ce12" table:formula="of:=[.AH5]/[.AH7]" office:value-type="float" office:value="3.76547304464369" calcext:value-type="float">
            <text:p>3,765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5]/[.AK7]" office:value-type="float" office:value="3.32852668892177" calcext:value-type="float">
            <text:p>3,3285</text:p>
          </table:table-cell>
          <table:table-cell table:style-name="ce12" table:formula="of:=[.AL5]/[.AL7]" office:value-type="float" office:value="3.44514845037478" calcext:value-type="float">
            <text:p>3,4451</text:p>
          </table:table-cell>
          <table:table-cell table:style-name="ce12" table:formula="of:=[.AM5]/[.AM7]" office:value-type="float" office:value="3.65968265340718" calcext:value-type="float">
            <text:p>3,6597</text:p>
          </table:table-cell>
          <table:table-cell table:style-name="ce12" table:formula="of:=[.AN5]/[.AN7]" office:value-type="float" office:value="3.8472914938361" calcext:value-type="float">
            <text:p>3,8473</text:p>
          </table:table-cell>
          <table:table-cell table:style-name="ce12" table:formula="of:=[.AO5]/[.AO7]" office:value-type="float" office:value="3.80851727762047" calcext:value-type="float">
            <text:p>3,808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5]/[.AR7]" office:value-type="float" office:value="3.39704196976826" calcext:value-type="float">
            <text:p>3,3970</text:p>
          </table:table-cell>
          <table:table-cell table:style-name="ce12" table:formula="of:=[.AS5]/[.AS7]" office:value-type="float" office:value="3.72851668270607" calcext:value-type="float">
            <text:p>3,7285</text:p>
          </table:table-cell>
          <table:table-cell table:style-name="ce12" table:formula="of:=[.AT5]/[.AT7]" office:value-type="float" office:value="4.02654715091713" calcext:value-type="float">
            <text:p>4,0265</text:p>
          </table:table-cell>
          <table:table-cell table:style-name="ce12" table:formula="of:=[.AU5]/[.AU7]" office:value-type="float" office:value="3.80633513135691" calcext:value-type="float">
            <text:p>3,8063</text:p>
          </table:table-cell>
          <table:table-cell table:style-name="ce12" table:formula="of:=[.AV5]/[.AV7]" office:value-type="float" office:value="3.79414643763999" calcext:value-type="float">
            <text:p>3,794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5]/[.AY7]" office:value-type="float" office:value="2.93717585414105" calcext:value-type="float">
            <text:p>2,9372</text:p>
          </table:table-cell>
          <table:table-cell table:style-name="ce12" table:formula="of:=[.AZ5]/[.AZ7]" office:value-type="float" office:value="3.33897339559057" calcext:value-type="float">
            <text:p>3,3390</text:p>
          </table:table-cell>
          <table:table-cell table:style-name="ce12" table:formula="of:=[.BA5]/[.BA7]" office:value-type="float" office:value="3.5751627362728" calcext:value-type="float">
            <text:p>3,5752</text:p>
          </table:table-cell>
          <table:table-cell table:style-name="ce12" table:formula="of:=[.BB5]/[.BB7]" office:value-type="float" office:value="3.88833392040368" calcext:value-type="float">
            <text:p>3,8883</text:p>
          </table:table-cell>
          <table:table-cell table:style-name="ce12" table:formula="of:=[.BC5]/[.BC7]" office:value-type="float" office:value="3.83001804360397" calcext:value-type="float">
            <text:p>3,830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5]/[.BF7]" office:value-type="float" office:value="3.88208048272638" calcext:value-type="float">
            <text:p>3,8821</text:p>
          </table:table-cell>
          <table:table-cell table:style-name="ce12" table:formula="of:=[.BG5]/[.BG7]" office:value-type="float" office:value="4.01018257416626" calcext:value-type="float">
            <text:p>4,0102</text:p>
          </table:table-cell>
          <table:table-cell table:style-name="ce12" table:formula="of:=[.BH5]/[.BH7]" office:value-type="float" office:value="3.58973206379193" calcext:value-type="float">
            <text:p>3,5897</text:p>
          </table:table-cell>
          <table:table-cell table:style-name="ce12" table:formula="of:=[.BI5]/[.BI7]" office:value-type="float" office:value="3.7378433057539" calcext:value-type="float">
            <text:p>3,7378</text:p>
          </table:table-cell>
          <table:table-cell table:style-name="ce12" table:formula="of:=[.BJ5]/[.BJ7]" office:value-type="float" office:value="3.66952114518351" calcext:value-type="float">
            <text:p>3,669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5]/[.BM7]" office:value-type="float" office:value="2.01948240767665" calcext:value-type="float">
            <text:p>2,0195</text:p>
          </table:table-cell>
          <table:table-cell table:style-name="ce12" table:formula="of:=[.BN5]/[.BN7]" office:value-type="float" office:value="2.07469803868329" calcext:value-type="float">
            <text:p>2,0747</text:p>
          </table:table-cell>
          <table:table-cell table:style-name="ce12" table:formula="of:=[.BO5]/[.BO7]" office:value-type="float" office:value="2.13363995843475" calcext:value-type="float">
            <text:p>2,1336</text:p>
          </table:table-cell>
          <table:table-cell table:style-name="ce12" table:formula="of:=[.BP5]/[.BP7]" office:value-type="float" office:value="1.67981907657289" calcext:value-type="float">
            <text:p>1,6798</text:p>
          </table:table-cell>
          <table:table-cell table:style-name="ce12" table:formula="of:=[.BQ5]/[.BQ7]" office:value-type="float" office:value="2.07439972147032" calcext:value-type="float">
            <text:p>2,074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AX([.B7];[.I7];[.P7];[.W7];[.AD7];[.AK7];[.AR7];[.AY7];[.BF7];[.BM7])" office:value-type="float" office:value="0.048295" calcext:value-type="float">
            <text:p>0,04830</text:p>
          </table:table-cell>
          <table:table-cell table:style-name="ce18" table:formula="of:=MAX([.C7];[.J7];[.Q7];[.X7];[.AE7];[.AL7];[.AS7];[.AZ7];[.BG7];[.BN7])" office:value-type="float" office:value="0.157139333333333" calcext:value-type="float">
            <text:p>0,15714</text:p>
          </table:table-cell>
          <table:table-cell table:style-name="ce18" table:formula="of:=MAX([.D7];[.K7];[.R7];[.Y7];[.AF7];[.AM7];[.AT7];[.BA7];[.BH7];[.BO7])" office:value-type="float" office:value="0.573556" calcext:value-type="float">
            <text:p>0,57356</text:p>
          </table:table-cell>
          <table:table-cell table:style-name="ce18" table:formula="of:=MAX([.E7];[.L7];[.S7];[.Z7];[.AG7];[.AN7];[.AU7];[.BB7];[.BI7];[.BP7])" office:value-type="float" office:value="8.22896933333333" calcext:value-type="float">
            <text:p>8,22897</text:p>
          </table:table-cell>
          <table:table-cell table:style-name="ce18" table:formula="of:=MAX([.F7];[.M7];[.T7];[.AA7];[.AH7];[.AO7];[.AV7];[.BC7];[.BJ7];[.BQ7])" office:value-type="float" office:value="34.318305" calcext:value-type="float">
            <text:p>34,3183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BT16]=[.B7];[.$A$1];IF([.BT16]=[.I7];[.$H$1];IF([.BT16]=[.P7];[.$O$1];IF([.BT16]=[.W7];[.$V$1];IF([.BT16]=[.AD7];$a$c1;IF([.BT16]=[.AK7];[.$AJ$1];IF([.BT16]=[.AR7];[.$AQ$1];IF([.BT16]=[.AY7];[.$AX$1];IF([.BT16]=[.BF7];[.$BE$1];[.$BL$1])))))))))" office:value-type="string" office:string-value="Static 10" calcext:value-type="string">
            <text:p>Static 10</text:p>
          </table:table-cell>
          <table:table-cell table:style-name="ce18" table:formula="of:=IF([.BU16]=[.C7];[.$A$1];IF([.BU16]=[.J7];[.$H$1];IF([.BU16]=[.Q7];[.$O$1];IF([.BU16]=[.X7];[.$V$1];IF([.BU16]=[.AE7];$a$c1;IF([.BU16]=[.AL7];[.$AJ$1];IF([.BU16]=[.AS7];[.$AQ$1];IF([.BU16]=[.AZ7];[.$AX$1];IF([.BU16]=[.BG7];[.$BE$1];[.$BL$1])))))))))" office:value-type="string" office:string-value="Block" calcext:value-type="string">
            <text:p>Block</text:p>
          </table:table-cell>
          <table:table-cell table:style-name="ce18" table:formula="of:=IF([.BV16]=[.D7];[.$A$1];IF([.BV16]=[.K7];[.$H$1];IF([.BV16]=[.R7];[.$O$1];IF([.BV16]=[.Y7];[.$V$1];IF([.BV16]=[.AF7];$a$c1;IF([.BV16]=[.AM7];[.$AJ$1];IF([.BV16]=[.AT7];[.$AQ$1];IF([.BV16]=[.BA7];[.$AX$1];IF([.BV16]=[.BH7];[.$BE$1];[.$BL$1])))))))))" office:value-type="string" office:string-value="Block" calcext:value-type="string">
            <text:p>Block</text:p>
          </table:table-cell>
          <table:table-cell table:style-name="ce18" table:formula="of:=IF([.BW16]=[.E7];[.$A$1];IF([.BW16]=[.L7];[.$H$1];IF([.BW16]=[.S7];[.$O$1];IF([.BW16]=[.Z7];[.$V$1];IF([.BW16]=[.AG7];$a$c1;IF([.BW16]=[.AN7];[.$AJ$1];IF([.BW16]=[.AU7];[.$AQ$1];IF([.BW16]=[.BB7];[.$AX$1];IF([.BW16]=[.BI7];[.$BE$1];[.$BL$1])))))))))" office:value-type="string" office:string-value="Block" calcext:value-type="string">
            <text:p>Block</text:p>
          </table:table-cell>
          <table:table-cell table:style-name="ce18" table:formula="of:=IF([.BX16]=[.F7];[.$A$1];IF([.BX16]=[.M7];[.$H$1];IF([.BX16]=[.T7];[.$O$1];IF([.BX16]=[.AA7];[.$V$1];IF([.BX16]=[.AH7];$a$c1;IF([.BX16]=[.AO7];[.$AJ$1];IF([.BX16]=[.AV7];[.$AQ$1];IF([.BX16]=[.BC7];[.$AX$1];IF([.BX16]=[.BJ7];[.$BE$1];[.$BL$1])))))))))" office:value-type="string" office:string-value="Block" calcext:value-type="string">
            <text:p>Block</text:p>
          </table:table-cell>
          <table:table-cell table:number-columns-repeated="94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2.80864440872932" calcext:value-type="float">
            <text:p>2,8086</text:p>
          </table:table-cell>
          <table:table-cell table:style-name="ce4" table:formula="of:=[.C5]/[.C8]" office:value-type="float" office:value="4.6145444226602" calcext:value-type="float">
            <text:p>4,6145</text:p>
          </table:table-cell>
          <table:table-cell table:style-name="ce4" table:formula="of:=[.D5]/[.D8]" office:value-type="float" office:value="5.69301299761396" calcext:value-type="float">
            <text:p>5,6930</text:p>
          </table:table-cell>
          <table:table-cell table:style-name="ce4" table:formula="of:=[.E5]/[.E8]" office:value-type="float" office:value="6.32688786208478" calcext:value-type="float">
            <text:p>6,3269</text:p>
          </table:table-cell>
          <table:table-cell table:style-name="ce4" table:formula="of:=[.F5]/[.F8]" office:value-type="float" office:value="6.40179717173757" calcext:value-type="float">
            <text:p>6,401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5]/[.I8]" office:value-type="float" office:value="3.70314779031353" calcext:value-type="float">
            <text:p>3,7031</text:p>
          </table:table-cell>
          <table:table-cell table:style-name="ce4" table:formula="of:=[.J5]/[.J8]" office:value-type="float" office:value="4.80490960268485" calcext:value-type="float">
            <text:p>4,8049</text:p>
          </table:table-cell>
          <table:table-cell table:style-name="ce4" table:formula="of:=[.K5]/[.K8]" office:value-type="float" office:value="5.45209002317161" calcext:value-type="float">
            <text:p>5,4521</text:p>
          </table:table-cell>
          <table:table-cell table:style-name="ce4" table:formula="of:=[.L5]/[.L8]" office:value-type="float" office:value="6.12868652429929" calcext:value-type="float">
            <text:p>6,1287</text:p>
          </table:table-cell>
          <table:table-cell table:style-name="ce4" table:formula="of:=[.M5]/[.M8]" office:value-type="float" office:value="6.43034825621951" calcext:value-type="float">
            <text:p>6,43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5]/[.P8]" office:value-type="float" office:value="4.21207312682517" calcext:value-type="float">
            <text:p>4,2121</text:p>
          </table:table-cell>
          <table:table-cell table:style-name="ce4" table:formula="of:=[.Q5]/[.Q8]" office:value-type="float" office:value="4.15888430474459" calcext:value-type="float">
            <text:p>4,1589</text:p>
          </table:table-cell>
          <table:table-cell table:style-name="ce4" table:formula="of:=[.R5]/[.R8]" office:value-type="float" office:value="5.88437049901885" calcext:value-type="float">
            <text:p>5,8844</text:p>
          </table:table-cell>
          <table:table-cell table:style-name="ce4" table:formula="of:=[.S5]/[.S8]" office:value-type="float" office:value="6.22523575940064" calcext:value-type="float">
            <text:p>6,2252</text:p>
          </table:table-cell>
          <table:table-cell table:style-name="ce4" table:formula="of:=[.T5]/[.T8]" office:value-type="float" office:value="6.32233919272644" calcext:value-type="float">
            <text:p>6,322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5]/[.W8]" office:value-type="float" office:value="6.46984330956724" calcext:value-type="float">
            <text:p>6,4698</text:p>
          </table:table-cell>
          <table:table-cell table:style-name="ce4" table:formula="of:=[.X5]/[.X8]" office:value-type="float" office:value="5.97677228469718" calcext:value-type="float">
            <text:p>5,9768</text:p>
          </table:table-cell>
          <table:table-cell table:style-name="ce4" table:formula="of:=[.Y5]/[.Y8]" office:value-type="float" office:value="6.51912809920082" calcext:value-type="float">
            <text:p>6,5191</text:p>
          </table:table-cell>
          <table:table-cell table:style-name="ce4" table:formula="of:=[.Z5]/[.Z8]" office:value-type="float" office:value="6.65762499708912" calcext:value-type="float">
            <text:p>6,6576</text:p>
          </table:table-cell>
          <table:table-cell table:style-name="ce4" table:formula="of:=[.AA5]/[.AA8]" office:value-type="float" office:value="6.67283849754636" calcext:value-type="float">
            <text:p>6,672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5]/[.AD8]" office:value-type="float" office:value="6.46984330956724" calcext:value-type="float">
            <text:p>6,4698</text:p>
          </table:table-cell>
          <table:table-cell table:style-name="ce4" table:formula="of:=[.AE5]/[.AE8]" office:value-type="float" office:value="5.97677228469718" calcext:value-type="float">
            <text:p>5,9768</text:p>
          </table:table-cell>
          <table:table-cell table:style-name="ce4" table:formula="of:=[.AF5]/[.AF8]" office:value-type="float" office:value="6.51912809920082" calcext:value-type="float">
            <text:p>6,5191</text:p>
          </table:table-cell>
          <table:table-cell table:style-name="ce4" table:formula="of:=[.AG5]/[.AG8]" office:value-type="float" office:value="6.65762499708912" calcext:value-type="float">
            <text:p>6,6576</text:p>
          </table:table-cell>
          <table:table-cell table:style-name="ce4" table:formula="of:=[.AH5]/[.AH8]" office:value-type="float" office:value="6.67283849754636" calcext:value-type="float">
            <text:p>6,672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5]/[.AK8]" office:value-type="float" office:value="6.93941930546255" calcext:value-type="float">
            <text:p>6,9394</text:p>
          </table:table-cell>
          <table:table-cell table:style-name="ce4" table:formula="of:=[.AL5]/[.AL8]" office:value-type="float" office:value="6.26476914339573" calcext:value-type="float">
            <text:p>6,2648</text:p>
          </table:table-cell>
          <table:table-cell table:style-name="ce4" table:formula="of:=[.AM5]/[.AM8]" office:value-type="float" office:value="6.38504317657113" calcext:value-type="float">
            <text:p>6,3850</text:p>
          </table:table-cell>
          <table:table-cell table:style-name="ce4" table:formula="of:=[.AN5]/[.AN8]" office:value-type="float" office:value="6.81742666110443" calcext:value-type="float">
            <text:p>6,8174</text:p>
          </table:table-cell>
          <table:table-cell table:style-name="ce4" table:formula="of:=[.AO5]/[.AO8]" office:value-type="float" office:value="6.66657728314678" calcext:value-type="float">
            <text:p>6,666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5]/[.AR8]" office:value-type="float" office:value="7.32223002314273" calcext:value-type="float">
            <text:p>7,3222</text:p>
          </table:table-cell>
          <table:table-cell table:style-name="ce4" table:formula="of:=[.AS5]/[.AS8]" office:value-type="float" office:value="6.80567150835175" calcext:value-type="float">
            <text:p>6,8057</text:p>
          </table:table-cell>
          <table:table-cell table:style-name="ce4" table:formula="of:=[.AT5]/[.AT8]" office:value-type="float" office:value="6.41969987725933" calcext:value-type="float">
            <text:p>6,4197</text:p>
          </table:table-cell>
          <table:table-cell table:style-name="ce4" table:formula="of:=[.AU5]/[.AU8]" office:value-type="float" office:value="6.69777746322755" calcext:value-type="float">
            <text:p>6,6978</text:p>
          </table:table-cell>
          <table:table-cell table:style-name="ce4" table:formula="of:=[.AV5]/[.AV8]" office:value-type="float" office:value="6.6719179129935" calcext:value-type="float">
            <text:p>6,671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5]/[.AY8]" office:value-type="float" office:value="5.16559155962613" calcext:value-type="float">
            <text:p>5,1656</text:p>
          </table:table-cell>
          <table:table-cell table:style-name="ce4" table:formula="of:=[.AZ5]/[.AZ8]" office:value-type="float" office:value="6.57743300067456" calcext:value-type="float">
            <text:p>6,5774</text:p>
          </table:table-cell>
          <table:table-cell table:style-name="ce4" table:formula="of:=[.BA5]/[.BA8]" office:value-type="float" office:value="6.23318929512305" calcext:value-type="float">
            <text:p>6,2332</text:p>
          </table:table-cell>
          <table:table-cell table:style-name="ce4" table:formula="of:=[.BB5]/[.BB8]" office:value-type="float" office:value="6.66817184204775" calcext:value-type="float">
            <text:p>6,6682</text:p>
          </table:table-cell>
          <table:table-cell table:style-name="ce4" table:formula="of:=[.BC5]/[.BC8]" office:value-type="float" office:value="6.73292330078812" calcext:value-type="float">
            <text:p>6,732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5]/[.BF8]" office:value-type="float" office:value="6.31703775411423" calcext:value-type="float">
            <text:p>6,3170</text:p>
          </table:table-cell>
          <table:table-cell table:style-name="ce4" table:formula="of:=[.BG5]/[.BG8]" office:value-type="float" office:value="6.66770526215067" calcext:value-type="float">
            <text:p>6,6677</text:p>
          </table:table-cell>
          <table:table-cell table:style-name="ce4" table:formula="of:=[.BH5]/[.BH8]" office:value-type="float" office:value="6.57341878691942" calcext:value-type="float">
            <text:p>6,5734</text:p>
          </table:table-cell>
          <table:table-cell table:style-name="ce4" table:formula="of:=[.BI5]/[.BI8]" office:value-type="float" office:value="6.37864454778371" calcext:value-type="float">
            <text:p>6,3786</text:p>
          </table:table-cell>
          <table:table-cell table:style-name="ce4" table:formula="of:=[.BJ5]/[.BJ8]" office:value-type="float" office:value="6.6597899387019" calcext:value-type="float">
            <text:p>6,659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5]/[.BM8]" office:value-type="float" office:value="3.41065075999856" calcext:value-type="float">
            <text:p>3,4107</text:p>
          </table:table-cell>
          <table:table-cell table:style-name="ce4" table:formula="of:=[.BN5]/[.BN8]" office:value-type="float" office:value="3.65810783011987" calcext:value-type="float">
            <text:p>3,6581</text:p>
          </table:table-cell>
          <table:table-cell table:style-name="ce4" table:formula="of:=[.BO5]/[.BO8]" office:value-type="float" office:value="3.58012876147531" calcext:value-type="float">
            <text:p>3,5801</text:p>
          </table:table-cell>
          <table:table-cell table:style-name="ce4" table:formula="of:=[.BP5]/[.BP8]" office:value-type="float" office:value="3.02330618062658" calcext:value-type="float">
            <text:p>3,0233</text:p>
          </table:table-cell>
          <table:table-cell table:style-name="ce4" table:formula="of:=[.BQ5]/[.BQ8]" office:value-type="float" office:value="3.85813073266072" calcext:value-type="float">
            <text:p>3,858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AX([.B8];[.I8];[.P8];[.W8];[.AD8];[.AK8];[.AR8];[.AY8];[.BF8];[.BM8])" office:value-type="float" office:value="0.032977" calcext:value-type="float">
            <text:p>0,03298</text:p>
          </table:table-cell>
          <table:table-cell table:style-name="ce19" table:formula="of:=MAX([.C8];[.J8];[.Q8];[.X8];[.AE8];[.AL8];[.AS8];[.AZ8];[.BG8];[.BN8])" office:value-type="float" office:value="0.0891216666666667" calcext:value-type="float">
            <text:p>0,08912</text:p>
          </table:table-cell>
          <table:table-cell table:style-name="ce19" table:formula="of:=MAX([.D8];[.K8];[.R8];[.Y8];[.AF8];[.AM8];[.AT8];[.BA8];[.BH8];[.BO8])" office:value-type="float" office:value="0.341820666666667" calcext:value-type="float">
            <text:p>0,34182</text:p>
          </table:table-cell>
          <table:table-cell table:style-name="ce19" table:formula="of:=MAX([.E8];[.L8];[.S8];[.Z8];[.AG8];[.AN8];[.AU8];[.BB8];[.BI8];[.BP8])" office:value-type="float" office:value="4.57220633333333" calcext:value-type="float">
            <text:p>4,57221</text:p>
          </table:table-cell>
          <table:table-cell table:style-name="ce19" table:formula="of:=MAX([.F8];[.M8];[.T8];[.AA8];[.AH8];[.AO8];[.AV8];[.BC8];[.BJ8];[.BQ8])" office:value-type="float" office:value="18.4519103333333" calcext:value-type="float">
            <text:p>18,4519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BT17]=[.B8];[.$A$1];IF([.BT17]=[.I8];[.$H$1];IF([.BT17]=[.P8];[.$O$1];IF([.BT17]=[.W8];[.$V$1];IF([.BT17]=[.AD8];$a$c1;IF([.BT17]=[.AK8];[.$AJ$1];IF([.BT17]=[.AR8];[.$AQ$1];IF([.BT17]=[.AY8];[.$AX$1];IF([.BT17]=[.BF8];[.$BE$1];[.$BL$1])))))))))" office:value-type="string" office:string-value="Static 1" calcext:value-type="string">
            <text:p>Static 1</text:p>
          </table:table-cell>
          <table:table-cell table:style-name="ce19" table:formula="of:=IF([.BU17]=[.C8];[.$A$1];IF([.BU17]=[.J8];[.$H$1];IF([.BU17]=[.Q8];[.$O$1];IF([.BU17]=[.X8];[.$V$1];IF([.BU17]=[.AE8];$a$c1;IF([.BU17]=[.AL8];[.$AJ$1];IF([.BU17]=[.AS8];[.$AQ$1];IF([.BU17]=[.AZ8];[.$AX$1];IF([.BU17]=[.BG8];[.$BE$1];[.$BL$1])))))))))" office:value-type="string" office:string-value="Block" calcext:value-type="string">
            <text:p>Block</text:p>
          </table:table-cell>
          <table:table-cell table:style-name="ce19" table:formula="of:=IF([.BV17]=[.D8];[.$A$1];IF([.BV17]=[.K8];[.$H$1];IF([.BV17]=[.R8];[.$O$1];IF([.BV17]=[.Y8];[.$V$1];IF([.BV17]=[.AF8];$a$c1;IF([.BV17]=[.AM8];[.$AJ$1];IF([.BV17]=[.AT8];[.$AQ$1];IF([.BV17]=[.BA8];[.$AX$1];IF([.BV17]=[.BH8];[.$BE$1];[.$BL$1])))))))))" office:value-type="string" office:string-value="Block" calcext:value-type="string">
            <text:p>Block</text:p>
          </table:table-cell>
          <table:table-cell table:style-name="ce19" table:formula="of:=IF([.BW17]=[.E8];[.$A$1];IF([.BW17]=[.L8];[.$H$1];IF([.BW17]=[.S8];[.$O$1];IF([.BW17]=[.Z8];[.$V$1];IF([.BW17]=[.AG8];$a$c1;IF([.BW17]=[.AN8];[.$AJ$1];IF([.BW17]=[.AU8];[.$AQ$1];IF([.BW17]=[.BB8];[.$AX$1];IF([.BW17]=[.BI8];[.$BE$1];[.$BL$1])))))))))" office:value-type="string" office:string-value="Block" calcext:value-type="string">
            <text:p>Block</text:p>
          </table:table-cell>
          <table:table-cell table:style-name="ce19" table:formula="of:=IF([.BX17]=[.F8];[.$A$1];IF([.BX17]=[.M8];[.$H$1];IF([.BX17]=[.T8];[.$O$1];IF([.BX17]=[.AA8];[.$V$1];IF([.BX17]=[.AH8];$a$c1;IF([.BX17]=[.AO8];[.$AJ$1];IF([.BX17]=[.AV8];[.$AQ$1];IF([.BX17]=[.BC8];[.$AX$1];IF([.BX17]=[.BJ8];[.$BE$1];[.$BL$1])))))))))" office:value-type="string" office:string-value="Block" calcext:value-type="string">
            <text:p>Block</text:p>
          </table:table-cell>
          <table:table-cell table:number-columns-repeated="941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6.3492447958321" calcext:value-type="float">
            <text:p>6,3492</text:p>
          </table:table-cell>
          <table:table-cell table:style-name="ce12" table:formula="of:=[.C5]/[.C9]" office:value-type="float" office:value="6.33233032667337" calcext:value-type="float">
            <text:p>6,3323</text:p>
          </table:table-cell>
          <table:table-cell table:style-name="ce12" table:formula="of:=[.D5]/[.D9]" office:value-type="float" office:value="6.87948168817447" calcext:value-type="float">
            <text:p>6,8795</text:p>
          </table:table-cell>
          <table:table-cell table:style-name="ce12" table:formula="of:=[.E5]/[.E9]" office:value-type="float" office:value="7.84967286249484" calcext:value-type="float">
            <text:p>7,8497</text:p>
          </table:table-cell>
          <table:table-cell table:style-name="ce12" table:formula="of:=[.F5]/[.F9]" office:value-type="float" office:value="8.33183338111508" calcext:value-type="float">
            <text:p>8,331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5]/[.I9]" office:value-type="float" office:value="5.08095718659665" calcext:value-type="float">
            <text:p>5,0810</text:p>
          </table:table-cell>
          <table:table-cell table:style-name="ce12" table:formula="of:=[.J5]/[.J9]" office:value-type="float" office:value="5.88180842322882" calcext:value-type="float">
            <text:p>5,8818</text:p>
          </table:table-cell>
          <table:table-cell table:style-name="ce12" table:formula="of:=[.K5]/[.K9]" office:value-type="float" office:value="6.55446902357656" calcext:value-type="float">
            <text:p>6,5545</text:p>
          </table:table-cell>
          <table:table-cell table:style-name="ce12" table:formula="of:=[.L5]/[.L9]" office:value-type="float" office:value="7.63082078932605" calcext:value-type="float">
            <text:p>7,6308</text:p>
          </table:table-cell>
          <table:table-cell table:style-name="ce12" table:formula="of:=[.M5]/[.M9]" office:value-type="float" office:value="8.16528496159564" calcext:value-type="float">
            <text:p>8,165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5]/[.P9]" office:value-type="float" office:value="6.42350788002034" calcext:value-type="float">
            <text:p>6,4235</text:p>
          </table:table-cell>
          <table:table-cell table:style-name="ce12" table:formula="of:=[.Q5]/[.Q9]" office:value-type="float" office:value="5.66902780342792" calcext:value-type="float">
            <text:p>5,6690</text:p>
          </table:table-cell>
          <table:table-cell table:style-name="ce12" table:formula="of:=[.R5]/[.R9]" office:value-type="float" office:value="7.16303456769785" calcext:value-type="float">
            <text:p>7,1630</text:p>
          </table:table-cell>
          <table:table-cell table:style-name="ce12" table:formula="of:=[.S5]/[.S9]" office:value-type="float" office:value="7.98578141802294" calcext:value-type="float">
            <text:p>7,9858</text:p>
          </table:table-cell>
          <table:table-cell table:style-name="ce12" table:formula="of:=[.T5]/[.T9]" office:value-type="float" office:value="8.49694714146319" calcext:value-type="float">
            <text:p>8,496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5]/[.W9]" office:value-type="float" office:value="9.0177085740698" calcext:value-type="float">
            <text:p>9,0177</text:p>
          </table:table-cell>
          <table:table-cell table:style-name="ce12" table:formula="of:=[.X5]/[.X9]" office:value-type="float" office:value="7.99989744398864" calcext:value-type="float">
            <text:p>7,9999</text:p>
          </table:table-cell>
          <table:table-cell table:style-name="ce12" table:formula="of:=[.Y5]/[.Y9]" office:value-type="float" office:value="8.21696753680209" calcext:value-type="float">
            <text:p>8,2170</text:p>
          </table:table-cell>
          <table:table-cell table:style-name="ce12" table:formula="of:=[.Z5]/[.Z9]" office:value-type="float" office:value="8.30209221824785" calcext:value-type="float">
            <text:p>8,3021</text:p>
          </table:table-cell>
          <table:table-cell table:style-name="ce12" table:formula="of:=[.AA5]/[.AA9]" office:value-type="float" office:value="8.41743688618614" calcext:value-type="float">
            <text:p>8,417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5]/[.AD9]" office:value-type="float" office:value="9.0177085740698" calcext:value-type="float">
            <text:p>9,0177</text:p>
          </table:table-cell>
          <table:table-cell table:style-name="ce12" table:formula="of:=[.AE5]/[.AE9]" office:value-type="float" office:value="7.99989744398864" calcext:value-type="float">
            <text:p>7,9999</text:p>
          </table:table-cell>
          <table:table-cell table:style-name="ce12" table:formula="of:=[.AF5]/[.AF9]" office:value-type="float" office:value="8.21696753680209" calcext:value-type="float">
            <text:p>8,2170</text:p>
          </table:table-cell>
          <table:table-cell table:style-name="ce12" table:formula="of:=[.AG5]/[.AG9]" office:value-type="float" office:value="8.30209221824785" calcext:value-type="float">
            <text:p>8,3021</text:p>
          </table:table-cell>
          <table:table-cell table:style-name="ce12" table:formula="of:=[.AH5]/[.AH9]" office:value-type="float" office:value="8.41743688618614" calcext:value-type="float">
            <text:p>8,417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5]/[.AK9]" office:value-type="float" office:value="8.56534317343173" calcext:value-type="float">
            <text:p>8,5653</text:p>
          </table:table-cell>
          <table:table-cell table:style-name="ce12" table:formula="of:=[.AL5]/[.AL9]" office:value-type="float" office:value="8.08101220443599" calcext:value-type="float">
            <text:p>8,0810</text:p>
          </table:table-cell>
          <table:table-cell table:style-name="ce12" table:formula="of:=[.AM5]/[.AM9]" office:value-type="float" office:value="7.55615347604178" calcext:value-type="float">
            <text:p>7,5562</text:p>
          </table:table-cell>
          <table:table-cell table:style-name="ce12" table:formula="of:=[.AN5]/[.AN9]" office:value-type="float" office:value="8.36339653144393" calcext:value-type="float">
            <text:p>8,3634</text:p>
          </table:table-cell>
          <table:table-cell table:style-name="ce12" table:formula="of:=[.AO5]/[.AO9]" office:value-type="float" office:value="8.48183954816803" calcext:value-type="float">
            <text:p>8,481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5]/[.AR9]" office:value-type="float" office:value="7.69479437081569" calcext:value-type="float">
            <text:p>7,6948</text:p>
          </table:table-cell>
          <table:table-cell table:style-name="ce12" table:formula="of:=[.AS5]/[.AS9]" office:value-type="float" office:value="7.97093134724578" calcext:value-type="float">
            <text:p>7,9709</text:p>
          </table:table-cell>
          <table:table-cell table:style-name="ce12" table:formula="of:=[.AT5]/[.AT9]" office:value-type="float" office:value="8.2971930481488" calcext:value-type="float">
            <text:p>8,2972</text:p>
          </table:table-cell>
          <table:table-cell table:style-name="ce12" table:formula="of:=[.AU5]/[.AU9]" office:value-type="float" office:value="8.48856699656574" calcext:value-type="float">
            <text:p>8,4886</text:p>
          </table:table-cell>
          <table:table-cell table:style-name="ce12" table:formula="of:=[.AV5]/[.AV9]" office:value-type="float" office:value="8.5317857141744" calcext:value-type="float">
            <text:p>8,531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5]/[.AY9]" office:value-type="float" office:value="7.41549676025918" calcext:value-type="float">
            <text:p>7,4155</text:p>
          </table:table-cell>
          <table:table-cell table:style-name="ce12" table:formula="of:=[.AZ5]/[.AZ9]" office:value-type="float" office:value="7.84049508521959" calcext:value-type="float">
            <text:p>7,8405</text:p>
          </table:table-cell>
          <table:table-cell table:style-name="ce12" table:formula="of:=[.BA5]/[.BA9]" office:value-type="float" office:value="7.55566048757691" calcext:value-type="float">
            <text:p>7,5557</text:p>
          </table:table-cell>
          <table:table-cell table:style-name="ce12" table:formula="of:=[.BB5]/[.BB9]" office:value-type="float" office:value="8.20876373121056" calcext:value-type="float">
            <text:p>8,2088</text:p>
          </table:table-cell>
          <table:table-cell table:style-name="ce12" table:formula="of:=[.BC5]/[.BC9]" office:value-type="float" office:value="8.46550143642516" calcext:value-type="float">
            <text:p>8,465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5]/[.BF9]" office:value-type="float" office:value="7.50612110755074" calcext:value-type="float">
            <text:p>7,5061</text:p>
          </table:table-cell>
          <table:table-cell table:style-name="ce12" table:formula="of:=[.BG5]/[.BG9]" office:value-type="float" office:value="7.57567336178077" calcext:value-type="float">
            <text:p>7,5757</text:p>
          </table:table-cell>
          <table:table-cell table:style-name="ce12" table:formula="of:=[.BH5]/[.BH9]" office:value-type="float" office:value="7.12965342114917" calcext:value-type="float">
            <text:p>7,1297</text:p>
          </table:table-cell>
          <table:table-cell table:style-name="ce12" table:formula="of:=[.BI5]/[.BI9]" office:value-type="float" office:value="7.81452077705035" calcext:value-type="float">
            <text:p>7,8145</text:p>
          </table:table-cell>
          <table:table-cell table:style-name="ce12" table:formula="of:=[.BJ5]/[.BJ9]" office:value-type="float" office:value="8.35033628476678" calcext:value-type="float">
            <text:p>8,350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5]/[.BM9]" office:value-type="float" office:value="4.02381120610471" calcext:value-type="float">
            <text:p>4,0238</text:p>
          </table:table-cell>
          <table:table-cell table:style-name="ce12" table:formula="of:=[.BN5]/[.BN9]" office:value-type="float" office:value="5.40171100666619" calcext:value-type="float">
            <text:p>5,4017</text:p>
          </table:table-cell>
          <table:table-cell table:style-name="ce12" table:formula="of:=[.BO5]/[.BO9]" office:value-type="float" office:value="5.37367790889318" calcext:value-type="float">
            <text:p>5,3737</text:p>
          </table:table-cell>
          <table:table-cell table:style-name="ce12" table:formula="of:=[.BP5]/[.BP9]" office:value-type="float" office:value="5.17961601719447" calcext:value-type="float">
            <text:p>5,1796</text:p>
          </table:table-cell>
          <table:table-cell table:style-name="ce12" table:formula="of:=[.BQ5]/[.BQ9]" office:value-type="float" office:value="6.32358794879724" calcext:value-type="float">
            <text:p>6,3236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AX([.B9];[.I9];[.P9];[.W9];[.AD9];[.AK9];[.AR9];[.AY9];[.BF9];[.BM9])" office:value-type="float" office:value="0.0235883333333333" calcext:value-type="float">
            <text:p>0,02359</text:p>
          </table:table-cell>
          <table:table-cell table:style-name="ce18" table:formula="of:=MAX([.C9];[.J9];[.Q9];[.X9];[.AE9];[.AL9];[.AS9];[.AZ9];[.BG9];[.BN9])" office:value-type="float" office:value="0.0603543333333333" calcext:value-type="float">
            <text:p>0,06035</text:p>
          </table:table-cell>
          <table:table-cell table:style-name="ce18" table:formula="of:=MAX([.D9];[.K9];[.R9];[.Y9];[.AF9];[.AM9];[.AT9];[.BA9];[.BH9];[.BO9])" office:value-type="float" office:value="0.227732666666667" calcext:value-type="float">
            <text:p>0,22773</text:p>
          </table:table-cell>
          <table:table-cell table:style-name="ce18" table:formula="of:=MAX([.E9];[.L9];[.S9];[.Z9];[.AG9];[.AN9];[.AU9];[.BB9];[.BI9];[.BP9])" office:value-type="float" office:value="2.66876533333333" calcext:value-type="float">
            <text:p>2,66877</text:p>
          </table:table-cell>
          <table:table-cell table:style-name="ce18" table:formula="of:=MAX([.F9];[.M9];[.T9];[.AA9];[.AH9];[.AO9];[.AV9];[.BC9];[.BJ9];[.BQ9])" office:value-type="float" office:value="11.2578306666667" calcext:value-type="float">
            <text:p>11,2578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BT18]=[.B9];[.$A$1];IF([.BT18]=[.I9];[.$H$1];IF([.BT18]=[.P9];[.$O$1];IF([.BT18]=[.W9];[.$V$1];IF([.BT18]=[.AD9];$a$c1;IF([.BT18]=[.AK9];[.$AJ$1];IF([.BT18]=[.AR9];[.$AQ$1];IF([.BT18]=[.AY9];[.$AX$1];IF([.BT18]=[.BF9];[.$BE$1];[.$BL$1])))))))))" office:value-type="string" office:string-value="Block" calcext:value-type="string">
            <text:p>Block</text:p>
          </table:table-cell>
          <table:table-cell table:style-name="ce18" table:formula="of:=IF([.BU18]=[.C9];[.$A$1];IF([.BU18]=[.J9];[.$H$1];IF([.BU18]=[.Q9];[.$O$1];IF([.BU18]=[.X9];[.$V$1];IF([.BU18]=[.AE9];$a$c1;IF([.BU18]=[.AL9];[.$AJ$1];IF([.BU18]=[.AS9];[.$AQ$1];IF([.BU18]=[.AZ9];[.$AX$1];IF([.BU18]=[.BG9];[.$BE$1];[.$BL$1])))))))))" office:value-type="string" office:string-value="Block" calcext:value-type="string">
            <text:p>Block</text:p>
          </table:table-cell>
          <table:table-cell table:style-name="ce18" table:formula="of:=IF([.BV18]=[.D9];[.$A$1];IF([.BV18]=[.K9];[.$H$1];IF([.BV18]=[.R9];[.$O$1];IF([.BV18]=[.Y9];[.$V$1];IF([.BV18]=[.AF9];$a$c1;IF([.BV18]=[.AM9];[.$AJ$1];IF([.BV18]=[.AT9];[.$AQ$1];IF([.BV18]=[.BA9];[.$AX$1];IF([.BV18]=[.BH9];[.$BE$1];[.$BL$1])))))))))" office:value-type="string" office:string-value="Block" calcext:value-type="string">
            <text:p>Block</text:p>
          </table:table-cell>
          <table:table-cell table:style-name="ce18" table:formula="of:=IF([.BW18]=[.E9];[.$A$1];IF([.BW18]=[.L9];[.$H$1];IF([.BW18]=[.S9];[.$O$1];IF([.BW18]=[.Z9];[.$V$1];IF([.BW18]=[.AG9];$a$c1;IF([.BW18]=[.AN9];[.$AJ$1];IF([.BW18]=[.AU9];[.$AQ$1];IF([.BW18]=[.BB9];[.$AX$1];IF([.BW18]=[.BI9];[.$BE$1];[.$BL$1])))))))))" office:value-type="string" office:string-value="Block" calcext:value-type="string">
            <text:p>Block</text:p>
          </table:table-cell>
          <table:table-cell table:style-name="ce18" table:formula="of:=IF([.BX18]=[.F9];[.$A$1];IF([.BX18]=[.M9];[.$H$1];IF([.BX18]=[.T9];[.$O$1];IF([.BX18]=[.AA9];[.$V$1];IF([.BX18]=[.AH9];$a$c1;IF([.BX18]=[.AO9];[.$AJ$1];IF([.BX18]=[.AV9];[.$AQ$1];IF([.BX18]=[.BC9];[.$AX$1];IF([.BX18]=[.BJ9];[.$BE$1];[.$BL$1])))))))))" office:value-type="string" office:string-value="Block" calcext:value-type="string">
            <text:p>Block</text:p>
          </table:table-cell>
          <table:table-cell table:number-columns-repeated="941"/>
        </table:table-row>
        <table:table-row table:style-name="ro3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 table:number-columns-repeated="941"/>
        </table:table-row>
        <table:table-row table:style-name="ro3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55"/>
        </table:table-row>
        <table:table-row table:style-name="ro3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55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float" office:value="32000" calcext:value-type="float">
            <text:p>32000</text:p>
          </table:table-cell>
          <table:table-cell table:style-name="ce1" table:formula="of:=[.C13]" office:value-type="float" office:value="64000" calcext:value-type="float">
            <text:p>64000</text:p>
          </table:table-cell>
          <table:table-cell table:style-name="ce1" table:formula="of:=[.D13]" office:value-type="float" office:value="128000" calcext:value-type="float">
            <text:p>128000</text:p>
          </table:table-cell>
          <table:table-cell table:style-name="ce1" table:formula="of:=[.E13]" office:value-type="float" office:value="256000" calcext:value-type="float">
            <text:p>256000</text:p>
          </table:table-cell>
          <table:table-cell table:style-name="ce1" table:formula="of:=[.F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I13]" office:value-type="float" office:value="32000" calcext:value-type="float">
            <text:p>32000</text:p>
          </table:table-cell>
          <table:table-cell table:style-name="ce1" table:formula="of:=[.J13]" office:value-type="float" office:value="64000" calcext:value-type="float">
            <text:p>64000</text:p>
          </table:table-cell>
          <table:table-cell table:style-name="ce1" table:formula="of:=[.K13]" office:value-type="float" office:value="128000" calcext:value-type="float">
            <text:p>128000</text:p>
          </table:table-cell>
          <table:table-cell table:style-name="ce1" table:formula="of:=[.L13]" office:value-type="float" office:value="256000" calcext:value-type="float">
            <text:p>256000</text:p>
          </table:table-cell>
          <table:table-cell table:style-name="ce1" table:formula="of:=[.M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P13]" office:value-type="float" office:value="32000" calcext:value-type="float">
            <text:p>32000</text:p>
          </table:table-cell>
          <table:table-cell table:style-name="ce1" table:formula="of:=[.Q13]" office:value-type="float" office:value="64000" calcext:value-type="float">
            <text:p>64000</text:p>
          </table:table-cell>
          <table:table-cell table:style-name="ce1" table:formula="of:=[.R13]" office:value-type="float" office:value="128000" calcext:value-type="float">
            <text:p>128000</text:p>
          </table:table-cell>
          <table:table-cell table:style-name="ce1" table:formula="of:=[.S13]" office:value-type="float" office:value="256000" calcext:value-type="float">
            <text:p>256000</text:p>
          </table:table-cell>
          <table:table-cell table:style-name="ce1" table:formula="of:=[.T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W13]" office:value-type="float" office:value="32000" calcext:value-type="float">
            <text:p>32000</text:p>
          </table:table-cell>
          <table:table-cell table:style-name="ce1" table:formula="of:=[.X13]" office:value-type="float" office:value="64000" calcext:value-type="float">
            <text:p>64000</text:p>
          </table:table-cell>
          <table:table-cell table:style-name="ce1" table:formula="of:=[.Y13]" office:value-type="float" office:value="128000" calcext:value-type="float">
            <text:p>128000</text:p>
          </table:table-cell>
          <table:table-cell table:style-name="ce1" table:formula="of:=[.Z13]" office:value-type="float" office:value="256000" calcext:value-type="float">
            <text:p>256000</text:p>
          </table:table-cell>
          <table:table-cell table:style-name="ce1" table:formula="of:=[.AA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D13]" office:value-type="float" office:value="32000" calcext:value-type="float">
            <text:p>32000</text:p>
          </table:table-cell>
          <table:table-cell table:style-name="ce1" table:formula="of:=[.AE13]" office:value-type="float" office:value="64000" calcext:value-type="float">
            <text:p>64000</text:p>
          </table:table-cell>
          <table:table-cell table:style-name="ce1" table:formula="of:=[.AF13]" office:value-type="float" office:value="128000" calcext:value-type="float">
            <text:p>128000</text:p>
          </table:table-cell>
          <table:table-cell table:style-name="ce1" table:formula="of:=[.AG13]" office:value-type="float" office:value="256000" calcext:value-type="float">
            <text:p>256000</text:p>
          </table:table-cell>
          <table:table-cell table:style-name="ce1" table:formula="of:=[.AH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K13]" office:value-type="float" office:value="32000" calcext:value-type="float">
            <text:p>32000</text:p>
          </table:table-cell>
          <table:table-cell table:style-name="ce1" table:formula="of:=[.AL13]" office:value-type="float" office:value="64000" calcext:value-type="float">
            <text:p>64000</text:p>
          </table:table-cell>
          <table:table-cell table:style-name="ce1" table:formula="of:=[.AM13]" office:value-type="float" office:value="128000" calcext:value-type="float">
            <text:p>128000</text:p>
          </table:table-cell>
          <table:table-cell table:style-name="ce1" table:formula="of:=[.AN13]" office:value-type="float" office:value="256000" calcext:value-type="float">
            <text:p>256000</text:p>
          </table:table-cell>
          <table:table-cell table:style-name="ce1" table:formula="of:=[.AO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R13]" office:value-type="float" office:value="32000" calcext:value-type="float">
            <text:p>32000</text:p>
          </table:table-cell>
          <table:table-cell table:style-name="ce1" table:formula="of:=[.AS13]" office:value-type="float" office:value="64000" calcext:value-type="float">
            <text:p>64000</text:p>
          </table:table-cell>
          <table:table-cell table:style-name="ce1" table:formula="of:=[.AT13]" office:value-type="float" office:value="128000" calcext:value-type="float">
            <text:p>128000</text:p>
          </table:table-cell>
          <table:table-cell table:style-name="ce1" table:formula="of:=[.AU13]" office:value-type="float" office:value="256000" calcext:value-type="float">
            <text:p>256000</text:p>
          </table:table-cell>
          <table:table-cell table:style-name="ce1" table:formula="of:=[.AV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Y13]" office:value-type="float" office:value="32000" calcext:value-type="float">
            <text:p>32000</text:p>
          </table:table-cell>
          <table:table-cell table:style-name="ce1" table:formula="of:=[.AZ13]" office:value-type="float" office:value="64000" calcext:value-type="float">
            <text:p>64000</text:p>
          </table:table-cell>
          <table:table-cell table:style-name="ce1" table:formula="of:=[.BA13]" office:value-type="float" office:value="128000" calcext:value-type="float">
            <text:p>128000</text:p>
          </table:table-cell>
          <table:table-cell table:style-name="ce1" table:formula="of:=[.BB13]" office:value-type="float" office:value="256000" calcext:value-type="float">
            <text:p>256000</text:p>
          </table:table-cell>
          <table:table-cell table:style-name="ce1" table:formula="of:=[.BC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F13]" office:value-type="float" office:value="32000" calcext:value-type="float">
            <text:p>32000</text:p>
          </table:table-cell>
          <table:table-cell table:style-name="ce1" table:formula="of:=[.BG13]" office:value-type="float" office:value="64000" calcext:value-type="float">
            <text:p>64000</text:p>
          </table:table-cell>
          <table:table-cell table:style-name="ce1" table:formula="of:=[.BH13]" office:value-type="float" office:value="128000" calcext:value-type="float">
            <text:p>128000</text:p>
          </table:table-cell>
          <table:table-cell table:style-name="ce1" table:formula="of:=[.BI13]" office:value-type="float" office:value="256000" calcext:value-type="float">
            <text:p>256000</text:p>
          </table:table-cell>
          <table:table-cell table:style-name="ce1" table:formula="of:=[.BJ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M13]" office:value-type="float" office:value="32000" calcext:value-type="float">
            <text:p>32000</text:p>
          </table:table-cell>
          <table:table-cell table:style-name="ce1" table:formula="of:=[.BN13]" office:value-type="float" office:value="64000" calcext:value-type="float">
            <text:p>64000</text:p>
          </table:table-cell>
          <table:table-cell table:style-name="ce1" table:formula="of:=[.BO13]" office:value-type="float" office:value="128000" calcext:value-type="float">
            <text:p>128000</text:p>
          </table:table-cell>
          <table:table-cell table:style-name="ce1" table:formula="of:=[.BP13]" office:value-type="float" office:value="256000" calcext:value-type="float">
            <text:p>256000</text:p>
          </table:table-cell>
          <table:table-cell table:style-name="ce1" table:formula="of:=[.BQ13]" office:value-type="float" office:value="512000" calcext:value-type="float">
            <text:p>512000</text:p>
          </table:table-cell>
          <table:table-cell table:number-columns-repeated="955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table-cell table:style-name="ce12" table:formula="of:=[.E14]/[.$A$23]" office:value-type="float" office:value="1" calcext:value-type="float">
            <text:p>1,0000</text:p>
          </table:table-cell>
          <table:table-cell table:style-name="ce12" table:formula="of:=[.F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14]/[.$A$23]" office:value-type="float" office:value="1" calcext:value-type="float">
            <text:p>1,0000</text:p>
          </table:table-cell>
          <table:table-cell table:style-name="ce12" table:formula="of:=[.J14]/[.$A$23]" office:value-type="float" office:value="1" calcext:value-type="float">
            <text:p>1,0000</text:p>
          </table:table-cell>
          <table:table-cell table:style-name="ce12" table:formula="of:=[.K14]/[.$A$23]" office:value-type="float" office:value="1" calcext:value-type="float">
            <text:p>1,0000</text:p>
          </table:table-cell>
          <table:table-cell table:style-name="ce12" table:formula="of:=[.L14]/[.$A$23]" office:value-type="float" office:value="1" calcext:value-type="float">
            <text:p>1,0000</text:p>
          </table:table-cell>
          <table:table-cell table:style-name="ce12" table:formula="of:=[.M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14]/[.$A$23]" office:value-type="float" office:value="1" calcext:value-type="float">
            <text:p>1,0000</text:p>
          </table:table-cell>
          <table:table-cell table:style-name="ce12" table:formula="of:=[.Q14]/[.$A$23]" office:value-type="float" office:value="1" calcext:value-type="float">
            <text:p>1,0000</text:p>
          </table:table-cell>
          <table:table-cell table:style-name="ce12" table:formula="of:=[.R14]/[.$A$23]" office:value-type="float" office:value="1" calcext:value-type="float">
            <text:p>1,0000</text:p>
          </table:table-cell>
          <table:table-cell table:style-name="ce12" table:formula="of:=[.S14]/[.$A$23]" office:value-type="float" office:value="1" calcext:value-type="float">
            <text:p>1,0000</text:p>
          </table:table-cell>
          <table:table-cell table:style-name="ce12" table:formula="of:=[.T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14]/[.$A$23]" office:value-type="float" office:value="1" calcext:value-type="float">
            <text:p>1,0000</text:p>
          </table:table-cell>
          <table:table-cell table:style-name="ce12" table:formula="of:=[.X14]/[.$A$23]" office:value-type="float" office:value="1" calcext:value-type="float">
            <text:p>1,0000</text:p>
          </table:table-cell>
          <table:table-cell table:style-name="ce12" table:formula="of:=[.Y14]/[.$A$23]" office:value-type="float" office:value="1" calcext:value-type="float">
            <text:p>1,0000</text:p>
          </table:table-cell>
          <table:table-cell table:style-name="ce12" table:formula="of:=[.Z14]/[.$A$23]" office:value-type="float" office:value="1" calcext:value-type="float">
            <text:p>1,0000</text:p>
          </table:table-cell>
          <table:table-cell table:style-name="ce12" table:formula="of:=[.AA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14]/[.$A$23]" office:value-type="float" office:value="1" calcext:value-type="float">
            <text:p>1,0000</text:p>
          </table:table-cell>
          <table:table-cell table:style-name="ce12" table:formula="of:=[.AE14]/[.$A$23]" office:value-type="float" office:value="1" calcext:value-type="float">
            <text:p>1,0000</text:p>
          </table:table-cell>
          <table:table-cell table:style-name="ce12" table:formula="of:=[.AF14]/[.$A$23]" office:value-type="float" office:value="1" calcext:value-type="float">
            <text:p>1,0000</text:p>
          </table:table-cell>
          <table:table-cell table:style-name="ce12" table:formula="of:=[.AG14]/[.$A$23]" office:value-type="float" office:value="1" calcext:value-type="float">
            <text:p>1,0000</text:p>
          </table:table-cell>
          <table:table-cell table:style-name="ce12" table:formula="of:=[.AH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14]/[.$A$23]" office:value-type="float" office:value="1" calcext:value-type="float">
            <text:p>1,0000</text:p>
          </table:table-cell>
          <table:table-cell table:style-name="ce12" table:formula="of:=[.AL14]/[.$A$23]" office:value-type="float" office:value="1" calcext:value-type="float">
            <text:p>1,0000</text:p>
          </table:table-cell>
          <table:table-cell table:style-name="ce12" table:formula="of:=[.AM14]/[.$A$23]" office:value-type="float" office:value="1" calcext:value-type="float">
            <text:p>1,0000</text:p>
          </table:table-cell>
          <table:table-cell table:style-name="ce12" table:formula="of:=[.AN14]/[.$A$23]" office:value-type="float" office:value="1" calcext:value-type="float">
            <text:p>1,0000</text:p>
          </table:table-cell>
          <table:table-cell table:style-name="ce12" table:formula="of:=[.AO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14]/[.$A$23]" office:value-type="float" office:value="1" calcext:value-type="float">
            <text:p>1,0000</text:p>
          </table:table-cell>
          <table:table-cell table:style-name="ce12" table:formula="of:=[.AS14]/[.$A$23]" office:value-type="float" office:value="1" calcext:value-type="float">
            <text:p>1,0000</text:p>
          </table:table-cell>
          <table:table-cell table:style-name="ce12" table:formula="of:=[.AT14]/[.$A$23]" office:value-type="float" office:value="1" calcext:value-type="float">
            <text:p>1,0000</text:p>
          </table:table-cell>
          <table:table-cell table:style-name="ce12" table:formula="of:=[.AU14]/[.$A$23]" office:value-type="float" office:value="1" calcext:value-type="float">
            <text:p>1,0000</text:p>
          </table:table-cell>
          <table:table-cell table:style-name="ce12" table:formula="of:=[.AV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14]/[.$A$23]" office:value-type="float" office:value="1" calcext:value-type="float">
            <text:p>1,0000</text:p>
          </table:table-cell>
          <table:table-cell table:style-name="ce12" table:formula="of:=[.AZ14]/[.$A$23]" office:value-type="float" office:value="1" calcext:value-type="float">
            <text:p>1,0000</text:p>
          </table:table-cell>
          <table:table-cell table:style-name="ce12" table:formula="of:=[.BA14]/[.$A$23]" office:value-type="float" office:value="1" calcext:value-type="float">
            <text:p>1,0000</text:p>
          </table:table-cell>
          <table:table-cell table:style-name="ce12" table:formula="of:=[.BB14]/[.$A$23]" office:value-type="float" office:value="1" calcext:value-type="float">
            <text:p>1,0000</text:p>
          </table:table-cell>
          <table:table-cell table:style-name="ce12" table:formula="of:=[.BC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table-cell table:style-name="ce12" table:formula="of:=[.BH14]/[.$A$23]" office:value-type="float" office:value="1" calcext:value-type="float">
            <text:p>1,0000</text:p>
          </table:table-cell>
          <table:table-cell table:style-name="ce12" table:formula="of:=[.BI14]/[.$A$23]" office:value-type="float" office:value="1" calcext:value-type="float">
            <text:p>1,0000</text:p>
          </table:table-cell>
          <table:table-cell table:style-name="ce12" table:formula="of:=[.BJ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14]/[.$A$23]" office:value-type="float" office:value="1" calcext:value-type="float">
            <text:p>1,0000</text:p>
          </table:table-cell>
          <table:table-cell table:style-name="ce12" table:formula="of:=[.BN14]/[.$A$23]" office:value-type="float" office:value="1" calcext:value-type="float">
            <text:p>1,0000</text:p>
          </table:table-cell>
          <table:table-cell table:style-name="ce12" table:formula="of:=[.BO14]/[.$A$23]" office:value-type="float" office:value="1" calcext:value-type="float">
            <text:p>1,0000</text:p>
          </table:table-cell>
          <table:table-cell table:style-name="ce12" table:formula="of:=[.BP14]/[.$A$23]" office:value-type="float" office:value="1" calcext:value-type="float">
            <text:p>1,0000</text:p>
          </table:table-cell>
          <table:table-cell table:style-name="ce12" table:formula="of:=[.BQ14]/[.$A$23]" office:value-type="float" office:value="1" calcext:value-type="float">
            <text:p>1,0000</text:p>
          </table:table-cell>
          <table:table-cell table:number-columns-repeated="955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732758438818566" calcext:value-type="float">
            <text:p>0,7328</text:p>
          </table:table-cell>
          <table:table-cell table:style-name="ce4" table:formula="of:=[.C15]/[.$A$24]" office:value-type="float" office:value="0.813175872872711" calcext:value-type="float">
            <text:p>0,8132</text:p>
          </table:table-cell>
          <table:table-cell table:style-name="ce4" table:formula="of:=[.D15]/[.$A$24]" office:value-type="float" office:value="0.967331064735068" calcext:value-type="float">
            <text:p>0,9673</text:p>
          </table:table-cell>
          <table:table-cell table:style-name="ce4" table:formula="of:=[.E15]/[.$A$24]" office:value-type="float" office:value="1.02816580915056" calcext:value-type="float">
            <text:p>1,0282</text:p>
          </table:table-cell>
          <table:table-cell table:style-name="ce4" table:formula="of:=[.F15]/[.$A$24]" office:value-type="float" office:value="1.0139897461253" calcext:value-type="float">
            <text:p>1,014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15]/[.$A$24]" office:value-type="float" office:value="0.895656316522641" calcext:value-type="float">
            <text:p>0,8957</text:p>
          </table:table-cell>
          <table:table-cell table:style-name="ce4" table:formula="of:=[.J15]/[.$A$24]" office:value-type="float" office:value="0.866504167260502" calcext:value-type="float">
            <text:p>0,8665</text:p>
          </table:table-cell>
          <table:table-cell table:style-name="ce4" table:formula="of:=[.K15]/[.$A$24]" office:value-type="float" office:value="0.920653694531964" calcext:value-type="float">
            <text:p>0,9207</text:p>
          </table:table-cell>
          <table:table-cell table:style-name="ce4" table:formula="of:=[.L15]/[.$A$24]" office:value-type="float" office:value="0.96014494824608" calcext:value-type="float">
            <text:p>0,9601</text:p>
          </table:table-cell>
          <table:table-cell table:style-name="ce4" table:formula="of:=[.M15]/[.$A$24]" office:value-type="float" office:value="1.00148456301891" calcext:value-type="float">
            <text:p>1,001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15]/[.$A$24]" office:value-type="float" office:value="1.00239272408781" calcext:value-type="float">
            <text:p>1,0024</text:p>
          </table:table-cell>
          <table:table-cell table:style-name="ce4" table:formula="of:=[.Q15]/[.$A$24]" office:value-type="float" office:value="0.943674235211983" calcext:value-type="float">
            <text:p>0,9437</text:p>
          </table:table-cell>
          <table:table-cell table:style-name="ce4" table:formula="of:=[.R15]/[.$A$24]" office:value-type="float" office:value="1.00901963882768" calcext:value-type="float">
            <text:p>1,0090</text:p>
          </table:table-cell>
          <table:table-cell table:style-name="ce4" table:formula="of:=[.S15]/[.$A$24]" office:value-type="float" office:value="0.998951784919858" calcext:value-type="float">
            <text:p>0,9990</text:p>
          </table:table-cell>
          <table:table-cell table:style-name="ce4" table:formula="of:=[.T15]/[.$A$24]" office:value-type="float" office:value="0.997864626094654" calcext:value-type="float">
            <text:p>0,997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15]/[.$A$24]" office:value-type="float" office:value="1.17349608655444" calcext:value-type="float">
            <text:p>1,1735</text:p>
          </table:table-cell>
          <table:table-cell table:style-name="ce4" table:formula="of:=[.X15]/[.$A$24]" office:value-type="float" office:value="0.925539177657099" calcext:value-type="float">
            <text:p>0,9255</text:p>
          </table:table-cell>
          <table:table-cell table:style-name="ce4" table:formula="of:=[.Y15]/[.$A$24]" office:value-type="float" office:value="0.966924307597137" calcext:value-type="float">
            <text:p>0,9669</text:p>
          </table:table-cell>
          <table:table-cell table:style-name="ce4" table:formula="of:=[.Z15]/[.$A$24]" office:value-type="float" office:value="0.985222611770773" calcext:value-type="float">
            <text:p>0,9852</text:p>
          </table:table-cell>
          <table:table-cell table:style-name="ce4" table:formula="of:=[.AA15]/[.$A$24]" office:value-type="float" office:value="0.982630679023949" calcext:value-type="float">
            <text:p>0,982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15]/[.$A$24]" office:value-type="float" office:value="1.17349608655444" calcext:value-type="float">
            <text:p>1,1735</text:p>
          </table:table-cell>
          <table:table-cell table:style-name="ce4" table:formula="of:=[.AE15]/[.$A$24]" office:value-type="float" office:value="0.925539177657099" calcext:value-type="float">
            <text:p>0,9255</text:p>
          </table:table-cell>
          <table:table-cell table:style-name="ce4" table:formula="of:=[.AF15]/[.$A$24]" office:value-type="float" office:value="0.966924307597137" calcext:value-type="float">
            <text:p>0,9669</text:p>
          </table:table-cell>
          <table:table-cell table:style-name="ce4" table:formula="of:=[.AG15]/[.$A$24]" office:value-type="float" office:value="0.985222611770773" calcext:value-type="float">
            <text:p>0,9852</text:p>
          </table:table-cell>
          <table:table-cell table:style-name="ce4" table:formula="of:=[.AH15]/[.$A$24]" office:value-type="float" office:value="0.982630679023949" calcext:value-type="float">
            <text:p>0,982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15]/[.$A$24]" office:value-type="float" office:value="1.0042467915438" calcext:value-type="float">
            <text:p>1,0042</text:p>
          </table:table-cell>
          <table:table-cell table:style-name="ce4" table:formula="of:=[.AL15]/[.$A$24]" office:value-type="float" office:value="0.910503605461053" calcext:value-type="float">
            <text:p>0,9105</text:p>
          </table:table-cell>
          <table:table-cell table:style-name="ce4" table:formula="of:=[.AM15]/[.$A$24]" office:value-type="float" office:value="0.992092292264121" calcext:value-type="float">
            <text:p>0,9921</text:p>
          </table:table-cell>
          <table:table-cell table:style-name="ce4" table:formula="of:=[.AN15]/[.$A$24]" office:value-type="float" office:value="1.01664804709841" calcext:value-type="float">
            <text:p>1,0166</text:p>
          </table:table-cell>
          <table:table-cell table:style-name="ce4" table:formula="of:=[.AO15]/[.$A$24]" office:value-type="float" office:value="0.994788395172338" calcext:value-type="float">
            <text:p>0,994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15]/[.$A$24]" office:value-type="float" office:value="0.83737064351136" calcext:value-type="float">
            <text:p>0,8374</text:p>
          </table:table-cell>
          <table:table-cell table:style-name="ce4" table:formula="of:=[.AS15]/[.$A$24]" office:value-type="float" office:value="1.00727403525382" calcext:value-type="float">
            <text:p>1,0073</text:p>
          </table:table-cell>
          <table:table-cell table:style-name="ce4" table:formula="of:=[.AT15]/[.$A$24]" office:value-type="float" office:value="1.00119639076236" calcext:value-type="float">
            <text:p>1,0012</text:p>
          </table:table-cell>
          <table:table-cell table:style-name="ce4" table:formula="of:=[.AU15]/[.$A$24]" office:value-type="float" office:value="1.00388229138148" calcext:value-type="float">
            <text:p>1,0039</text:p>
          </table:table-cell>
          <table:table-cell table:style-name="ce4" table:formula="of:=[.AV15]/[.$A$24]" office:value-type="float" office:value="0.996786951655863" calcext:value-type="float">
            <text:p>0,996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15]/[.$A$24]" office:value-type="float" office:value="1.00412368118973" calcext:value-type="float">
            <text:p>1,0041</text:p>
          </table:table-cell>
          <table:table-cell table:style-name="ce4" table:formula="of:=[.AZ15]/[.$A$24]" office:value-type="float" office:value="0.962792925312697" calcext:value-type="float">
            <text:p>0,9628</text:p>
          </table:table-cell>
          <table:table-cell table:style-name="ce4" table:formula="of:=[.BA15]/[.$A$24]" office:value-type="float" office:value="0.919189078940698" calcext:value-type="float">
            <text:p>0,9192</text:p>
          </table:table-cell>
          <table:table-cell table:style-name="ce4" table:formula="of:=[.BB15]/[.$A$24]" office:value-type="float" office:value="0.969489338714538" calcext:value-type="float">
            <text:p>0,9695</text:p>
          </table:table-cell>
          <table:table-cell table:style-name="ce4" table:formula="of:=[.BC15]/[.$A$24]" office:value-type="float" office:value="0.984380939578675" calcext:value-type="float">
            <text:p>0,9844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15]/[.$A$24]" office:value-type="float" office:value="1.02431941516796" calcext:value-type="float">
            <text:p>1,0243</text:p>
          </table:table-cell>
          <table:table-cell table:style-name="ce4" table:formula="of:=[.BG15]/[.$A$24]" office:value-type="float" office:value="1.03445086083081" calcext:value-type="float">
            <text:p>1,0345</text:p>
          </table:table-cell>
          <table:table-cell table:style-name="ce4" table:formula="of:=[.BH15]/[.$A$24]" office:value-type="float" office:value="0.992424012799415" calcext:value-type="float">
            <text:p>0,9924</text:p>
          </table:table-cell>
          <table:table-cell table:style-name="ce4" table:formula="of:=[.BI15]/[.$A$24]" office:value-type="float" office:value="0.935150564716852" calcext:value-type="float">
            <text:p>0,9352</text:p>
          </table:table-cell>
          <table:table-cell table:style-name="ce4" table:formula="of:=[.BJ15]/[.$A$24]" office:value-type="float" office:value="0.975300783462375" calcext:value-type="float">
            <text:p>0,97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15]/[.$A$24]" office:value-type="float" office:value="0.709167662881052" calcext:value-type="float">
            <text:p>0,7092</text:p>
          </table:table-cell>
          <table:table-cell table:style-name="ce4" table:formula="of:=[.BN15]/[.$A$24]" office:value-type="float" office:value="0.594252932227034" calcext:value-type="float">
            <text:p>0,5943</text:p>
          </table:table-cell>
          <table:table-cell table:style-name="ce4" table:formula="of:=[.BO15]/[.$A$24]" office:value-type="float" office:value="0.577410734001574" calcext:value-type="float">
            <text:p>0,5774</text:p>
          </table:table-cell>
          <table:table-cell table:style-name="ce4" table:formula="of:=[.BP15]/[.$A$24]" office:value-type="float" office:value="0.512595540737571" calcext:value-type="float">
            <text:p>0,5126</text:p>
          </table:table-cell>
          <table:table-cell table:style-name="ce4" table:formula="of:=[.BQ15]/[.$A$24]" office:value-type="float" office:value="0.610300970977105" calcext:value-type="float">
            <text:p>0,6103</text:p>
          </table:table-cell>
          <table:table-cell table:number-columns-repeated="955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766617372783155" calcext:value-type="float">
            <text:p>0,7666</text:p>
          </table:table-cell>
          <table:table-cell table:style-name="ce12" table:formula="of:=[.C16]/[.$A$25]" office:value-type="float" office:value="0.718003410229404" calcext:value-type="float">
            <text:p>0,7180</text:p>
          </table:table-cell>
          <table:table-cell table:style-name="ce12" table:formula="of:=[.D16]/[.$A$25]" office:value-type="float" office:value="0.742462525539137" calcext:value-type="float">
            <text:p>0,7425</text:p>
          </table:table-cell>
          <table:table-cell table:style-name="ce12" table:formula="of:=[.E16]/[.$A$25]" office:value-type="float" office:value="0.959005205258708" calcext:value-type="float">
            <text:p>0,9590</text:p>
          </table:table-cell>
          <table:table-cell table:style-name="ce12" table:formula="of:=[.F16]/[.$A$25]" office:value-type="float" office:value="0.973659007437214" calcext:value-type="float">
            <text:p>0,973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16]/[.$A$25]" office:value-type="float" office:value="1.00690141417976" calcext:value-type="float">
            <text:p>1,0069</text:p>
          </table:table-cell>
          <table:table-cell table:style-name="ce12" table:formula="of:=[.J16]/[.$A$25]" office:value-type="float" office:value="0.781156168048295" calcext:value-type="float">
            <text:p>0,7812</text:p>
          </table:table-cell>
          <table:table-cell table:style-name="ce12" table:formula="of:=[.K16]/[.$A$25]" office:value-type="float" office:value="0.878276811778271" calcext:value-type="float">
            <text:p>0,8783</text:p>
          </table:table-cell>
          <table:table-cell table:style-name="ce12" table:formula="of:=[.L16]/[.$A$25]" office:value-type="float" office:value="0.936316553862128" calcext:value-type="float">
            <text:p>0,9363</text:p>
          </table:table-cell>
          <table:table-cell table:style-name="ce12" table:formula="of:=[.M16]/[.$A$25]" office:value-type="float" office:value="0.989545553602404" calcext:value-type="float">
            <text:p>0,989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16]/[.$A$25]" office:value-type="float" office:value="0.545046071021845" calcext:value-type="float">
            <text:p>0,5450</text:p>
          </table:table-cell>
          <table:table-cell table:style-name="ce12" table:formula="of:=[.Q16]/[.$A$25]" office:value-type="float" office:value="0.761271236067956" calcext:value-type="float">
            <text:p>0,7613</text:p>
          </table:table-cell>
          <table:table-cell table:style-name="ce12" table:formula="of:=[.R16]/[.$A$25]" office:value-type="float" office:value="0.930651687569116" calcext:value-type="float">
            <text:p>0,9307</text:p>
          </table:table-cell>
          <table:table-cell table:style-name="ce12" table:formula="of:=[.S16]/[.$A$25]" office:value-type="float" office:value="0.98364003144521" calcext:value-type="float">
            <text:p>0,9836</text:p>
          </table:table-cell>
          <table:table-cell table:style-name="ce12" table:formula="of:=[.T16]/[.$A$25]" office:value-type="float" office:value="0.989194425226558" calcext:value-type="float">
            <text:p>0,989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16]/[.$A$25]" office:value-type="float" office:value="0.895448703973563" calcext:value-type="float">
            <text:p>0,8954</text:p>
          </table:table-cell>
          <table:table-cell table:style-name="ce12" table:formula="of:=[.X16]/[.$A$25]" office:value-type="float" office:value="0.980938736974884" calcext:value-type="float">
            <text:p>0,9809</text:p>
          </table:table-cell>
          <table:table-cell table:style-name="ce12" table:formula="of:=[.Y16]/[.$A$25]" office:value-type="float" office:value="0.920229682472552" calcext:value-type="float">
            <text:p>0,9202</text:p>
          </table:table-cell>
          <table:table-cell table:style-name="ce12" table:formula="of:=[.Z16]/[.$A$25]" office:value-type="float" office:value="0.952370654987971" calcext:value-type="float">
            <text:p>0,9524</text:p>
          </table:table-cell>
          <table:table-cell table:style-name="ce12" table:formula="of:=[.AA16]/[.$A$25]" office:value-type="float" office:value="0.941368261160923" calcext:value-type="float">
            <text:p>0,941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16]/[.$A$25]" office:value-type="float" office:value="0.895448703973563" calcext:value-type="float">
            <text:p>0,8954</text:p>
          </table:table-cell>
          <table:table-cell table:style-name="ce12" table:formula="of:=[.AE16]/[.$A$25]" office:value-type="float" office:value="0.980938736974884" calcext:value-type="float">
            <text:p>0,9809</text:p>
          </table:table-cell>
          <table:table-cell table:style-name="ce12" table:formula="of:=[.AF16]/[.$A$25]" office:value-type="float" office:value="0.920229682472552" calcext:value-type="float">
            <text:p>0,9202</text:p>
          </table:table-cell>
          <table:table-cell table:style-name="ce12" table:formula="of:=[.AG16]/[.$A$25]" office:value-type="float" office:value="0.952370654987971" calcext:value-type="float">
            <text:p>0,9524</text:p>
          </table:table-cell>
          <table:table-cell table:style-name="ce12" table:formula="of:=[.AH16]/[.$A$25]" office:value-type="float" office:value="0.941368261160923" calcext:value-type="float">
            <text:p>0,941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16]/[.$A$25]" office:value-type="float" office:value="0.832131672230444" calcext:value-type="float">
            <text:p>0,8321</text:p>
          </table:table-cell>
          <table:table-cell table:style-name="ce12" table:formula="of:=[.AL16]/[.$A$25]" office:value-type="float" office:value="0.861287112593695" calcext:value-type="float">
            <text:p>0,8613</text:p>
          </table:table-cell>
          <table:table-cell table:style-name="ce12" table:formula="of:=[.AM16]/[.$A$25]" office:value-type="float" office:value="0.914920663351796" calcext:value-type="float">
            <text:p>0,9149</text:p>
          </table:table-cell>
          <table:table-cell table:style-name="ce12" table:formula="of:=[.AN16]/[.$A$25]" office:value-type="float" office:value="0.961822873459026" calcext:value-type="float">
            <text:p>0,9618</text:p>
          </table:table-cell>
          <table:table-cell table:style-name="ce12" table:formula="of:=[.AO16]/[.$A$25]" office:value-type="float" office:value="0.952129319405117" calcext:value-type="float">
            <text:p>0,952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16]/[.$A$25]" office:value-type="float" office:value="0.849260492442064" calcext:value-type="float">
            <text:p>0,8493</text:p>
          </table:table-cell>
          <table:table-cell table:style-name="ce12" table:formula="of:=[.AS16]/[.$A$25]" office:value-type="float" office:value="0.932129170676518" calcext:value-type="float">
            <text:p>0,9321</text:p>
          </table:table-cell>
          <table:table-cell table:style-name="ce12" table:formula="of:=[.AT16]/[.$A$25]" office:value-type="float" office:value="1.00663678772928" calcext:value-type="float">
            <text:p>1,0066</text:p>
          </table:table-cell>
          <table:table-cell table:style-name="ce12" table:formula="of:=[.AU16]/[.$A$25]" office:value-type="float" office:value="0.951583782839228" calcext:value-type="float">
            <text:p>0,9516</text:p>
          </table:table-cell>
          <table:table-cell table:style-name="ce12" table:formula="of:=[.AV16]/[.$A$25]" office:value-type="float" office:value="0.948536609409997" calcext:value-type="float">
            <text:p>0,948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16]/[.$A$25]" office:value-type="float" office:value="0.734293963535262" calcext:value-type="float">
            <text:p>0,7343</text:p>
          </table:table-cell>
          <table:table-cell table:style-name="ce12" table:formula="of:=[.AZ16]/[.$A$25]" office:value-type="float" office:value="0.834743348897643" calcext:value-type="float">
            <text:p>0,8347</text:p>
          </table:table-cell>
          <table:table-cell table:style-name="ce12" table:formula="of:=[.BA16]/[.$A$25]" office:value-type="float" office:value="0.8937906840682" calcext:value-type="float">
            <text:p>0,8938</text:p>
          </table:table-cell>
          <table:table-cell table:style-name="ce12" table:formula="of:=[.BB16]/[.$A$25]" office:value-type="float" office:value="0.972083480100921" calcext:value-type="float">
            <text:p>0,9721</text:p>
          </table:table-cell>
          <table:table-cell table:style-name="ce12" table:formula="of:=[.BC16]/[.$A$25]" office:value-type="float" office:value="0.957504510900993" calcext:value-type="float">
            <text:p>0,957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16]/[.$A$25]" office:value-type="float" office:value="0.970520120681596" calcext:value-type="float">
            <text:p>0,9705</text:p>
          </table:table-cell>
          <table:table-cell table:style-name="ce12" table:formula="of:=[.BG16]/[.$A$25]" office:value-type="float" office:value="1.00254564354156" calcext:value-type="float">
            <text:p>1,0025</text:p>
          </table:table-cell>
          <table:table-cell table:style-name="ce12" table:formula="of:=[.BH16]/[.$A$25]" office:value-type="float" office:value="0.897433015947981" calcext:value-type="float">
            <text:p>0,8974</text:p>
          </table:table-cell>
          <table:table-cell table:style-name="ce12" table:formula="of:=[.BI16]/[.$A$25]" office:value-type="float" office:value="0.934460826438475" calcext:value-type="float">
            <text:p>0,9345</text:p>
          </table:table-cell>
          <table:table-cell table:style-name="ce12" table:formula="of:=[.BJ16]/[.$A$25]" office:value-type="float" office:value="0.917380286295878" calcext:value-type="float">
            <text:p>0,917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16]/[.$A$25]" office:value-type="float" office:value="0.504870601919163" calcext:value-type="float">
            <text:p>0,5049</text:p>
          </table:table-cell>
          <table:table-cell table:style-name="ce12" table:formula="of:=[.BN16]/[.$A$25]" office:value-type="float" office:value="0.518674509670823" calcext:value-type="float">
            <text:p>0,5187</text:p>
          </table:table-cell>
          <table:table-cell table:style-name="ce12" table:formula="of:=[.BO16]/[.$A$25]" office:value-type="float" office:value="0.533409989608687" calcext:value-type="float">
            <text:p>0,5334</text:p>
          </table:table-cell>
          <table:table-cell table:style-name="ce12" table:formula="of:=[.BP16]/[.$A$25]" office:value-type="float" office:value="0.419954769143224" calcext:value-type="float">
            <text:p>0,4200</text:p>
          </table:table-cell>
          <table:table-cell table:style-name="ce12" table:formula="of:=[.BQ16]/[.$A$25]" office:value-type="float" office:value="0.518599930367579" calcext:value-type="float">
            <text:p>0,5186</text:p>
          </table:table-cell>
          <table:table-cell table:number-columns-repeated="955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[.$A$26]" office:value-type="float" office:value="0.351080551091165" calcext:value-type="float">
            <text:p>0,3511</text:p>
          </table:table-cell>
          <table:table-cell table:style-name="ce4" table:formula="of:=[.C17]/[.$A$26]" office:value-type="float" office:value="0.576818052832525" calcext:value-type="float">
            <text:p>0,5768</text:p>
          </table:table-cell>
          <table:table-cell table:style-name="ce4" table:formula="of:=[.D17]/[.$A$26]" office:value-type="float" office:value="0.711626624701745" calcext:value-type="float">
            <text:p>0,7116</text:p>
          </table:table-cell>
          <table:table-cell table:style-name="ce4" table:formula="of:=[.E17]/[.$A$26]" office:value-type="float" office:value="0.790860982760597" calcext:value-type="float">
            <text:p>0,7909</text:p>
          </table:table-cell>
          <table:table-cell table:style-name="ce4" table:formula="of:=[.F17]/[.$A$26]" office:value-type="float" office:value="0.800224646467196" calcext:value-type="float">
            <text:p>0,800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17]/[.$A$26]" office:value-type="float" office:value="0.462893473789192" calcext:value-type="float">
            <text:p>0,4629</text:p>
          </table:table-cell>
          <table:table-cell table:style-name="ce4" table:formula="of:=[.J17]/[.$A$26]" office:value-type="float" office:value="0.600613700335607" calcext:value-type="float">
            <text:p>0,6006</text:p>
          </table:table-cell>
          <table:table-cell table:style-name="ce4" table:formula="of:=[.K17]/[.$A$26]" office:value-type="float" office:value="0.681511252896451" calcext:value-type="float">
            <text:p>0,6815</text:p>
          </table:table-cell>
          <table:table-cell table:style-name="ce4" table:formula="of:=[.L17]/[.$A$26]" office:value-type="float" office:value="0.766085815537411" calcext:value-type="float">
            <text:p>0,7661</text:p>
          </table:table-cell>
          <table:table-cell table:style-name="ce4" table:formula="of:=[.M17]/[.$A$26]" office:value-type="float" office:value="0.803793532027439" calcext:value-type="float">
            <text:p>0,803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17]/[.$A$26]" office:value-type="float" office:value="0.526509140853146" calcext:value-type="float">
            <text:p>0,5265</text:p>
          </table:table-cell>
          <table:table-cell table:style-name="ce4" table:formula="of:=[.Q17]/[.$A$26]" office:value-type="float" office:value="0.519860538093074" calcext:value-type="float">
            <text:p>0,5199</text:p>
          </table:table-cell>
          <table:table-cell table:style-name="ce4" table:formula="of:=[.R17]/[.$A$26]" office:value-type="float" office:value="0.735546312377356" calcext:value-type="float">
            <text:p>0,7355</text:p>
          </table:table-cell>
          <table:table-cell table:style-name="ce4" table:formula="of:=[.S17]/[.$A$26]" office:value-type="float" office:value="0.77815446992508" calcext:value-type="float">
            <text:p>0,7782</text:p>
          </table:table-cell>
          <table:table-cell table:style-name="ce4" table:formula="of:=[.T17]/[.$A$26]" office:value-type="float" office:value="0.790292399090804" calcext:value-type="float">
            <text:p>0,79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17]/[.$A$26]" office:value-type="float" office:value="0.808730413695904" calcext:value-type="float">
            <text:p>0,8087</text:p>
          </table:table-cell>
          <table:table-cell table:style-name="ce4" table:formula="of:=[.X17]/[.$A$26]" office:value-type="float" office:value="0.747096535587147" calcext:value-type="float">
            <text:p>0,7471</text:p>
          </table:table-cell>
          <table:table-cell table:style-name="ce4" table:formula="of:=[.Y17]/[.$A$26]" office:value-type="float" office:value="0.814891012400103" calcext:value-type="float">
            <text:p>0,8149</text:p>
          </table:table-cell>
          <table:table-cell table:style-name="ce4" table:formula="of:=[.Z17]/[.$A$26]" office:value-type="float" office:value="0.83220312463614" calcext:value-type="float">
            <text:p>0,8322</text:p>
          </table:table-cell>
          <table:table-cell table:style-name="ce4" table:formula="of:=[.AA17]/[.$A$26]" office:value-type="float" office:value="0.834104812193294" calcext:value-type="float">
            <text:p>0,834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17]/[.$A$26]" office:value-type="float" office:value="0.808730413695904" calcext:value-type="float">
            <text:p>0,8087</text:p>
          </table:table-cell>
          <table:table-cell table:style-name="ce4" table:formula="of:=[.AE17]/[.$A$26]" office:value-type="float" office:value="0.747096535587147" calcext:value-type="float">
            <text:p>0,7471</text:p>
          </table:table-cell>
          <table:table-cell table:style-name="ce4" table:formula="of:=[.AF17]/[.$A$26]" office:value-type="float" office:value="0.814891012400103" calcext:value-type="float">
            <text:p>0,8149</text:p>
          </table:table-cell>
          <table:table-cell table:style-name="ce4" table:formula="of:=[.AG17]/[.$A$26]" office:value-type="float" office:value="0.83220312463614" calcext:value-type="float">
            <text:p>0,8322</text:p>
          </table:table-cell>
          <table:table-cell table:style-name="ce4" table:formula="of:=[.AH17]/[.$A$26]" office:value-type="float" office:value="0.834104812193294" calcext:value-type="float">
            <text:p>0,834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17]/[.$A$26]" office:value-type="float" office:value="0.867427413182818" calcext:value-type="float">
            <text:p>0,8674</text:p>
          </table:table-cell>
          <table:table-cell table:style-name="ce4" table:formula="of:=[.AL17]/[.$A$26]" office:value-type="float" office:value="0.783096142924466" calcext:value-type="float">
            <text:p>0,7831</text:p>
          </table:table-cell>
          <table:table-cell table:style-name="ce4" table:formula="of:=[.AM17]/[.$A$26]" office:value-type="float" office:value="0.798130397071391" calcext:value-type="float">
            <text:p>0,7981</text:p>
          </table:table-cell>
          <table:table-cell table:style-name="ce4" table:formula="of:=[.AN17]/[.$A$26]" office:value-type="float" office:value="0.852178332638054" calcext:value-type="float">
            <text:p>0,8522</text:p>
          </table:table-cell>
          <table:table-cell table:style-name="ce4" table:formula="of:=[.AO17]/[.$A$26]" office:value-type="float" office:value="0.833322160393348" calcext:value-type="float">
            <text:p>0,833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17]/[.$A$26]" office:value-type="float" office:value="0.915278752892841" calcext:value-type="float">
            <text:p>0,9153</text:p>
          </table:table-cell>
          <table:table-cell table:style-name="ce4" table:formula="of:=[.AS17]/[.$A$26]" office:value-type="float" office:value="0.850708938543969" calcext:value-type="float">
            <text:p>0,8507</text:p>
          </table:table-cell>
          <table:table-cell table:style-name="ce4" table:formula="of:=[.AT17]/[.$A$26]" office:value-type="float" office:value="0.802462484657416" calcext:value-type="float">
            <text:p>0,8025</text:p>
          </table:table-cell>
          <table:table-cell table:style-name="ce4" table:formula="of:=[.AU17]/[.$A$26]" office:value-type="float" office:value="0.837222182903444" calcext:value-type="float">
            <text:p>0,8372</text:p>
          </table:table-cell>
          <table:table-cell table:style-name="ce4" table:formula="of:=[.AV17]/[.$A$26]" office:value-type="float" office:value="0.833989739124188" calcext:value-type="float">
            <text:p>0,834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17]/[.$A$26]" office:value-type="float" office:value="0.645698944953266" calcext:value-type="float">
            <text:p>0,6457</text:p>
          </table:table-cell>
          <table:table-cell table:style-name="ce4" table:formula="of:=[.AZ17]/[.$A$26]" office:value-type="float" office:value="0.82217912508432" calcext:value-type="float">
            <text:p>0,8222</text:p>
          </table:table-cell>
          <table:table-cell table:style-name="ce4" table:formula="of:=[.BA17]/[.$A$26]" office:value-type="float" office:value="0.779148661890381" calcext:value-type="float">
            <text:p>0,7791</text:p>
          </table:table-cell>
          <table:table-cell table:style-name="ce4" table:formula="of:=[.BB17]/[.$A$26]" office:value-type="float" office:value="0.833521480255969" calcext:value-type="float">
            <text:p>0,8335</text:p>
          </table:table-cell>
          <table:table-cell table:style-name="ce4" table:formula="of:=[.BC17]/[.$A$26]" office:value-type="float" office:value="0.841615412598515" calcext:value-type="float">
            <text:p>0,841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17]/[.$A$26]" office:value-type="float" office:value="0.789629719264279" calcext:value-type="float">
            <text:p>0,7896</text:p>
          </table:table-cell>
          <table:table-cell table:style-name="ce4" table:formula="of:=[.BG17]/[.$A$26]" office:value-type="float" office:value="0.833463157768834" calcext:value-type="float">
            <text:p>0,8335</text:p>
          </table:table-cell>
          <table:table-cell table:style-name="ce4" table:formula="of:=[.BH17]/[.$A$26]" office:value-type="float" office:value="0.821677348364928" calcext:value-type="float">
            <text:p>0,8217</text:p>
          </table:table-cell>
          <table:table-cell table:style-name="ce4" table:formula="of:=[.BI17]/[.$A$26]" office:value-type="float" office:value="0.797330568472964" calcext:value-type="float">
            <text:p>0,7973</text:p>
          </table:table-cell>
          <table:table-cell table:style-name="ce4" table:formula="of:=[.BJ17]/[.$A$26]" office:value-type="float" office:value="0.832473742337737" calcext:value-type="float">
            <text:p>0,8325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17]/[.$A$26]" office:value-type="float" office:value="0.42633134499982" calcext:value-type="float">
            <text:p>0,4263</text:p>
          </table:table-cell>
          <table:table-cell table:style-name="ce4" table:formula="of:=[.BN17]/[.$A$26]" office:value-type="float" office:value="0.457263478764984" calcext:value-type="float">
            <text:p>0,4573</text:p>
          </table:table-cell>
          <table:table-cell table:style-name="ce4" table:formula="of:=[.BO17]/[.$A$26]" office:value-type="float" office:value="0.447516095184414" calcext:value-type="float">
            <text:p>0,4475</text:p>
          </table:table-cell>
          <table:table-cell table:style-name="ce4" table:formula="of:=[.BP17]/[.$A$26]" office:value-type="float" office:value="0.377913272578323" calcext:value-type="float">
            <text:p>0,3779</text:p>
          </table:table-cell>
          <table:table-cell table:style-name="ce4" table:formula="of:=[.BQ17]/[.$A$26]" office:value-type="float" office:value="0.482266341582591" calcext:value-type="float">
            <text:p>0,4823</text:p>
          </table:table-cell>
          <table:table-cell table:number-columns-repeated="955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[.$A$27]" office:value-type="float" office:value="0.396827799739506" calcext:value-type="float">
            <text:p>0,3968</text:p>
          </table:table-cell>
          <table:table-cell table:style-name="ce12" table:formula="of:=[.C18]/[.$A$27]" office:value-type="float" office:value="0.395770645417086" calcext:value-type="float">
            <text:p>0,3958</text:p>
          </table:table-cell>
          <table:table-cell table:style-name="ce12" table:formula="of:=[.D18]/[.$A$27]" office:value-type="float" office:value="0.429967605510904" calcext:value-type="float">
            <text:p>0,4300</text:p>
          </table:table-cell>
          <table:table-cell table:style-name="ce12" table:formula="of:=[.E18]/[.$A$27]" office:value-type="float" office:value="0.490604553905927" calcext:value-type="float">
            <text:p>0,4906</text:p>
          </table:table-cell>
          <table:table-cell table:style-name="ce12" table:formula="of:=[.F18]/[.$A$27]" office:value-type="float" office:value="0.520739586319692" calcext:value-type="float">
            <text:p>0,520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18]/[.$A$27]" office:value-type="float" office:value="0.317559824162291" calcext:value-type="float">
            <text:p>0,3176</text:p>
          </table:table-cell>
          <table:table-cell table:style-name="ce12" table:formula="of:=[.J18]/[.$A$27]" office:value-type="float" office:value="0.367613026451801" calcext:value-type="float">
            <text:p>0,3676</text:p>
          </table:table-cell>
          <table:table-cell table:style-name="ce12" table:formula="of:=[.K18]/[.$A$27]" office:value-type="float" office:value="0.409654313973535" calcext:value-type="float">
            <text:p>0,4097</text:p>
          </table:table-cell>
          <table:table-cell table:style-name="ce12" table:formula="of:=[.L18]/[.$A$27]" office:value-type="float" office:value="0.476926299332878" calcext:value-type="float">
            <text:p>0,4769</text:p>
          </table:table-cell>
          <table:table-cell table:style-name="ce12" table:formula="of:=[.M18]/[.$A$27]" office:value-type="float" office:value="0.510330310099727" calcext:value-type="float">
            <text:p>0,510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18]/[.$A$27]" office:value-type="float" office:value="0.401469242501271" calcext:value-type="float">
            <text:p>0,4015</text:p>
          </table:table-cell>
          <table:table-cell table:style-name="ce12" table:formula="of:=[.Q18]/[.$A$27]" office:value-type="float" office:value="0.354314237714245" calcext:value-type="float">
            <text:p>0,3543</text:p>
          </table:table-cell>
          <table:table-cell table:style-name="ce12" table:formula="of:=[.R18]/[.$A$27]" office:value-type="float" office:value="0.447689660481116" calcext:value-type="float">
            <text:p>0,4477</text:p>
          </table:table-cell>
          <table:table-cell table:style-name="ce12" table:formula="of:=[.S18]/[.$A$27]" office:value-type="float" office:value="0.499111338626434" calcext:value-type="float">
            <text:p>0,4991</text:p>
          </table:table-cell>
          <table:table-cell table:style-name="ce12" table:formula="of:=[.T18]/[.$A$27]" office:value-type="float" office:value="0.531059196341449" calcext:value-type="float">
            <text:p>0,531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18]/[.$A$27]" office:value-type="float" office:value="0.563606785879362" calcext:value-type="float">
            <text:p>0,5636</text:p>
          </table:table-cell>
          <table:table-cell table:style-name="ce12" table:formula="of:=[.X18]/[.$A$27]" office:value-type="float" office:value="0.49999359024929" calcext:value-type="float">
            <text:p>0,5000</text:p>
          </table:table-cell>
          <table:table-cell table:style-name="ce12" table:formula="of:=[.Y18]/[.$A$27]" office:value-type="float" office:value="0.513560471050131" calcext:value-type="float">
            <text:p>0,5136</text:p>
          </table:table-cell>
          <table:table-cell table:style-name="ce12" table:formula="of:=[.Z18]/[.$A$27]" office:value-type="float" office:value="0.518880763640491" calcext:value-type="float">
            <text:p>0,5189</text:p>
          </table:table-cell>
          <table:table-cell table:style-name="ce12" table:formula="of:=[.AA18]/[.$A$27]" office:value-type="float" office:value="0.526089805386634" calcext:value-type="float">
            <text:p>0,526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18]/[.$A$27]" office:value-type="float" office:value="0.563606785879362" calcext:value-type="float">
            <text:p>0,5636</text:p>
          </table:table-cell>
          <table:table-cell table:style-name="ce12" table:formula="of:=[.AE18]/[.$A$27]" office:value-type="float" office:value="0.49999359024929" calcext:value-type="float">
            <text:p>0,5000</text:p>
          </table:table-cell>
          <table:table-cell table:style-name="ce12" table:formula="of:=[.AF18]/[.$A$27]" office:value-type="float" office:value="0.513560471050131" calcext:value-type="float">
            <text:p>0,5136</text:p>
          </table:table-cell>
          <table:table-cell table:style-name="ce12" table:formula="of:=[.AG18]/[.$A$27]" office:value-type="float" office:value="0.518880763640491" calcext:value-type="float">
            <text:p>0,5189</text:p>
          </table:table-cell>
          <table:table-cell table:style-name="ce12" table:formula="of:=[.AH18]/[.$A$27]" office:value-type="float" office:value="0.526089805386634" calcext:value-type="float">
            <text:p>0,526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18]/[.$A$27]" office:value-type="float" office:value="0.535333948339483" calcext:value-type="float">
            <text:p>0,5353</text:p>
          </table:table-cell>
          <table:table-cell table:style-name="ce12" table:formula="of:=[.AL18]/[.$A$27]" office:value-type="float" office:value="0.50506326277725" calcext:value-type="float">
            <text:p>0,5051</text:p>
          </table:table-cell>
          <table:table-cell table:style-name="ce12" table:formula="of:=[.AM18]/[.$A$27]" office:value-type="float" office:value="0.472259592252611" calcext:value-type="float">
            <text:p>0,4723</text:p>
          </table:table-cell>
          <table:table-cell table:style-name="ce12" table:formula="of:=[.AN18]/[.$A$27]" office:value-type="float" office:value="0.522712283215246" calcext:value-type="float">
            <text:p>0,5227</text:p>
          </table:table-cell>
          <table:table-cell table:style-name="ce12" table:formula="of:=[.AO18]/[.$A$27]" office:value-type="float" office:value="0.530114971760502" calcext:value-type="float">
            <text:p>0,53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18]/[.$A$27]" office:value-type="float" office:value="0.48092464817598" calcext:value-type="float">
            <text:p>0,4809</text:p>
          </table:table-cell>
          <table:table-cell table:style-name="ce12" table:formula="of:=[.AS18]/[.$A$27]" office:value-type="float" office:value="0.498183209202861" calcext:value-type="float">
            <text:p>0,4982</text:p>
          </table:table-cell>
          <table:table-cell table:style-name="ce12" table:formula="of:=[.AT18]/[.$A$27]" office:value-type="float" office:value="0.5185745655093" calcext:value-type="float">
            <text:p>0,5186</text:p>
          </table:table-cell>
          <table:table-cell table:style-name="ce12" table:formula="of:=[.AU18]/[.$A$27]" office:value-type="float" office:value="0.530535437285359" calcext:value-type="float">
            <text:p>0,5305</text:p>
          </table:table-cell>
          <table:table-cell table:style-name="ce12" table:formula="of:=[.AV18]/[.$A$27]" office:value-type="float" office:value="0.5332366071359" calcext:value-type="float">
            <text:p>0,533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18]/[.$A$27]" office:value-type="float" office:value="0.463468547516199" calcext:value-type="float">
            <text:p>0,4635</text:p>
          </table:table-cell>
          <table:table-cell table:style-name="ce12" table:formula="of:=[.AZ18]/[.$A$27]" office:value-type="float" office:value="0.490030942826224" calcext:value-type="float">
            <text:p>0,4900</text:p>
          </table:table-cell>
          <table:table-cell table:style-name="ce12" table:formula="of:=[.BA18]/[.$A$27]" office:value-type="float" office:value="0.472228780473557" calcext:value-type="float">
            <text:p>0,4722</text:p>
          </table:table-cell>
          <table:table-cell table:style-name="ce12" table:formula="of:=[.BB18]/[.$A$27]" office:value-type="float" office:value="0.51304773320066" calcext:value-type="float">
            <text:p>0,5130</text:p>
          </table:table-cell>
          <table:table-cell table:style-name="ce12" table:formula="of:=[.BC18]/[.$A$27]" office:value-type="float" office:value="0.529093839776572" calcext:value-type="float">
            <text:p>0,52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18]/[.$A$27]" office:value-type="float" office:value="0.469132569221921" calcext:value-type="float">
            <text:p>0,4691</text:p>
          </table:table-cell>
          <table:table-cell table:style-name="ce12" table:formula="of:=[.BG18]/[.$A$27]" office:value-type="float" office:value="0.473479585111298" calcext:value-type="float">
            <text:p>0,4735</text:p>
          </table:table-cell>
          <table:table-cell table:style-name="ce12" table:formula="of:=[.BH18]/[.$A$27]" office:value-type="float" office:value="0.445603338821823" calcext:value-type="float">
            <text:p>0,4456</text:p>
          </table:table-cell>
          <table:table-cell table:style-name="ce12" table:formula="of:=[.BI18]/[.$A$27]" office:value-type="float" office:value="0.488407548565647" calcext:value-type="float">
            <text:p>0,4884</text:p>
          </table:table-cell>
          <table:table-cell table:style-name="ce12" table:formula="of:=[.BJ18]/[.$A$27]" office:value-type="float" office:value="0.521896017797924" calcext:value-type="float">
            <text:p>0,521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18]/[.$A$27]" office:value-type="float" office:value="0.251488200381545" calcext:value-type="float">
            <text:p>0,2515</text:p>
          </table:table-cell>
          <table:table-cell table:style-name="ce12" table:formula="of:=[.BN18]/[.$A$27]" office:value-type="float" office:value="0.337606937916637" calcext:value-type="float">
            <text:p>0,3376</text:p>
          </table:table-cell>
          <table:table-cell table:style-name="ce12" table:formula="of:=[.BO18]/[.$A$27]" office:value-type="float" office:value="0.335854869305823" calcext:value-type="float">
            <text:p>0,3359</text:p>
          </table:table-cell>
          <table:table-cell table:style-name="ce12" table:formula="of:=[.BP18]/[.$A$27]" office:value-type="float" office:value="0.323726001074654" calcext:value-type="float">
            <text:p>0,3237</text:p>
          </table:table-cell>
          <table:table-cell table:style-name="ce12" table:formula="of:=[.BQ18]/[.$A$27]" office:value-type="float" office:value="0.395224246799828" calcext:value-type="float">
            <text:p>0,3952</text:p>
          </table:table-cell>
          <table:table-cell table:number-columns-repeated="955"/>
        </table:table-row>
        <table:table-row table:style-name="ro3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1926" calcext:value-type="float">
            <text:p>0,101926</text:p>
          </table:table-cell>
          <table:table-cell table:formula="of:=AVERAGE([.C1:.C3])" office:value-type="float" office:value="0.0926206666666667" calcext:value-type="float">
            <text:p>0,092620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1892" calcext:value-type="float">
            <text:p>0,101892</text:p>
          </table:table-cell>
          <table:table-cell table:formula="of:=AVERAGE([.H1:.H3])" office:value-type="float" office:value="0.099016" calcext:value-type="float">
            <text:p>0,099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512" calcext:value-type="float">
            <text:p>0,10512</text:p>
          </table:table-cell>
          <table:table-cell table:formula="of:=AVERAGE([.M1:.M3])" office:value-type="float" office:value="0.105292" calcext:value-type="float">
            <text:p>0,105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17622" calcext:value-type="float">
            <text:p>0,117622</text:p>
          </table:table-cell>
          <table:table-cell table:formula="of:=AVERAGE([.R1:.R3])" office:value-type="float" office:value="0.104052333333333" calcext:value-type="float">
            <text:p>0,104052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9119" calcext:value-type="float">
            <text:p>0,099119</text:p>
          </table:table-cell>
          <table:table-cell table:formula="of:=AVERAGE([.W1:.W3])" office:value-type="float" office:value="0.096717" calcext:value-type="float">
            <text:p>0,096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88335" calcext:value-type="float">
            <text:p>0,088335</text:p>
          </table:table-cell>
          <table:table-cell table:formula="of:=AVERAGE([.AB1:.AB3])" office:value-type="float" office:value="0.0938636666666667" calcext:value-type="float">
            <text:p>0,093863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17913" calcext:value-type="float">
            <text:p>0,117913</text:p>
          </table:table-cell>
          <table:table-cell table:formula="of:=AVERAGE([.AG1:.AG3])" office:value-type="float" office:value="0.0915566666666667" calcext:value-type="float">
            <text:p>0,09155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7595" calcext:value-type="float">
            <text:p>0,097595</text:p>
          </table:table-cell>
          <table:table-cell table:formula="of:=AVERAGE([.AL1:.AL3])" office:value-type="float" office:value="0.091357" calcext:value-type="float">
            <text:p>0,091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7876" calcext:value-type="float">
            <text:p>0,107876</text:p>
          </table:table-cell>
          <table:table-cell table:formula="of:=AVERAGE([.AQ1:.AQ3])" office:value-type="float" office:value="0.094915" calcext:value-type="float">
            <text:p>0,09491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2826" calcext:value-type="float">
            <text:p>0,1028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8054" calcext:value-type="float">
            <text:p>0,0980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11749" calcext:value-type="float">
            <text:p>0,1117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9152" calcext:value-type="float">
            <text:p>0,099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857" calcext:value-type="float">
            <text:p>0,0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037" calcext:value-type="float">
            <text:p>0,100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76642" calcext:value-type="float">
            <text:p>0,0766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82178" calcext:value-type="float">
            <text:p>0,0821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74532" calcext:value-type="float">
            <text:p>0,074532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7311" calcext:value-type="float">
            <text:p>0,07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7102" calcext:value-type="float">
            <text:p>0,097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9007" calcext:value-type="float">
            <text:p>0,0990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5383" calcext:value-type="float">
            <text:p>0,0953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5332" calcext:value-type="float">
            <text:p>0,1053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2886" calcext:value-type="float">
            <text:p>0,0928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80115" calcext:value-type="float">
            <text:p>0,080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094298" calcext:value-type="float">
            <text:p>0,0942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.102337" calcext:value-type="float">
            <text:p>0,102337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292097" calcext:value-type="float">
            <text:p>0,292097</text:p>
          </table:table-cell>
          <table:table-cell table:formula="of:=AVERAGE([.C4:.C6])" office:value-type="float" office:value="0.298130333333333" calcext:value-type="float">
            <text:p>0,298130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29437" calcext:value-type="float">
            <text:p>0,29437</text:p>
          </table:table-cell>
          <table:table-cell table:formula="of:=AVERAGE([.H4:.H6])" office:value-type="float" office:value="0.295886333333333" calcext:value-type="float">
            <text:p>0,295886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14589" calcext:value-type="float">
            <text:p>0,314589</text:p>
          </table:table-cell>
          <table:table-cell table:formula="of:=AVERAGE([.M4:.M6])" office:value-type="float" office:value="0.317195333333333" calcext:value-type="float">
            <text:p>0,317195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44798" calcext:value-type="float">
            <text:p>0,344798</text:p>
          </table:table-cell>
          <table:table-cell table:formula="of:=AVERAGE([.R4:.R6])" office:value-type="float" office:value="0.338022333333333" calcext:value-type="float">
            <text:p>0,338022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26586" calcext:value-type="float">
            <text:p>0,326586</text:p>
          </table:table-cell>
          <table:table-cell table:formula="of:=AVERAGE([.W4:.W6])" office:value-type="float" office:value="0.345635666666667" calcext:value-type="float">
            <text:p>0,345635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73176" calcext:value-type="float">
            <text:p>0,373176</text:p>
          </table:table-cell>
          <table:table-cell table:formula="of:=AVERAGE([.AB4:.AB6])" office:value-type="float" office:value="0.360312666666667" calcext:value-type="float">
            <text:p>0,360312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46682" calcext:value-type="float">
            <text:p>0,346682</text:p>
          </table:table-cell>
          <table:table-cell table:formula="of:=AVERAGE([.AG4:.AG6])" office:value-type="float" office:value="0.347773" calcext:value-type="float">
            <text:p>0,3477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77123" calcext:value-type="float">
            <text:p>0,377123</text:p>
          </table:table-cell>
          <table:table-cell table:formula="of:=AVERAGE([.AL4:.AL6])" office:value-type="float" office:value="0.371642333333333" calcext:value-type="float">
            <text:p>0,371642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43421" calcext:value-type="float">
            <text:p>0,343421</text:p>
          </table:table-cell>
          <table:table-cell table:formula="of:=AVERAGE([.AQ4:.AQ6])" office:value-type="float" office:value="0.326016666666667" calcext:value-type="float">
            <text:p>0,326016666666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292282" calcext:value-type="float">
            <text:p>0,292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00401" calcext:value-type="float">
            <text:p>0,3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05711" calcext:value-type="float">
            <text:p>0,3057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25498" calcext:value-type="float">
            <text:p>0,3254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55195" calcext:value-type="float">
            <text:p>0,3551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4731" calcext:value-type="float">
            <text:p>0,347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60276" calcext:value-type="float">
            <text:p>0,360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84575" calcext:value-type="float">
            <text:p>0,3845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22513" calcext:value-type="float">
            <text:p>0,322513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10012" calcext:value-type="float">
            <text:p>0,310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292888" calcext:value-type="float">
            <text:p>0,2928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31286" calcext:value-type="float">
            <text:p>0,331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43771" calcext:value-type="float">
            <text:p>0,3437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55126" calcext:value-type="float">
            <text:p>0,355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60452" calcext:value-type="float">
            <text:p>0,360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36361" calcext:value-type="float">
            <text:p>0,336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53229" calcext:value-type="float">
            <text:p>0,3532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.312116" calcext:value-type="float">
            <text:p>0,31211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57311" calcext:value-type="float">
            <text:p>1,257311</text:p>
          </table:table-cell>
          <table:table-cell table:formula="of:=AVERAGE([.C7:.C9])" office:value-type="float" office:value="1.20889233333333" calcext:value-type="float">
            <text:p>1,208892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73162" calcext:value-type="float">
            <text:p>1,173162</text:p>
          </table:table-cell>
          <table:table-cell table:formula="of:=AVERAGE([.H7:.H9])" office:value-type="float" office:value="1.170969" calcext:value-type="float">
            <text:p>1,1709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34559" calcext:value-type="float">
            <text:p>1,234559</text:p>
          </table:table-cell>
          <table:table-cell table:formula="of:=AVERAGE([.M7:.M9])" office:value-type="float" office:value="1.21747233333333" calcext:value-type="float">
            <text:p>1,217472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66132" calcext:value-type="float">
            <text:p>1,366132</text:p>
          </table:table-cell>
          <table:table-cell table:formula="of:=AVERAGE([.R7:.R9])" office:value-type="float" office:value="1.31713333333333" calcext:value-type="float">
            <text:p>1,31713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77417" calcext:value-type="float">
            <text:p>1,277417</text:p>
          </table:table-cell>
          <table:table-cell table:formula="of:=AVERAGE([.W7:.W9])" office:value-type="float" office:value="1.33488266666667" calcext:value-type="float">
            <text:p>1,334882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70968" calcext:value-type="float">
            <text:p>1,370968</text:p>
          </table:table-cell>
          <table:table-cell table:formula="of:=AVERAGE([.AB7:.AB9])" office:value-type="float" office:value="1.37382433333333" calcext:value-type="float">
            <text:p>1,373824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48921" calcext:value-type="float">
            <text:p>1,348921</text:p>
          </table:table-cell>
          <table:table-cell table:formula="of:=AVERAGE([.AG7:.AG9])" office:value-type="float" office:value="1.29342833333333" calcext:value-type="float">
            <text:p>1,293428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435602" calcext:value-type="float">
            <text:p>1,435602</text:p>
          </table:table-cell>
          <table:table-cell table:formula="of:=AVERAGE([.AL7:.AL9])" office:value-type="float" office:value="1.41881766666667" calcext:value-type="float">
            <text:p>1,418817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47003" calcext:value-type="float">
            <text:p>1,247003</text:p>
          </table:table-cell>
          <table:table-cell table:formula="of:=AVERAGE([.AQ7:.AQ9])" office:value-type="float" office:value="1.223762" calcext:value-type="float">
            <text:p>1,22376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9569" calcext:value-type="float">
            <text:p>1,195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70127" calcext:value-type="float">
            <text:p>1,170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24225" calcext:value-type="float">
            <text:p>1,2242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53136" calcext:value-type="float">
            <text:p>1,253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72468" calcext:value-type="float">
            <text:p>1,3724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419583" calcext:value-type="float">
            <text:p>1,4195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90504" calcext:value-type="float">
            <text:p>1,290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453828" calcext:value-type="float">
            <text:p>1,4538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24608" calcext:value-type="float">
            <text:p>1,224608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73676" calcext:value-type="float">
            <text:p>1,1736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69618" calcext:value-type="float">
            <text:p>1,1696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93633" calcext:value-type="float">
            <text:p>1,1936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32132" calcext:value-type="float">
            <text:p>1,332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54763" calcext:value-type="float">
            <text:p>1,3547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30922" calcext:value-type="float">
            <text:p>1,3309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24086" calcext:value-type="float">
            <text:p>1,240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367023" calcext:value-type="float">
            <text:p>1,3670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1.199675" calcext:value-type="float">
            <text:p>1,199675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913232" calcext:value-type="float">
            <text:p>13,913232</text:p>
          </table:table-cell>
          <table:table-cell table:formula="of:=AVERAGE([.C10:.C12])" office:value-type="float" office:value="14.129071" calcext:value-type="float">
            <text:p>14,129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79981" calcext:value-type="float">
            <text:p>13,79981</text:p>
          </table:table-cell>
          <table:table-cell table:formula="of:=AVERAGE([.H10:.H12])" office:value-type="float" office:value="13.7741453333333" calcext:value-type="float">
            <text:p>13,774145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875664" calcext:value-type="float">
            <text:p>13,875664</text:p>
          </table:table-cell>
          <table:table-cell table:formula="of:=AVERAGE([.M10:.M12])" office:value-type="float" office:value="13.728639" calcext:value-type="float">
            <text:p>13,728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39578" calcext:value-type="float">
            <text:p>14,39578</text:p>
          </table:table-cell>
          <table:table-cell table:formula="of:=AVERAGE([.R10:.R12])" office:value-type="float" office:value="14.5805826666667" calcext:value-type="float">
            <text:p>14,580582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763598" calcext:value-type="float">
            <text:p>14,763598</text:p>
          </table:table-cell>
          <table:table-cell table:formula="of:=AVERAGE([.W10:.W12])" office:value-type="float" office:value="15.0783843333333" calcext:value-type="float">
            <text:p>15,078384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710081" calcext:value-type="float">
            <text:p>14,710081</text:p>
          </table:table-cell>
          <table:table-cell table:formula="of:=AVERAGE([.AB10:.AB12])" office:value-type="float" office:value="14.921005" calcext:value-type="float">
            <text:p>14,921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790986" calcext:value-type="float">
            <text:p>14,790986</text:p>
          </table:table-cell>
          <table:table-cell table:formula="of:=AVERAGE([.AG10:.AG12])" office:value-type="float" office:value="14.920788" calcext:value-type="float">
            <text:p>14,920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796175" calcext:value-type="float">
            <text:p>14,796175</text:p>
          </table:table-cell>
          <table:table-cell table:formula="of:=AVERAGE([.AL10:.AL12])" office:value-type="float" office:value="14.7742866666667" calcext:value-type="float">
            <text:p>14,77428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805079" calcext:value-type="float">
            <text:p>13,805079</text:p>
          </table:table-cell>
          <table:table-cell table:formula="of:=AVERAGE([.AQ10:.AQ12])" office:value-type="float" office:value="13.8231796666667" calcext:value-type="float">
            <text:p>13,8231796666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354488" calcext:value-type="float">
            <text:p>14,354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815984" calcext:value-type="float">
            <text:p>13,815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652851" calcext:value-type="float">
            <text:p>13,6528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47971" calcext:value-type="float">
            <text:p>14,479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5.152476" calcext:value-type="float">
            <text:p>15,1524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5.120913" calcext:value-type="float">
            <text:p>15,1209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87433" calcext:value-type="float">
            <text:p>14,874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717946" calcext:value-type="float">
            <text:p>14,7179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720792" calcext:value-type="float">
            <text:p>13,720792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119493" calcext:value-type="float">
            <text:p>14,1194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706642" calcext:value-type="float">
            <text:p>13,7066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657402" calcext:value-type="float">
            <text:p>13,657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866258" calcext:value-type="float">
            <text:p>14,8662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5.319079" calcext:value-type="float">
            <text:p>15,3190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932021" calcext:value-type="float">
            <text:p>14,9320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5.097048" calcext:value-type="float">
            <text:p>15,0970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4.808739" calcext:value-type="float">
            <text:p>14,8087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13.943668" calcext:value-type="float">
            <text:p>13,943668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564278" calcext:value-type="float">
            <text:p>70,564278</text:p>
          </table:table-cell>
          <table:table-cell table:formula="of:=AVERAGE([.C13:.C15])" office:value-type="float" office:value="69.6619006666667" calcext:value-type="float">
            <text:p>69,661900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728882" calcext:value-type="float">
            <text:p>70,728882</text:p>
          </table:table-cell>
          <table:table-cell table:formula="of:=AVERAGE([.H13:.H15])" office:value-type="float" office:value="70.751032" calcext:value-type="float">
            <text:p>70,751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68.055449" calcext:value-type="float">
            <text:p>68,055449</text:p>
          </table:table-cell>
          <table:table-cell table:formula="of:=AVERAGE([.M13:.M15])" office:value-type="float" office:value="67.91332" calcext:value-type="float">
            <text:p>67,91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2.270277" calcext:value-type="float">
            <text:p>72,270277</text:p>
          </table:table-cell>
          <table:table-cell table:formula="of:=AVERAGE([.R13:.R15])" office:value-type="float" office:value="71.3304993333333" calcext:value-type="float">
            <text:p>71,330499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2.786315" calcext:value-type="float">
            <text:p>72,786315</text:p>
          </table:table-cell>
          <table:table-cell table:formula="of:=AVERAGE([.W13:.W15])" office:value-type="float" office:value="72.5784846666667" calcext:value-type="float">
            <text:p>72,578484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3.161654" calcext:value-type="float">
            <text:p>73,161654</text:p>
          </table:table-cell>
          <table:table-cell table:formula="of:=AVERAGE([.AB13:.AB15])" office:value-type="float" office:value="72.9981633333333" calcext:value-type="float">
            <text:p>72,99816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4.103106" calcext:value-type="float">
            <text:p>74,103106</text:p>
          </table:table-cell>
          <table:table-cell table:formula="of:=AVERAGE([.AG13:.AG15])" office:value-type="float" office:value="74.1376503333333" calcext:value-type="float">
            <text:p>74,137650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3.946446" calcext:value-type="float">
            <text:p>73,946446</text:p>
          </table:table-cell>
          <table:table-cell table:formula="of:=AVERAGE([.AL13:.AL15])" office:value-type="float" office:value="74.9747496666667" calcext:value-type="float">
            <text:p>74,974749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301168" calcext:value-type="float">
            <text:p>70,301168</text:p>
          </table:table-cell>
          <table:table-cell table:formula="of:=AVERAGE([.AQ13:.AQ15])" office:value-type="float" office:value="71.1898823333333" calcext:value-type="float">
            <text:p>71,189882333333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019792" calcext:value-type="float">
            <text:p>70,0197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1.253258" calcext:value-type="float">
            <text:p>71,2532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67.745595" calcext:value-type="float">
            <text:p>67,7455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45846" calcext:value-type="float">
            <text:p>70,458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2.609667" calcext:value-type="float">
            <text:p>72,609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2.525607" calcext:value-type="float">
            <text:p>72,5256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4.119269" calcext:value-type="float">
            <text:p>74,1192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5.640511" calcext:value-type="float">
            <text:p>75,6405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363489" calcext:value-type="float">
            <text:p>70,363489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68.401632" calcext:value-type="float">
            <text:p>68,4016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0.270956" calcext:value-type="float">
            <text:p>70,270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67.938916" calcext:value-type="float">
            <text:p>67,9389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1.262761" calcext:value-type="float">
            <text:p>71,2627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2.339472" calcext:value-type="float">
            <text:p>72,3394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3.307229" calcext:value-type="float">
            <text:p>73,3072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4.190576" calcext:value-type="float">
            <text:p>74,1905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5.337292" calcext:value-type="float">
            <text:p>75,3372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office:value-type="float" office:value="72.90499" calcext:value-type="float">
            <text:p>72,90499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65756" calcext:value-type="float">
            <text:p>0,065756</text:p>
          </table:table-cell>
          <table:table-cell table:formula="of:=AVERAGE([.C16:.C18])" office:value-type="float" office:value="0.0632" calcext:value-type="float">
            <text:p>0,0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68908" calcext:value-type="float">
            <text:p>0,068908</text:p>
          </table:table-cell>
          <table:table-cell table:formula="of:=AVERAGE([.H16:.H18])" office:value-type="float" office:value="0.0552756666666667" calcext:value-type="float">
            <text:p>0,055275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65773" calcext:value-type="float">
            <text:p>0,065773</text:p>
          </table:table-cell>
          <table:table-cell table:formula="of:=AVERAGE([.M16:.M18])" office:value-type="float" office:value="0.0525203333333333" calcext:value-type="float">
            <text:p>0,052520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39426" calcext:value-type="float">
            <text:p>0,039426</text:p>
          </table:table-cell>
          <table:table-cell table:formula="of:=AVERAGE([.R16:.R18])" office:value-type="float" office:value="0.0443343333333333" calcext:value-type="float">
            <text:p>0,044334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5208" calcext:value-type="float">
            <text:p>0,045208</text:p>
          </table:table-cell>
          <table:table-cell table:formula="of:=AVERAGE([.W16:.W18])" office:value-type="float" office:value="0.048154" calcext:value-type="float">
            <text:p>0,0481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8723" calcext:value-type="float">
            <text:p>0,058723</text:p>
          </table:table-cell>
          <table:table-cell table:formula="of:=AVERAGE([.AB16:.AB18])" office:value-type="float" office:value="0.0560466666666667" calcext:value-type="float">
            <text:p>0,05604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3462" calcext:value-type="float">
            <text:p>0,043462</text:p>
          </table:table-cell>
          <table:table-cell table:formula="of:=AVERAGE([.AG16:.AG18])" office:value-type="float" office:value="0.0455903333333333" calcext:value-type="float">
            <text:p>0,045590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5058" calcext:value-type="float">
            <text:p>0,045058</text:p>
          </table:table-cell>
          <table:table-cell table:formula="of:=AVERAGE([.AL16:.AL18])" office:value-type="float" office:value="0.044594" calcext:value-type="float">
            <text:p>0,044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63035" calcext:value-type="float">
            <text:p>0,063035</text:p>
          </table:table-cell>
          <table:table-cell table:formula="of:=AVERAGE([.AQ16:.AQ18])" office:value-type="float" office:value="0.06692" calcext:value-type="float">
            <text:p>0,0669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72723" calcext:value-type="float">
            <text:p>0,0727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6883" calcext:value-type="float">
            <text:p>0,0568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38583" calcext:value-type="float">
            <text:p>0,0385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13" calcext:value-type="float">
            <text:p>0,04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0518" calcext:value-type="float">
            <text:p>0,0505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5972" calcext:value-type="float">
            <text:p>0,0559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8793" calcext:value-type="float">
            <text:p>0,0487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402" calcext:value-type="float">
            <text:p>0,04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65987" calcext:value-type="float">
            <text:p>0,06598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1121" calcext:value-type="float">
            <text:p>0,0511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0036" calcext:value-type="float">
            <text:p>0,0400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3205" calcext:value-type="float">
            <text:p>0,0532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2277" calcext:value-type="float">
            <text:p>0,0522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8736" calcext:value-type="float">
            <text:p>0,0487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53445" calcext:value-type="float">
            <text:p>0,0534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4516" calcext:value-type="float">
            <text:p>0,0445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44704" calcext:value-type="float">
            <text:p>0,0447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.071738" calcext:value-type="float">
            <text:p>0,071738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5924" calcext:value-type="float">
            <text:p>0,175924</text:p>
          </table:table-cell>
          <table:table-cell table:formula="of:=AVERAGE([.C19:.C21])" office:value-type="float" office:value="0.183312333333333" calcext:value-type="float">
            <text:p>0,183312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4982" calcext:value-type="float">
            <text:p>0,174982</text:p>
          </table:table-cell>
          <table:table-cell table:formula="of:=AVERAGE([.H19:.H21])" office:value-type="float" office:value="0.170735666666667" calcext:value-type="float">
            <text:p>0,170735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7236" calcext:value-type="float">
            <text:p>0,177236</text:p>
          </table:table-cell>
          <table:table-cell table:formula="of:=AVERAGE([.M19:.M21])" office:value-type="float" office:value="0.168064" calcext:value-type="float">
            <text:p>0,168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81427" calcext:value-type="float">
            <text:p>0,181427</text:p>
          </table:table-cell>
          <table:table-cell table:formula="of:=AVERAGE([.R19:.R21])" office:value-type="float" office:value="0.182608333333333" calcext:value-type="float">
            <text:p>0,182608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87782" calcext:value-type="float">
            <text:p>0,187782</text:p>
          </table:table-cell>
          <table:table-cell table:formula="of:=AVERAGE([.W19:.W21])" office:value-type="float" office:value="0.189804666666667" calcext:value-type="float">
            <text:p>0,189804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6872" calcext:value-type="float">
            <text:p>0,16872</text:p>
          </table:table-cell>
          <table:table-cell table:formula="of:=AVERAGE([.AB19:.AB21])" office:value-type="float" office:value="0.178855333333333" calcext:value-type="float">
            <text:p>0,178855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5974" calcext:value-type="float">
            <text:p>0,175974</text:p>
          </table:table-cell>
          <table:table-cell table:formula="of:=AVERAGE([.AG19:.AG21])" office:value-type="float" office:value="0.180606333333333" calcext:value-type="float">
            <text:p>0,180606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202939" calcext:value-type="float">
            <text:p>0,202939</text:p>
          </table:table-cell>
          <table:table-cell table:formula="of:=AVERAGE([.AL19:.AL21])" office:value-type="float" office:value="0.179632666666667" calcext:value-type="float">
            <text:p>0,179632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272261" calcext:value-type="float">
            <text:p>0,272261</text:p>
          </table:table-cell>
          <table:table-cell table:formula="of:=AVERAGE([.AQ19:.AQ21])" office:value-type="float" office:value="0.274308" calcext:value-type="float">
            <text:p>0,274308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7549" calcext:value-type="float">
            <text:p>0,1775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62434" calcext:value-type="float">
            <text:p>0,1624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4085" calcext:value-type="float">
            <text:p>0,1740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81267" calcext:value-type="float">
            <text:p>0,1812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208844" calcext:value-type="float">
            <text:p>0,2088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6394" calcext:value-type="float">
            <text:p>0,1763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87608" calcext:value-type="float">
            <text:p>0,1876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6611" calcext:value-type="float">
            <text:p>0,166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274427" calcext:value-type="float">
            <text:p>0,27442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96464" calcext:value-type="float">
            <text:p>0,1964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4791" calcext:value-type="float">
            <text:p>0,1747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52871" calcext:value-type="float">
            <text:p>0,1528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85131" calcext:value-type="float">
            <text:p>0,1851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2788" calcext:value-type="float">
            <text:p>0,172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91452" calcext:value-type="float">
            <text:p>0,1914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78237" calcext:value-type="float">
            <text:p>0,1782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169849" calcext:value-type="float">
            <text:p>0,1698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.276236" calcext:value-type="float">
            <text:p>0,276236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592136" calcext:value-type="float">
            <text:p>0,592136</text:p>
          </table:table-cell>
          <table:table-cell table:formula="of:=AVERAGE([.C22:.C24])" office:value-type="float" office:value="0.624859666666667" calcext:value-type="float">
            <text:p>0,624859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25896" calcext:value-type="float">
            <text:p>0,625896</text:p>
          </table:table-cell>
          <table:table-cell table:formula="of:=AVERAGE([.H22:.H24])" office:value-type="float" office:value="0.635944333333333" calcext:value-type="float">
            <text:p>0,635944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593059" calcext:value-type="float">
            <text:p>0,593059</text:p>
          </table:table-cell>
          <table:table-cell table:formula="of:=AVERAGE([.M22:.M24])" office:value-type="float" office:value="0.603294666666667" calcext:value-type="float">
            <text:p>0,603294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02391" calcext:value-type="float">
            <text:p>0,702391</text:p>
          </table:table-cell>
          <table:table-cell table:formula="of:=AVERAGE([.R22:.R24])" office:value-type="float" office:value="0.681094333333333" calcext:value-type="float">
            <text:p>0,681094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79703" calcext:value-type="float">
            <text:p>0,679703</text:p>
          </table:table-cell>
          <table:table-cell table:formula="of:=AVERAGE([.W22:.W24])" office:value-type="float" office:value="0.672761333333333" calcext:value-type="float">
            <text:p>0,672761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7019" calcext:value-type="float">
            <text:p>0,67019</text:p>
          </table:table-cell>
          <table:table-cell table:formula="of:=AVERAGE([.AB22:.AB24])" office:value-type="float" office:value="0.686091333333333" calcext:value-type="float">
            <text:p>0,686091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76136" calcext:value-type="float">
            <text:p>0,676136</text:p>
          </table:table-cell>
          <table:table-cell table:formula="of:=AVERAGE([.AG22:.AG24])" office:value-type="float" office:value="0.703570333333333" calcext:value-type="float">
            <text:p>0,703570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97371" calcext:value-type="float">
            <text:p>0,697371</text:p>
          </table:table-cell>
          <table:table-cell table:formula="of:=AVERAGE([.AL22:.AL24])" office:value-type="float" office:value="0.714824333333333" calcext:value-type="float">
            <text:p>0,714824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1.064707" calcext:value-type="float">
            <text:p>1,064707</text:p>
          </table:table-cell>
          <table:table-cell table:formula="of:=AVERAGE([.AQ22:.AQ24])" office:value-type="float" office:value="1.059698" calcext:value-type="float">
            <text:p>1,059698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32109" calcext:value-type="float">
            <text:p>0,6321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4707" calcext:value-type="float">
            <text:p>0,647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595526" calcext:value-type="float">
            <text:p>0,5955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98773" calcext:value-type="float">
            <text:p>0,6987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35329" calcext:value-type="float">
            <text:p>0,6353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22916" calcext:value-type="float">
            <text:p>0,7229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06178" calcext:value-type="float">
            <text:p>0,7061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08914" calcext:value-type="float">
            <text:p>0,7089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1.054375" calcext:value-type="float">
            <text:p>1,054375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50334" calcext:value-type="float">
            <text:p>0,6503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34867" calcext:value-type="float">
            <text:p>0,6348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21299" calcext:value-type="float">
            <text:p>0,6212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42119" calcext:value-type="float">
            <text:p>0,6421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03252" calcext:value-type="float">
            <text:p>0,7032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665168" calcext:value-type="float">
            <text:p>0,6651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28397" calcext:value-type="float">
            <text:p>0,728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.738188" calcext:value-type="float">
            <text:p>0,7381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1.060012" calcext:value-type="float">
            <text:p>1,06001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6.82377" calcext:value-type="float">
            <text:p>6,82377</text:p>
          </table:table-cell>
          <table:table-cell table:formula="of:=AVERAGE([.C25:.C27])" office:value-type="float" office:value="6.871008" calcext:value-type="float">
            <text:p>6,871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162075" calcext:value-type="float">
            <text:p>7,162075</text:p>
          </table:table-cell>
          <table:table-cell table:formula="of:=AVERAGE([.H25:.H27])" office:value-type="float" office:value="7.172951" calcext:value-type="float">
            <text:p>7,1729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6.836946" calcext:value-type="float">
            <text:p>6,836946</text:p>
          </table:table-cell>
          <table:table-cell table:formula="of:=AVERAGE([.M25:.M27])" office:value-type="float" office:value="6.87152233333333" calcext:value-type="float">
            <text:p>6,871522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553633" calcext:value-type="float">
            <text:p>7,553633</text:p>
          </table:table-cell>
          <table:table-cell table:formula="of:=AVERAGE([.R25:.R27])" office:value-type="float" office:value="7.39963866666667" calcext:value-type="float">
            <text:p>7,399638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328612" calcext:value-type="float">
            <text:p>7,328612</text:p>
          </table:table-cell>
          <table:table-cell table:formula="of:=AVERAGE([.W25:.W27])" office:value-type="float" office:value="7.41573466666667" calcext:value-type="float">
            <text:p>7,415734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417618" calcext:value-type="float">
            <text:p>7,417618</text:p>
          </table:table-cell>
          <table:table-cell table:formula="of:=AVERAGE([.AB25:.AB27])" office:value-type="float" office:value="7.43165066666667" calcext:value-type="float">
            <text:p>7,431650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758848" calcext:value-type="float">
            <text:p>7,758848</text:p>
          </table:table-cell>
          <table:table-cell table:formula="of:=AVERAGE([.AG25:.AG27])" office:value-type="float" office:value="7.695179" calcext:value-type="float">
            <text:p>7,6951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99677" calcext:value-type="float">
            <text:p>7,99677</text:p>
          </table:table-cell>
          <table:table-cell table:formula="of:=AVERAGE([.AL25:.AL27])" office:value-type="float" office:value="7.899416" calcext:value-type="float">
            <text:p>7,8994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13.265699" calcext:value-type="float">
            <text:p>13,265699</text:p>
          </table:table-cell>
          <table:table-cell table:formula="of:=AVERAGE([.AQ25:.AQ27])" office:value-type="float" office:value="13.4835153333333" calcext:value-type="float">
            <text:p>13,483515333333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6.892308" calcext:value-type="float">
            <text:p>6,8923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178494" calcext:value-type="float">
            <text:p>7,1784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6.839857" calcext:value-type="float">
            <text:p>6,839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335951" calcext:value-type="float">
            <text:p>7,335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643966" calcext:value-type="float">
            <text:p>7,6439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442554" calcext:value-type="float">
            <text:p>7,4425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664602" calcext:value-type="float">
            <text:p>7,6646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906085" calcext:value-type="float">
            <text:p>7,9060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13.402623" calcext:value-type="float">
            <text:p>13,40262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6.896946" calcext:value-type="float">
            <text:p>6,8969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178284" calcext:value-type="float">
            <text:p>7,1782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6.937764" calcext:value-type="float">
            <text:p>6,9377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309332" calcext:value-type="float">
            <text:p>7,3093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274626" calcext:value-type="float">
            <text:p>7,2746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43478" calcext:value-type="float">
            <text:p>7,434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662087" calcext:value-type="float">
            <text:p>7,6620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7.795393" calcext:value-type="float">
            <text:p>7,7953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13.782224" calcext:value-type="float">
            <text:p>13,782224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4.080056" calcext:value-type="float">
            <text:p>34,080056</text:p>
          </table:table-cell>
          <table:table-cell table:formula="of:=AVERAGE([.C28:.C30])" office:value-type="float" office:value="34.350397" calcext:value-type="float">
            <text:p>34,3503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5.239176" calcext:value-type="float">
            <text:p>35,239176</text:p>
          </table:table-cell>
          <table:table-cell table:formula="of:=AVERAGE([.H28:.H30])" office:value-type="float" office:value="35.3230766666667" calcext:value-type="float">
            <text:p>35,32307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4.138488" calcext:value-type="float">
            <text:p>34,138488</text:p>
          </table:table-cell>
          <table:table-cell table:formula="of:=AVERAGE([.M28:.M30])" office:value-type="float" office:value="34.0293253333333" calcext:value-type="float">
            <text:p>34,029325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151603" calcext:value-type="float">
            <text:p>36,151603</text:p>
          </table:table-cell>
          <table:table-cell table:formula="of:=AVERAGE([.R28:.R30])" office:value-type="float" office:value="36.295681" calcext:value-type="float">
            <text:p>36,2956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474895" calcext:value-type="float">
            <text:p>36,474895</text:p>
          </table:table-cell>
          <table:table-cell table:formula="of:=AVERAGE([.W28:.W30])" office:value-type="float" office:value="36.4793583333333" calcext:value-type="float">
            <text:p>36,479358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576281" calcext:value-type="float">
            <text:p>36,576281</text:p>
          </table:table-cell>
          <table:table-cell table:formula="of:=AVERAGE([.AB28:.AB30])" office:value-type="float" office:value="36.616733" calcext:value-type="float">
            <text:p>36,6167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7.555074" calcext:value-type="float">
            <text:p>37,555074</text:p>
          </table:table-cell>
          <table:table-cell table:formula="of:=AVERAGE([.AG28:.AG30])" office:value-type="float" office:value="37.656992" calcext:value-type="float">
            <text:p>37,6569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8.382303" calcext:value-type="float">
            <text:p>38,382303</text:p>
          </table:table-cell>
          <table:table-cell table:formula="of:=AVERAGE([.AL28:.AL30])" office:value-type="float" office:value="38.436732" calcext:value-type="float">
            <text:p>38,436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58.465098" calcext:value-type="float">
            <text:p>58,465098</text:p>
          </table:table-cell>
          <table:table-cell table:formula="of:=AVERAGE([.AQ28:.AQ30])" office:value-type="float" office:value="58.323586" calcext:value-type="float">
            <text:p>58,323586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4.031901" calcext:value-type="float">
            <text:p>34,0319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5.408714" calcext:value-type="float">
            <text:p>35,4087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3.943139" calcext:value-type="float">
            <text:p>33,943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243649" calcext:value-type="float">
            <text:p>36,2436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404954" calcext:value-type="float">
            <text:p>36,4049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727831" calcext:value-type="float">
            <text:p>36,7278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7.865112" calcext:value-type="float">
            <text:p>37,865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7.814485" calcext:value-type="float">
            <text:p>37,8144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58.55104" calcext:value-type="float">
            <text:p>58,55104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4.939234" calcext:value-type="float">
            <text:p>34,9392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5.32134" calcext:value-type="float">
            <text:p>35,321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4.006349" calcext:value-type="float">
            <text:p>34,0063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491791" calcext:value-type="float">
            <text:p>36,4917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558226" calcext:value-type="float">
            <text:p>36,5582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6.546087" calcext:value-type="float">
            <text:p>36,5460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7.55079" calcext:value-type="float">
            <text:p>37,550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9.113408" calcext:value-type="float">
            <text:p>39,1134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57.95462" calcext:value-type="float">
            <text:p>57,9546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7534" calcext:value-type="float">
            <text:p>0,037534</text:p>
          </table:table-cell>
          <table:table-cell table:formula="of:=AVERAGE([.C31:.C33])" office:value-type="float" office:value="0.0302043333333333" calcext:value-type="float">
            <text:p>0,030204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0292" calcext:value-type="float">
            <text:p>0,030292</text:p>
          </table:table-cell>
          <table:table-cell table:formula="of:=AVERAGE([.H31:.H33])" office:value-type="float" office:value="0.0245843333333333" calcext:value-type="float">
            <text:p>0,024584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45605" calcext:value-type="float">
            <text:p>0,045605</text:p>
          </table:table-cell>
          <table:table-cell table:formula="of:=AVERAGE([.M31:.M33])" office:value-type="float" office:value="0.048295" calcext:value-type="float">
            <text:p>0,0482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7777" calcext:value-type="float">
            <text:p>0,027777</text:p>
          </table:table-cell>
          <table:table-cell table:formula="of:=AVERAGE([.R31:.R33])" office:value-type="float" office:value="0.0290503333333333" calcext:value-type="float">
            <text:p>0,029050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2634" calcext:value-type="float">
            <text:p>0,022634</text:p>
          </table:table-cell>
          <table:table-cell table:formula="of:=AVERAGE([.W31:.W33])" office:value-type="float" office:value="0.029057" calcext:value-type="float">
            <text:p>0,0290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9614" calcext:value-type="float">
            <text:p>0,029614</text:p>
          </table:table-cell>
          <table:table-cell table:formula="of:=AVERAGE([.AB31:.AB33])" office:value-type="float" office:value="0.027631" calcext:value-type="float">
            <text:p>0,0276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2176" calcext:value-type="float">
            <text:p>0,032176</text:p>
          </table:table-cell>
          <table:table-cell table:formula="of:=AVERAGE([.AG31:.AG33])" office:value-type="float" office:value="0.0311716666666667" calcext:value-type="float">
            <text:p>0,031171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3398" calcext:value-type="float">
            <text:p>0,023398</text:p>
          </table:table-cell>
          <table:table-cell table:formula="of:=AVERAGE([.AL31:.AL33])" office:value-type="float" office:value="0.023533" calcext:value-type="float">
            <text:p>0,0235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5003" calcext:value-type="float">
            <text:p>0,05003</text:p>
          </table:table-cell>
          <table:table-cell table:formula="of:=AVERAGE([.AQ31:.AQ33])" office:value-type="float" office:value="0.0469996666666667" calcext:value-type="float">
            <text:p>0,0469996666666667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6436" calcext:value-type="float">
            <text:p>0,0264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2893" calcext:value-type="float">
            <text:p>0,0228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4874" calcext:value-type="float">
            <text:p>0,048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9311" calcext:value-type="float">
            <text:p>0,0293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7398" calcext:value-type="float">
            <text:p>0,0373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0476" calcext:value-type="float">
            <text:p>0,0304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021" calcext:value-type="float">
            <text:p>0,030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3172" calcext:value-type="float">
            <text:p>0,0231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916" calcext:value-type="float">
            <text:p>0,03916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6643" calcext:value-type="float">
            <text:p>0,0266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0568" calcext:value-type="float">
            <text:p>0,0205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5054" calcext:value-type="float">
            <text:p>0,050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0063" calcext:value-type="float">
            <text:p>0,0300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7139" calcext:value-type="float">
            <text:p>0,0271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2803" calcext:value-type="float">
            <text:p>0,0228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31129" calcext:value-type="float">
            <text:p>0,0311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24029" calcext:value-type="float">
            <text:p>0,0240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.051809" calcext:value-type="float">
            <text:p>0,05180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2677" calcext:value-type="float">
            <text:p>0,102677</text:p>
          </table:table-cell>
          <table:table-cell table:formula="of:=AVERAGE([.C34:.C36])" office:value-type="float" office:value="0.103805333333333" calcext:value-type="float">
            <text:p>0,103805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0266" calcext:value-type="float">
            <text:p>0,090266</text:p>
          </table:table-cell>
          <table:table-cell table:formula="of:=AVERAGE([.H34:.H36])" office:value-type="float" office:value="0.094695" calcext:value-type="float">
            <text:p>0,0946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7913" calcext:value-type="float">
            <text:p>0,107913</text:p>
          </table:table-cell>
          <table:table-cell table:formula="of:=AVERAGE([.M34:.M36])" office:value-type="float" office:value="0.104166333333333" calcext:value-type="float">
            <text:p>0,104166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88929" calcext:value-type="float">
            <text:p>0,088929</text:p>
          </table:table-cell>
          <table:table-cell table:formula="of:=AVERAGE([.R34:.R36])" office:value-type="float" office:value="0.0861476666666667" calcext:value-type="float">
            <text:p>0,086147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1455" calcext:value-type="float">
            <text:p>0,091455</text:p>
          </table:table-cell>
          <table:table-cell table:formula="of:=AVERAGE([.W34:.W36])" office:value-type="float" office:value="0.100325333333333" calcext:value-type="float">
            <text:p>0,100325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9455" calcext:value-type="float">
            <text:p>0,099455</text:p>
          </table:table-cell>
          <table:table-cell table:formula="of:=AVERAGE([.AB34:.AB36])" office:value-type="float" office:value="0.096637" calcext:value-type="float">
            <text:p>0,096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10451" calcext:value-type="float">
            <text:p>0,110451</text:p>
          </table:table-cell>
          <table:table-cell table:formula="of:=AVERAGE([.AG34:.AG36])" office:value-type="float" office:value="0.104155666666667" calcext:value-type="float">
            <text:p>0,104155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4086" calcext:value-type="float">
            <text:p>0,094086</text:p>
          </table:table-cell>
          <table:table-cell table:formula="of:=AVERAGE([.AL34:.AL36])" office:value-type="float" office:value="0.0926746666666667" calcext:value-type="float">
            <text:p>0,092674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76458" calcext:value-type="float">
            <text:p>0,176458</text:p>
          </table:table-cell>
          <table:table-cell table:formula="of:=AVERAGE([.AQ34:.AQ36])" office:value-type="float" office:value="0.157139333333333" calcext:value-type="float">
            <text:p>0,15713933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6689" calcext:value-type="float">
            <text:p>0,1066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85929" calcext:value-type="float">
            <text:p>0,0859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2926" calcext:value-type="float">
            <text:p>0,1029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85748" calcext:value-type="float">
            <text:p>0,0857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4585" calcext:value-type="float">
            <text:p>0,1045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9146" calcext:value-type="float">
            <text:p>0,0991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1591" calcext:value-type="float">
            <text:p>0,1015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88875" calcext:value-type="float">
            <text:p>0,088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47107" calcext:value-type="float">
            <text:p>0,147107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205" calcext:value-type="float">
            <text:p>0,102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789" calcext:value-type="float">
            <text:p>0,107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166" calcext:value-type="float">
            <text:p>0,101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83766" calcext:value-type="float">
            <text:p>0,0837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4936" calcext:value-type="float">
            <text:p>0,1049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131" calcext:value-type="float">
            <text:p>0,091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00425" calcext:value-type="float">
            <text:p>0,1004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095063" calcext:value-type="float">
            <text:p>0,0950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.147853" calcext:value-type="float">
            <text:p>0,14785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405845" calcext:value-type="float">
            <text:p>0,405845</text:p>
          </table:table-cell>
          <table:table-cell table:formula="of:=AVERAGE([.C37:.C39])" office:value-type="float" office:value="0.407055" calcext:value-type="float">
            <text:p>0,4070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35206" calcext:value-type="float">
            <text:p>0,335206</text:p>
          </table:table-cell>
          <table:table-cell table:formula="of:=AVERAGE([.H37:.H39])" office:value-type="float" office:value="0.333314333333333" calcext:value-type="float">
            <text:p>0,333314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25689" calcext:value-type="float">
            <text:p>0,325689</text:p>
          </table:table-cell>
          <table:table-cell table:formula="of:=AVERAGE([.M37:.M39])" office:value-type="float" office:value="0.327048333333333" calcext:value-type="float">
            <text:p>0,327048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39384" calcext:value-type="float">
            <text:p>0,339384</text:p>
          </table:table-cell>
          <table:table-cell table:formula="of:=AVERAGE([.R37:.R39])" office:value-type="float" office:value="0.357827333333333" calcext:value-type="float">
            <text:p>0,357827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4854" calcext:value-type="float">
            <text:p>0,34854</text:p>
          </table:table-cell>
          <table:table-cell table:formula="of:=AVERAGE([.W37:.W39])" office:value-type="float" office:value="0.364753666666667" calcext:value-type="float">
            <text:p>0,364753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34133" calcext:value-type="float">
            <text:p>0,334133</text:p>
          </table:table-cell>
          <table:table-cell table:formula="of:=AVERAGE([.AB37:.AB39])" office:value-type="float" office:value="0.341191666666667" calcext:value-type="float">
            <text:p>0,341191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57045" calcext:value-type="float">
            <text:p>0,357045</text:p>
          </table:table-cell>
          <table:table-cell table:formula="of:=AVERAGE([.AG37:.AG39])" office:value-type="float" office:value="0.361781666666667" calcext:value-type="float">
            <text:p>0,361781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405663" calcext:value-type="float">
            <text:p>0,405663</text:p>
          </table:table-cell>
          <table:table-cell table:formula="of:=AVERAGE([.AL37:.AL39])" office:value-type="float" office:value="0.395243333333333" calcext:value-type="float">
            <text:p>0,39524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566193" calcext:value-type="float">
            <text:p>0,566193</text:p>
          </table:table-cell>
          <table:table-cell table:formula="of:=AVERAGE([.AQ37:.AQ39])" office:value-type="float" office:value="0.573556" calcext:value-type="float">
            <text:p>0,573556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410474" calcext:value-type="float">
            <text:p>0,4104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30162" calcext:value-type="float">
            <text:p>0,3301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2814" calcext:value-type="float">
            <text:p>0,328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57749" calcext:value-type="float">
            <text:p>0,3577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61643" calcext:value-type="float">
            <text:p>0,3616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37413" calcext:value-type="float">
            <text:p>0,3374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55702" calcext:value-type="float">
            <text:p>0,3557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78807" calcext:value-type="float">
            <text:p>0,3788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589062" calcext:value-type="float">
            <text:p>0,58906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404846" calcext:value-type="float">
            <text:p>0,4048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34575" calcext:value-type="float">
            <text:p>0,3345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27316" calcext:value-type="float">
            <text:p>0,3273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76349" calcext:value-type="float">
            <text:p>0,3763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84078" calcext:value-type="float">
            <text:p>0,3840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52029" calcext:value-type="float">
            <text:p>0,3520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372598" calcext:value-type="float">
            <text:p>0,3725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40126" calcext:value-type="float">
            <text:p>0,401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.565413" calcext:value-type="float">
            <text:p>0,56541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689795" calcext:value-type="float">
            <text:p>3,689795</text:p>
          </table:table-cell>
          <table:table-cell table:formula="of:=AVERAGE([.C40:.C42])" office:value-type="float" office:value="3.68326233333333" calcext:value-type="float">
            <text:p>3,683262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679425" calcext:value-type="float">
            <text:p>3,679425</text:p>
          </table:table-cell>
          <table:table-cell table:formula="of:=AVERAGE([.H40:.H42])" office:value-type="float" office:value="3.677748" calcext:value-type="float">
            <text:p>3,6777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530474" calcext:value-type="float">
            <text:p>3,530474</text:p>
          </table:table-cell>
          <table:table-cell table:formula="of:=AVERAGE([.M40:.M42])" office:value-type="float" office:value="3.48924366666667" calcext:value-type="float">
            <text:p>3,489243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31431" calcext:value-type="float">
            <text:p>3,831431</text:p>
          </table:table-cell>
          <table:table-cell table:formula="of:=AVERAGE([.R40:.R42])" office:value-type="float" office:value="3.82744433333333" calcext:value-type="float">
            <text:p>3,827444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4.001779" calcext:value-type="float">
            <text:p>4,001779</text:p>
          </table:table-cell>
          <table:table-cell table:formula="of:=AVERAGE([.W40:.W42])" office:value-type="float" office:value="3.91922066666667" calcext:value-type="float">
            <text:p>3,919220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59072" calcext:value-type="float">
            <text:p>3,859072</text:p>
          </table:table-cell>
          <table:table-cell table:formula="of:=AVERAGE([.AB40:.AB42])" office:value-type="float" office:value="3.920045" calcext:value-type="float">
            <text:p>3,9200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16106" calcext:value-type="float">
            <text:p>3,816106</text:p>
          </table:table-cell>
          <table:table-cell table:formula="of:=AVERAGE([.AG40:.AG42])" office:value-type="float" office:value="3.83732166666667" calcext:value-type="float">
            <text:p>3,837321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953701" calcext:value-type="float">
            <text:p>3,953701</text:p>
          </table:table-cell>
          <table:table-cell table:formula="of:=AVERAGE([.AL40:.AL42])" office:value-type="float" office:value="3.95262333333333" calcext:value-type="float">
            <text:p>3,95262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8.12445" calcext:value-type="float">
            <text:p>8,12445</text:p>
          </table:table-cell>
          <table:table-cell table:formula="of:=AVERAGE([.AQ40:.AQ42])" office:value-type="float" office:value="8.22896933333333" calcext:value-type="float">
            <text:p>8,2289693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693836" calcext:value-type="float">
            <text:p>3,6938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681483" calcext:value-type="float">
            <text:p>3,6814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491079" calcext:value-type="float">
            <text:p>3,4910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79946" calcext:value-type="float">
            <text:p>3,799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61989" calcext:value-type="float">
            <text:p>3,8619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963418" calcext:value-type="float">
            <text:p>3,9634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00558" calcext:value-type="float">
            <text:p>3,8005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995847" calcext:value-type="float">
            <text:p>3,9958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8.164822" calcext:value-type="float">
            <text:p>8,16482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666156" calcext:value-type="float">
            <text:p>3,6661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672336" calcext:value-type="float">
            <text:p>3,6723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446178" calcext:value-type="float">
            <text:p>3,4461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51442" calcext:value-type="float">
            <text:p>3,8514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93894" calcext:value-type="float">
            <text:p>3,8938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937645" calcext:value-type="float">
            <text:p>3,9376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895301" calcext:value-type="float">
            <text:p>3,8953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3.908322" calcext:value-type="float">
            <text:p>3,9083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8.397636" calcext:value-type="float">
            <text:p>8,397636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732159" calcext:value-type="float">
            <text:p>17,732159</text:p>
          </table:table-cell>
          <table:table-cell table:formula="of:=AVERAGE([.C43:.C45])" office:value-type="float" office:value="17.8866266666667" calcext:value-type="float">
            <text:p>17,88662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853344" calcext:value-type="float">
            <text:p>17,853344</text:p>
          </table:table-cell>
          <table:table-cell table:formula="of:=AVERAGE([.H43:.H45])" office:value-type="float" office:value="17.8746273333333" calcext:value-type="float">
            <text:p>17,874627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148556" calcext:value-type="float">
            <text:p>17,148556</text:p>
          </table:table-cell>
          <table:table-cell table:formula="of:=AVERAGE([.M43:.M45])" office:value-type="float" office:value="17.1637946666667" calcext:value-type="float">
            <text:p>17,163794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118726" calcext:value-type="float">
            <text:p>19,118726</text:p>
          </table:table-cell>
          <table:table-cell table:formula="of:=AVERAGE([.R43:.R45])" office:value-type="float" office:value="18.9433036666667" calcext:value-type="float">
            <text:p>18,943303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262111" calcext:value-type="float">
            <text:p>19,262111</text:p>
          </table:table-cell>
          <table:table-cell table:formula="of:=AVERAGE([.W43:.W45])" office:value-type="float" office:value="19.0568873333333" calcext:value-type="float">
            <text:p>19,056887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259065" calcext:value-type="float">
            <text:p>19,259065</text:p>
          </table:table-cell>
          <table:table-cell table:formula="of:=AVERAGE([.AB43:.AB45])" office:value-type="float" office:value="19.23968" calcext:value-type="float">
            <text:p>19,239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553849" calcext:value-type="float">
            <text:p>19,553849</text:p>
          </table:table-cell>
          <table:table-cell table:formula="of:=AVERAGE([.AG43:.AG45])" office:value-type="float" office:value="19.3569976666667" calcext:value-type="float">
            <text:p>19,356997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634587" calcext:value-type="float">
            <text:p>19,634587</text:p>
          </table:table-cell>
          <table:table-cell table:formula="of:=AVERAGE([.AL43:.AL45])" office:value-type="float" office:value="20.431753" calcext:value-type="float">
            <text:p>20,4317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35.804658" calcext:value-type="float">
            <text:p>35,804658</text:p>
          </table:table-cell>
          <table:table-cell table:formula="of:=AVERAGE([.AQ43:.AQ45])" office:value-type="float" office:value="34.318305" calcext:value-type="float">
            <text:p>34,318305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8.172574" calcext:value-type="float">
            <text:p>18,1725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945843" calcext:value-type="float">
            <text:p>17,9458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201018" calcext:value-type="float">
            <text:p>17,2010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8.92501" calcext:value-type="float">
            <text:p>18,925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8.880547" calcext:value-type="float">
            <text:p>18,8805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275675" calcext:value-type="float">
            <text:p>19,2756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286487" calcext:value-type="float">
            <text:p>19,2864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20.914195" calcext:value-type="float">
            <text:p>20,9141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33.764026" calcext:value-type="float">
            <text:p>33,764026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755147" calcext:value-type="float">
            <text:p>17,7551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824695" calcext:value-type="float">
            <text:p>17,8246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7.14181" calcext:value-type="float">
            <text:p>17,141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8.786175" calcext:value-type="float">
            <text:p>18,7861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028004" calcext:value-type="float">
            <text:p>19,028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1843" calcext:value-type="float">
            <text:p>19,18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19.230657" calcext:value-type="float">
            <text:p>19,2306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20.746477" calcext:value-type="float">
            <text:p>20,7464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" calcext:value-type="float">
            <text:p>51200</text:p>
          </table:table-cell>
          <table:table-cell office:value-type="float" office:value="33.386231" calcext:value-type="float">
            <text:p>33,386231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34894" calcext:value-type="float">
            <text:p>0,034894</text:p>
          </table:table-cell>
          <table:table-cell table:formula="of:=AVERAGE([.C46:.C48])" office:value-type="float" office:value="0.032977" calcext:value-type="float">
            <text:p>0,0329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8708" calcext:value-type="float">
            <text:p>0,028708</text:p>
          </table:table-cell>
          <table:table-cell table:formula="of:=AVERAGE([.H46:.H48])" office:value-type="float" office:value="0.0267383333333333" calcext:value-type="float">
            <text:p>0,026738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3213" calcext:value-type="float">
            <text:p>0,023213</text:p>
          </table:table-cell>
          <table:table-cell table:formula="of:=AVERAGE([.M46:.M48])" office:value-type="float" office:value="0.0249976666666667" calcext:value-type="float">
            <text:p>0,024997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5391" calcext:value-type="float">
            <text:p>0,015391</text:p>
          </table:table-cell>
          <table:table-cell table:formula="of:=AVERAGE([.R46:.R48])" office:value-type="float" office:value="0.0160826666666667" calcext:value-type="float">
            <text:p>0,016082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4575" calcext:value-type="float">
            <text:p>0,014575</text:p>
          </table:table-cell>
          <table:table-cell table:formula="of:=AVERAGE([.W46:.W48])" office:value-type="float" office:value="0.0139373333333333" calcext:value-type="float">
            <text:p>0,013937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2468" calcext:value-type="float">
            <text:p>0,012468</text:p>
          </table:table-cell>
          <table:table-cell table:formula="of:=AVERAGE([.AB46:.AB48])" office:value-type="float" office:value="0.012819" calcext:value-type="float">
            <text:p>0,0128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7704" calcext:value-type="float">
            <text:p>0,017704</text:p>
          </table:table-cell>
          <table:table-cell table:formula="of:=AVERAGE([.AG46:.AG48])" office:value-type="float" office:value="0.0177243333333333" calcext:value-type="float">
            <text:p>0,017724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4561" calcext:value-type="float">
            <text:p>0,014561</text:p>
          </table:table-cell>
          <table:table-cell table:formula="of:=AVERAGE([.AL46:.AL48])" office:value-type="float" office:value="0.014462" calcext:value-type="float">
            <text:p>0,0144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36" calcext:value-type="float">
            <text:p>0,036</text:p>
          </table:table-cell>
          <table:table-cell table:formula="of:=AVERAGE([.AQ46:.AQ48])" office:value-type="float" office:value="0.027829" calcext:value-type="float">
            <text:p>0,027829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31894" calcext:value-type="float">
            <text:p>0,0318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5002" calcext:value-type="float">
            <text:p>0,0250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3381" calcext:value-type="float">
            <text:p>0,0233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6664" calcext:value-type="float">
            <text:p>0,0166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3449" calcext:value-type="float">
            <text:p>0,0134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3199" calcext:value-type="float">
            <text:p>0,0131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7852" calcext:value-type="float">
            <text:p>0,0178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4469" calcext:value-type="float">
            <text:p>0,0144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3483" calcext:value-type="float">
            <text:p>0,023483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32143" calcext:value-type="float">
            <text:p>0,0321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6505" calcext:value-type="float">
            <text:p>0,0265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8399" calcext:value-type="float">
            <text:p>0,0283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6193" calcext:value-type="float">
            <text:p>0,0161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3788" calcext:value-type="float">
            <text:p>0,0137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279" calcext:value-type="float">
            <text:p>0,012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7617" calcext:value-type="float">
            <text:p>0,0176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14356" calcext:value-type="float">
            <text:p>0,0143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.024004" calcext:value-type="float">
            <text:p>0,02400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74252" calcext:value-type="float">
            <text:p>0,074252</text:p>
          </table:table-cell>
          <table:table-cell table:formula="of:=AVERAGE([.C49:.C51])" office:value-type="float" office:value="0.0646066666666667" calcext:value-type="float">
            <text:p>0,06460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75879" calcext:value-type="float">
            <text:p>0,075879</text:p>
          </table:table-cell>
          <table:table-cell table:formula="of:=AVERAGE([.H49:.H51])" office:value-type="float" office:value="0.06158" calcext:value-type="float">
            <text:p>0,061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78958" calcext:value-type="float">
            <text:p>0,078958</text:p>
          </table:table-cell>
          <table:table-cell table:formula="of:=AVERAGE([.M49:.M51])" office:value-type="float" office:value="0.0762693333333333" calcext:value-type="float">
            <text:p>0,076269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64868" calcext:value-type="float">
            <text:p>0,064868</text:p>
          </table:table-cell>
          <table:table-cell table:formula="of:=AVERAGE([.R49:.R51])" office:value-type="float" office:value="0.056556" calcext:value-type="float">
            <text:p>0,056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3791" calcext:value-type="float">
            <text:p>0,053791</text:p>
          </table:table-cell>
          <table:table-cell table:formula="of:=AVERAGE([.W49:.W51])" office:value-type="float" office:value="0.0551713333333333" calcext:value-type="float">
            <text:p>0,055171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265" calcext:value-type="float">
            <text:p>0,05265</text:p>
          </table:table-cell>
          <table:table-cell table:formula="of:=AVERAGE([.AB49:.AB51])" office:value-type="float" office:value="0.052943" calcext:value-type="float">
            <text:p>0,052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4679" calcext:value-type="float">
            <text:p>0,054679</text:p>
          </table:table-cell>
          <table:table-cell table:formula="of:=AVERAGE([.AG49:.AG51])" office:value-type="float" office:value="0.0528736666666667" calcext:value-type="float">
            <text:p>0,052873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5027" calcext:value-type="float">
            <text:p>0,055027</text:p>
          </table:table-cell>
          <table:table-cell table:formula="of:=AVERAGE([.AL49:.AL51])" office:value-type="float" office:value="0.0557376666666667" calcext:value-type="float">
            <text:p>0,055737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91936" calcext:value-type="float">
            <text:p>0,091936</text:p>
          </table:table-cell>
          <table:table-cell table:formula="of:=AVERAGE([.AQ49:.AQ51])" office:value-type="float" office:value="0.0891216666666667" calcext:value-type="float">
            <text:p>0,089121666666666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66108" calcext:value-type="float">
            <text:p>0,0661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4284" calcext:value-type="float">
            <text:p>0,0542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71446" calcext:value-type="float">
            <text:p>0,0714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1951" calcext:value-type="float">
            <text:p>0,0519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7378" calcext:value-type="float">
            <text:p>0,0573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2553" calcext:value-type="float">
            <text:p>0,0525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2629" calcext:value-type="float">
            <text:p>0,0526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5729" calcext:value-type="float">
            <text:p>0,0557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89554" calcext:value-type="float">
            <text:p>0,08955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346" calcext:value-type="float">
            <text:p>0,053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4577" calcext:value-type="float">
            <text:p>0,0545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78404" calcext:value-type="float">
            <text:p>0,0784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2849" calcext:value-type="float">
            <text:p>0,0528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4345" calcext:value-type="float">
            <text:p>0,0543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3626" calcext:value-type="float">
            <text:p>0,0536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1313" calcext:value-type="float">
            <text:p>0,0513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56457" calcext:value-type="float">
            <text:p>0,056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.085875" calcext:value-type="float">
            <text:p>0,08587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2141" calcext:value-type="float">
            <text:p>0,212141</text:p>
          </table:table-cell>
          <table:table-cell table:formula="of:=AVERAGE([.C52:.C54])" office:value-type="float" office:value="0.212346666666667" calcext:value-type="float">
            <text:p>0,21234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959" calcext:value-type="float">
            <text:p>0,21959</text:p>
          </table:table-cell>
          <table:table-cell table:formula="of:=AVERAGE([.H52:.H54])" office:value-type="float" office:value="0.214774333333333" calcext:value-type="float">
            <text:p>0,214774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6978" calcext:value-type="float">
            <text:p>0,206978</text:p>
          </table:table-cell>
          <table:table-cell table:formula="of:=AVERAGE([.M52:.M54])" office:value-type="float" office:value="0.206899333333333" calcext:value-type="float">
            <text:p>0,206899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7104" calcext:value-type="float">
            <text:p>0,207104</text:p>
          </table:table-cell>
          <table:table-cell table:formula="of:=AVERAGE([.R52:.R54])" office:value-type="float" office:value="0.202041333333333" calcext:value-type="float">
            <text:p>0,20204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1612" calcext:value-type="float">
            <text:p>0,211612</text:p>
          </table:table-cell>
          <table:table-cell table:formula="of:=AVERAGE([.W52:.W54])" office:value-type="float" office:value="0.209064" calcext:value-type="float">
            <text:p>0,2090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25104" calcext:value-type="float">
            <text:p>0,225104</text:p>
          </table:table-cell>
          <table:table-cell table:formula="of:=AVERAGE([.AB52:.AB54])" office:value-type="float" office:value="0.214001333333333" calcext:value-type="float">
            <text:p>0,21400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5621" calcext:value-type="float">
            <text:p>0,205621</text:p>
          </table:table-cell>
          <table:table-cell table:formula="of:=AVERAGE([.AG52:.AG54])" office:value-type="float" office:value="0.207506666666667" calcext:value-type="float">
            <text:p>0,20750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9139" calcext:value-type="float">
            <text:p>0,219139</text:p>
          </table:table-cell>
          <table:table-cell table:formula="of:=AVERAGE([.AL52:.AL54])" office:value-type="float" office:value="0.215841666666667" calcext:value-type="float">
            <text:p>0,215841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344357" calcext:value-type="float">
            <text:p>0,344357</text:p>
          </table:table-cell>
          <table:table-cell table:formula="of:=AVERAGE([.AQ52:.AQ54])" office:value-type="float" office:value="0.341820666666667" calcext:value-type="float">
            <text:p>0,34182066666666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951" calcext:value-type="float">
            <text:p>0,209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1067" calcext:value-type="float">
            <text:p>0,2110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627" calcext:value-type="float">
            <text:p>0,206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199215" calcext:value-type="float">
            <text:p>0,1992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5724" calcext:value-type="float">
            <text:p>0,2057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8445" calcext:value-type="float">
            <text:p>0,2084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11" calcext:value-type="float">
            <text:p>0,21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6255" calcext:value-type="float">
            <text:p>0,2162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340415" calcext:value-type="float">
            <text:p>0,34041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5389" calcext:value-type="float">
            <text:p>0,2153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3666" calcext:value-type="float">
            <text:p>0,2136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745" calcext:value-type="float">
            <text:p>0,207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199805" calcext:value-type="float">
            <text:p>0,1998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9856" calcext:value-type="float">
            <text:p>0,2098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8455" calcext:value-type="float">
            <text:p>0,2084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5799" calcext:value-type="float">
            <text:p>0,2057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2131" calcext:value-type="float">
            <text:p>0,2121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.34069" calcext:value-type="float">
            <text:p>0,3406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38077" calcext:value-type="float">
            <text:p>2,238077</text:p>
          </table:table-cell>
          <table:table-cell table:formula="of:=AVERAGE([.C55:.C57])" office:value-type="float" office:value="2.23317866666667" calcext:value-type="float">
            <text:p>2,23317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42999" calcext:value-type="float">
            <text:p>2,242999</text:p>
          </table:table-cell>
          <table:table-cell table:formula="of:=AVERAGE([.H55:.H57])" office:value-type="float" office:value="2.24748733333333" calcext:value-type="float">
            <text:p>2,247487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04982" calcext:value-type="float">
            <text:p>2,204982</text:p>
          </table:table-cell>
          <table:table-cell table:formula="of:=AVERAGE([.M55:.M57])" office:value-type="float" office:value="2.20532033333333" calcext:value-type="float">
            <text:p>2,205320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185778" calcext:value-type="float">
            <text:p>2,185778</text:p>
          </table:table-cell>
          <table:table-cell table:formula="of:=AVERAGE([.R55:.R57])" office:value-type="float" office:value="2.19005766666667" calcext:value-type="float">
            <text:p>2,190057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16365" calcext:value-type="float">
            <text:p>2,216365</text:p>
          </table:table-cell>
          <table:table-cell table:formula="of:=AVERAGE([.W55:.W57])" office:value-type="float" office:value="2.21174133333333" calcext:value-type="float">
            <text:p>2,211741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25796" calcext:value-type="float">
            <text:p>2,225796</text:p>
          </table:table-cell>
          <table:table-cell table:formula="of:=AVERAGE([.AB55:.AB57])" office:value-type="float" office:value="2.22775466666667" calcext:value-type="float">
            <text:p>2,227754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21165" calcext:value-type="float">
            <text:p>2,221165</text:p>
          </table:table-cell>
          <table:table-cell table:formula="of:=AVERAGE([.AG55:.AG57])" office:value-type="float" office:value="2.237613" calcext:value-type="float">
            <text:p>2,2376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91322" calcext:value-type="float">
            <text:p>2,291322</text:p>
          </table:table-cell>
          <table:table-cell table:formula="of:=AVERAGE([.AL55:.AL57])" office:value-type="float" office:value="2.316211" calcext:value-type="float">
            <text:p>2,3162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4.64411" calcext:value-type="float">
            <text:p>4,64411</text:p>
          </table:table-cell>
          <table:table-cell table:formula="of:=AVERAGE([.AQ55:.AQ57])" office:value-type="float" office:value="4.57220633333333" calcext:value-type="float">
            <text:p>4,57220633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34159" calcext:value-type="float">
            <text:p>2,2341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53584" calcext:value-type="float">
            <text:p>2,2535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197754" calcext:value-type="float">
            <text:p>2,1977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00385" calcext:value-type="float">
            <text:p>2,2003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25236" calcext:value-type="float">
            <text:p>2,2252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2335" calcext:value-type="float">
            <text:p>2,223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57177" calcext:value-type="float">
            <text:p>2,2571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319739" calcext:value-type="float">
            <text:p>2,3197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4.554612" calcext:value-type="float">
            <text:p>4,554612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273" calcext:value-type="float">
            <text:p>2,22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45879" calcext:value-type="float">
            <text:p>2,2458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13225" calcext:value-type="float">
            <text:p>2,2132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18401" calcext:value-type="float">
            <text:p>2,184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193623" calcext:value-type="float">
            <text:p>2,1936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34118" calcext:value-type="float">
            <text:p>2,2341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234497" calcext:value-type="float">
            <text:p>2,2344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.337572" calcext:value-type="float">
            <text:p>2,3375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4.517897" calcext:value-type="float">
            <text:p>4,51789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855385" calcext:value-type="float">
            <text:p>10,855385</text:p>
          </table:table-cell>
          <table:table-cell table:formula="of:=AVERAGE([.C58:.C60])" office:value-type="float" office:value="10.8816163333333" calcext:value-type="float">
            <text:p>10,881616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115022" calcext:value-type="float">
            <text:p>11,115022</text:p>
          </table:table-cell>
          <table:table-cell table:formula="of:=AVERAGE([.H58:.H60])" office:value-type="float" office:value="11.002675" calcext:value-type="float">
            <text:p>11,0026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739152" calcext:value-type="float">
            <text:p>10,739152</text:p>
          </table:table-cell>
          <table:table-cell table:formula="of:=AVERAGE([.M58:.M60])" office:value-type="float" office:value="10.7418026666667" calcext:value-type="float">
            <text:p>10,741802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793102" calcext:value-type="float">
            <text:p>10,793102</text:p>
          </table:table-cell>
          <table:table-cell table:formula="of:=AVERAGE([.R58:.R60])" office:value-type="float" office:value="10.6896786666667" calcext:value-type="float">
            <text:p>10,689678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806592" calcext:value-type="float">
            <text:p>10,806592</text:p>
          </table:table-cell>
          <table:table-cell table:formula="of:=AVERAGE([.W58:.W60])" office:value-type="float" office:value="10.8869186666667" calcext:value-type="float">
            <text:p>10,886918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049041" calcext:value-type="float">
            <text:p>11,049041</text:p>
          </table:table-cell>
          <table:table-cell table:formula="of:=AVERAGE([.AB58:.AB60])" office:value-type="float" office:value="10.9411063333333" calcext:value-type="float">
            <text:p>10,941106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085249" calcext:value-type="float">
            <text:p>11,085249</text:p>
          </table:table-cell>
          <table:table-cell table:formula="of:=AVERAGE([.AG58:.AG60])" office:value-type="float" office:value="11.0112126666667" calcext:value-type="float">
            <text:p>11,011212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39082" calcext:value-type="float">
            <text:p>11,39082</text:p>
          </table:table-cell>
          <table:table-cell table:formula="of:=AVERAGE([.AL58:.AL60])" office:value-type="float" office:value="11.257825" calcext:value-type="float">
            <text:p>11,2578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8.845979" calcext:value-type="float">
            <text:p>18,845979</text:p>
          </table:table-cell>
          <table:table-cell table:formula="of:=AVERAGE([.AQ58:.AQ60])" office:value-type="float" office:value="18.4519103333333" calcext:value-type="float">
            <text:p>18,4519103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88906" calcext:value-type="float">
            <text:p>10,889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89191" calcext:value-type="float">
            <text:p>10,891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701584" calcext:value-type="float">
            <text:p>10,7015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640435" calcext:value-type="float">
            <text:p>10,6404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942026" calcext:value-type="float">
            <text:p>10,9420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948169" calcext:value-type="float">
            <text:p>10,9481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884403" calcext:value-type="float">
            <text:p>10,8844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196695" calcext:value-type="float">
            <text:p>11,1966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8.464179" calcext:value-type="float">
            <text:p>18,46417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900404" calcext:value-type="float">
            <text:p>10,9004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001093" calcext:value-type="float">
            <text:p>11,0010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784672" calcext:value-type="float">
            <text:p>10,7846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635499" calcext:value-type="float">
            <text:p>10,6354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912138" calcext:value-type="float">
            <text:p>10,9121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0.826109" calcext:value-type="float">
            <text:p>10,8261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063986" calcext:value-type="float">
            <text:p>11,0639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1.18596" calcext:value-type="float">
            <text:p>11,185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" calcext:value-type="float">
            <text:p>51200</text:p>
          </table:table-cell>
          <table:table-cell office:value-type="float" office:value="18.045573" calcext:value-type="float">
            <text:p>18,045573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5693" calcext:value-type="float">
            <text:p>0,015693</text:p>
          </table:table-cell>
          <table:table-cell table:formula="of:=AVERAGE([.C61:.C63])" office:value-type="float" office:value="0.0145876666666667" calcext:value-type="float">
            <text:p>0,014587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22387" calcext:value-type="float">
            <text:p>0,022387</text:p>
          </table:table-cell>
          <table:table-cell table:formula="of:=AVERAGE([.H61:.H63])" office:value-type="float" office:value="0.0194876666666667" calcext:value-type="float">
            <text:p>0,019487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5997" calcext:value-type="float">
            <text:p>0,015997</text:p>
          </table:table-cell>
          <table:table-cell table:formula="of:=AVERAGE([.M61:.M63])" office:value-type="float" office:value="0.0163916666666667" calcext:value-type="float">
            <text:p>0,016391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2324" calcext:value-type="float">
            <text:p>0,012324</text:p>
          </table:table-cell>
          <table:table-cell table:formula="of:=AVERAGE([.R61:.R63])" office:value-type="float" office:value="0.0115386666666667" calcext:value-type="float">
            <text:p>0,011538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582" calcext:value-type="float">
            <text:p>0,011582</text:p>
          </table:table-cell>
          <table:table-cell table:formula="of:=AVERAGE([.W61:.W63])" office:value-type="float" office:value="0.0112916666666667" calcext:value-type="float">
            <text:p>0,011291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2745" calcext:value-type="float">
            <text:p>0,012745</text:p>
          </table:table-cell>
          <table:table-cell table:formula="of:=AVERAGE([.AB61:.AB63])" office:value-type="float" office:value="0.0121983333333333" calcext:value-type="float">
            <text:p>0,012198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3952" calcext:value-type="float">
            <text:p>0,013952</text:p>
          </table:table-cell>
          <table:table-cell table:formula="of:=AVERAGE([.AG61:.AG63])" office:value-type="float" office:value="0.0123466666666667" calcext:value-type="float">
            <text:p>0,012346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891" calcext:value-type="float">
            <text:p>0,011891</text:p>
          </table:table-cell>
          <table:table-cell table:formula="of:=AVERAGE([.AL61:.AL63])" office:value-type="float" office:value="0.012171" calcext:value-type="float">
            <text:p>0,0121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8065" calcext:value-type="float">
            <text:p>0,018065</text:p>
          </table:table-cell>
          <table:table-cell table:formula="of:=AVERAGE([.AQ61:.AQ63])" office:value-type="float" office:value="0.0235883333333333" calcext:value-type="float">
            <text:p>0,02358833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509" calcext:value-type="float">
            <text:p>0,0150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7135" calcext:value-type="float">
            <text:p>0,01713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3791" calcext:value-type="float">
            <text:p>0,0137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0702" calcext:value-type="float">
            <text:p>0,0107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0177" calcext:value-type="float">
            <text:p>0,0101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2217" calcext:value-type="float">
            <text:p>0,0122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602" calcext:value-type="float">
            <text:p>0,0116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23" calcext:value-type="float">
            <text:p>0,011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32446" calcext:value-type="float">
            <text:p>0,032446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298" calcext:value-type="float">
            <text:p>0,012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8941" calcext:value-type="float">
            <text:p>0,0189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9387" calcext:value-type="float">
            <text:p>0,0193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59" calcext:value-type="float">
            <text:p>0,011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2116" calcext:value-type="float">
            <text:p>0,012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633" calcext:value-type="float">
            <text:p>0,0116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1486" calcext:value-type="float">
            <text:p>0,0114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13392" calcext:value-type="float">
            <text:p>0,0133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.020254" calcext:value-type="float">
            <text:p>0,020254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6797" calcext:value-type="float">
            <text:p>0,046797</text:p>
          </table:table-cell>
          <table:table-cell table:formula="of:=AVERAGE([.C64:.C66])" office:value-type="float" office:value="0.0470806666666667" calcext:value-type="float">
            <text:p>0,047080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3684" calcext:value-type="float">
            <text:p>0,053684</text:p>
          </table:table-cell>
          <table:table-cell table:formula="of:=AVERAGE([.H64:.H66])" office:value-type="float" office:value="0.0503053333333333" calcext:value-type="float">
            <text:p>0,050305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7444" calcext:value-type="float">
            <text:p>0,057444</text:p>
          </table:table-cell>
          <table:table-cell table:formula="of:=AVERAGE([.M64:.M66])" office:value-type="float" office:value="0.0559523333333333" calcext:value-type="float">
            <text:p>0,055952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4656" calcext:value-type="float">
            <text:p>0,044656</text:p>
          </table:table-cell>
          <table:table-cell table:formula="of:=AVERAGE([.R64:.R66])" office:value-type="float" office:value="0.0422533333333333" calcext:value-type="float">
            <text:p>0,04225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3784" calcext:value-type="float">
            <text:p>0,043784</text:p>
          </table:table-cell>
          <table:table-cell table:formula="of:=AVERAGE([.W64:.W66])" office:value-type="float" office:value="0.0427713333333333" calcext:value-type="float">
            <text:p>0,042771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3262" calcext:value-type="float">
            <text:p>0,043262</text:p>
          </table:table-cell>
          <table:table-cell table:formula="of:=AVERAGE([.AB64:.AB66])" office:value-type="float" office:value="0.0452033333333333" calcext:value-type="float">
            <text:p>0,04520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5409" calcext:value-type="float">
            <text:p>0,045409</text:p>
          </table:table-cell>
          <table:table-cell table:formula="of:=AVERAGE([.AG64:.AG66])" office:value-type="float" office:value="0.044356" calcext:value-type="float">
            <text:p>0,0443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5804" calcext:value-type="float">
            <text:p>0,045804</text:p>
          </table:table-cell>
          <table:table-cell table:formula="of:=AVERAGE([.AL64:.AL66])" office:value-type="float" office:value="0.0490573333333333" calcext:value-type="float">
            <text:p>0,049057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63475" calcext:value-type="float">
            <text:p>0,063475</text:p>
          </table:table-cell>
          <table:table-cell table:formula="of:=AVERAGE([.AQ64:.AQ66])" office:value-type="float" office:value="0.0603543333333333" calcext:value-type="float">
            <text:p>0,06035433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7264" calcext:value-type="float">
            <text:p>0,0472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641" calcext:value-type="float">
            <text:p>0,046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54" calcext:value-type="float">
            <text:p>0,05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2907" calcext:value-type="float">
            <text:p>0,0429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1566" calcext:value-type="float">
            <text:p>0,0415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834" calcext:value-type="float">
            <text:p>0,048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2311" calcext:value-type="float">
            <text:p>0,0423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6016" calcext:value-type="float">
            <text:p>0,0460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5422" calcext:value-type="float">
            <text:p>0,055422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7181" calcext:value-type="float">
            <text:p>0,0471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0822" calcext:value-type="float">
            <text:p>0,0508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5013" calcext:value-type="float">
            <text:p>0,0550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39197" calcext:value-type="float">
            <text:p>0,0391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2964" calcext:value-type="float">
            <text:p>0,0429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4008" calcext:value-type="float">
            <text:p>0,04400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45348" calcext:value-type="float">
            <text:p>0,0453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55352" calcext:value-type="float">
            <text:p>0,0553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.062166" calcext:value-type="float">
            <text:p>0,062166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1696" calcext:value-type="float">
            <text:p>0,171696</text:p>
          </table:table-cell>
          <table:table-cell table:formula="of:=AVERAGE([.C67:.C69])" office:value-type="float" office:value="0.175724333333333" calcext:value-type="float">
            <text:p>0,17572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8767" calcext:value-type="float">
            <text:p>0,178767</text:p>
          </table:table-cell>
          <table:table-cell table:formula="of:=AVERAGE([.H67:.H69])" office:value-type="float" office:value="0.178652" calcext:value-type="float">
            <text:p>0,1786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3229" calcext:value-type="float">
            <text:p>0,163229</text:p>
          </table:table-cell>
          <table:table-cell table:formula="of:=AVERAGE([.M67:.M69])" office:value-type="float" office:value="0.169966" calcext:value-type="float">
            <text:p>0,1699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59676" calcext:value-type="float">
            <text:p>0,159676</text:p>
          </table:table-cell>
          <table:table-cell table:formula="of:=AVERAGE([.R67:.R69])" office:value-type="float" office:value="0.160294333333333" calcext:value-type="float">
            <text:p>0,16029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9612" calcext:value-type="float">
            <text:p>0,179612</text:p>
          </table:table-cell>
          <table:table-cell table:formula="of:=AVERAGE([.W67:.W69])" office:value-type="float" office:value="0.176661666666667" calcext:value-type="float">
            <text:p>0,176661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7204" calcext:value-type="float">
            <text:p>0,167204</text:p>
          </table:table-cell>
          <table:table-cell table:formula="of:=AVERAGE([.AB67:.AB69])" office:value-type="float" office:value="0.165577" calcext:value-type="float">
            <text:p>0,1655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3573" calcext:value-type="float">
            <text:p>0,173573</text:p>
          </table:table-cell>
          <table:table-cell table:formula="of:=AVERAGE([.AG67:.AG69])" office:value-type="float" office:value="0.171186666666667" calcext:value-type="float">
            <text:p>0,17118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99498" calcext:value-type="float">
            <text:p>0,199498</text:p>
          </table:table-cell>
          <table:table-cell table:formula="of:=AVERAGE([.AL67:.AL69])" office:value-type="float" office:value="0.199002333333333" calcext:value-type="float">
            <text:p>0,199002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236536" calcext:value-type="float">
            <text:p>0,236536</text:p>
          </table:table-cell>
          <table:table-cell table:formula="of:=AVERAGE([.AQ67:.AQ69])" office:value-type="float" office:value="0.227732666666667" calcext:value-type="float">
            <text:p>0,22773266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81288" calcext:value-type="float">
            <text:p>0,1812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86174" calcext:value-type="float">
            <text:p>0,1861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7163" calcext:value-type="float">
            <text:p>0,1771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57148" calcext:value-type="float">
            <text:p>0,1571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3959" calcext:value-type="float">
            <text:p>0,1739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5685" calcext:value-type="float">
            <text:p>0,1656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1806" calcext:value-type="float">
            <text:p>0,1718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207111" calcext:value-type="float">
            <text:p>0,2071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229016" calcext:value-type="float">
            <text:p>0,229016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4189" calcext:value-type="float">
            <text:p>0,1741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1015" calcext:value-type="float">
            <text:p>0,1710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9506" calcext:value-type="float">
            <text:p>0,1695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4059" calcext:value-type="float">
            <text:p>0,1640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76414" calcext:value-type="float">
            <text:p>0,1764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3842" calcext:value-type="float">
            <text:p>0,1638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68181" calcext:value-type="float">
            <text:p>0,1681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190398" calcext:value-type="float">
            <text:p>0,1903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.217646" calcext:value-type="float">
            <text:p>0,217646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29679" calcext:value-type="float">
            <text:p>1,829679</text:p>
          </table:table-cell>
          <table:table-cell table:formula="of:=AVERAGE([.C70:.C72])" office:value-type="float" office:value="1.79995666666667" calcext:value-type="float">
            <text:p>1,79995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39435" calcext:value-type="float">
            <text:p>1,739435</text:p>
          </table:table-cell>
          <table:table-cell table:formula="of:=AVERAGE([.H70:.H72])" office:value-type="float" office:value="1.80506733333333" calcext:value-type="float">
            <text:p>1,805067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60586" calcext:value-type="float">
            <text:p>1,760586</text:p>
          </table:table-cell>
          <table:table-cell table:formula="of:=AVERAGE([.M70:.M72])" office:value-type="float" office:value="1.71913533333333" calcext:value-type="float">
            <text:p>1,719135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14003" calcext:value-type="float">
            <text:p>1,714003</text:p>
          </table:table-cell>
          <table:table-cell table:formula="of:=AVERAGE([.R70:.R72])" office:value-type="float" office:value="1.756254" calcext:value-type="float">
            <text:p>1,75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5393" calcext:value-type="float">
            <text:p>1,85393</text:p>
          </table:table-cell>
          <table:table-cell table:formula="of:=AVERAGE([.W70:.W72])" office:value-type="float" office:value="1.802902" calcext:value-type="float">
            <text:p>1,8029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08157" calcext:value-type="float">
            <text:p>1,808157</text:p>
          </table:table-cell>
          <table:table-cell table:formula="of:=AVERAGE([.AB70:.AB72])" office:value-type="float" office:value="1.75777666666667" calcext:value-type="float">
            <text:p>1,75777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79574" calcext:value-type="float">
            <text:p>1,779574</text:p>
          </table:table-cell>
          <table:table-cell table:formula="of:=AVERAGE([.AG70:.AG72])" office:value-type="float" office:value="1.81766566666667" calcext:value-type="float">
            <text:p>1,817665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90799" calcext:value-type="float">
            <text:p>1,890799</text:p>
          </table:table-cell>
          <table:table-cell table:formula="of:=AVERAGE([.AL70:.AL72])" office:value-type="float" office:value="1.89061966666667" calcext:value-type="float">
            <text:p>1,890619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2.676756" calcext:value-type="float">
            <text:p>2,676756</text:p>
          </table:table-cell>
          <table:table-cell table:formula="of:=AVERAGE([.AQ70:.AQ72])" office:value-type="float" office:value="2.66876533333333" calcext:value-type="float">
            <text:p>2,668765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21174" calcext:value-type="float">
            <text:p>1,8211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13067" calcext:value-type="float">
            <text:p>1,8130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08061" calcext:value-type="float">
            <text:p>1,7080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64743" calcext:value-type="float">
            <text:p>1,7647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89648" calcext:value-type="float">
            <text:p>1,7896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49697" calcext:value-type="float">
            <text:p>1,7496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64863" calcext:value-type="float">
            <text:p>1,8648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70486" calcext:value-type="float">
            <text:p>1,8704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2.672805" calcext:value-type="float">
            <text:p>2,672805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49017" calcext:value-type="float">
            <text:p>1,7490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627" calcext:value-type="float">
            <text:p>1,86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688759" calcext:value-type="float">
            <text:p>1,6887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90016" calcext:value-type="float">
            <text:p>1,7900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65128" calcext:value-type="float">
            <text:p>1,765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715476" calcext:value-type="float">
            <text:p>1,7154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80856" calcext:value-type="float">
            <text:p>1,808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.910574" calcext:value-type="float">
            <text:p>1,9105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2.656735" calcext:value-type="float">
            <text:p>2,656735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344114" calcext:value-type="float">
            <text:p>8,344114</text:p>
          </table:table-cell>
          <table:table-cell table:formula="of:=AVERAGE([.C73:.C75])" office:value-type="float" office:value="8.360933" calcext:value-type="float">
            <text:p>8,3609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702739" calcext:value-type="float">
            <text:p>8,702739</text:p>
          </table:table-cell>
          <table:table-cell table:formula="of:=AVERAGE([.H73:.H75])" office:value-type="float" office:value="8.66485766666667" calcext:value-type="float">
            <text:p>8,664857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11532" calcext:value-type="float">
            <text:p>8,11532</text:p>
          </table:table-cell>
          <table:table-cell table:formula="of:=AVERAGE([.M73:.M75])" office:value-type="float" office:value="7.992673" calcext:value-type="float">
            <text:p>7,9926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592711" calcext:value-type="float">
            <text:p>8,592711</text:p>
          </table:table-cell>
          <table:table-cell table:formula="of:=AVERAGE([.R73:.R75])" office:value-type="float" office:value="8.47413533333334" calcext:value-type="float">
            <text:p>8,474135333333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460387" calcext:value-type="float">
            <text:p>8,460387</text:p>
          </table:table-cell>
          <table:table-cell table:formula="of:=AVERAGE([.W73:.W75])" office:value-type="float" office:value="8.55692733333333" calcext:value-type="float">
            <text:p>8,556927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04419" calcext:value-type="float">
            <text:p>8,604419</text:p>
          </table:table-cell>
          <table:table-cell table:formula="of:=AVERAGE([.AB73:.AB75])" office:value-type="float" office:value="8.556024" calcext:value-type="float">
            <text:p>8,5560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877899" calcext:value-type="float">
            <text:p>8,877899</text:p>
          </table:table-cell>
          <table:table-cell table:formula="of:=AVERAGE([.AG73:.AG75])" office:value-type="float" office:value="8.75762066666667" calcext:value-type="float">
            <text:p>8,757620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9.253415" calcext:value-type="float">
            <text:p>9,253415</text:p>
          </table:table-cell>
          <table:table-cell table:formula="of:=AVERAGE([.AL73:.AL75])" office:value-type="float" office:value="8.97865033333333" calcext:value-type="float">
            <text:p>8,978650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11.357318" calcext:value-type="float">
            <text:p>11,357318</text:p>
          </table:table-cell>
          <table:table-cell table:formula="of:=AVERAGE([.AQ73:.AQ75])" office:value-type="float" office:value="11.2578306666667" calcext:value-type="float">
            <text:p>11,257830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357517" calcext:value-type="float">
            <text:p>8,3575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05399" calcext:value-type="float">
            <text:p>8,6053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7.97482" calcext:value-type="float">
            <text:p>7,974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507759" calcext:value-type="float">
            <text:p>8,5077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0971" calcext:value-type="float">
            <text:p>8,609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522075" calcext:value-type="float">
            <text:p>8,5220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725969" calcext:value-type="float">
            <text:p>8,7259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82942" calcext:value-type="float">
            <text:p>8,6829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11.054165" calcext:value-type="float">
            <text:p>11,054165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381168" calcext:value-type="float">
            <text:p>8,3811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86435" calcext:value-type="float">
            <text:p>8,68643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7.887879" calcext:value-type="float">
            <text:p>7,8878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321936" calcext:value-type="float">
            <text:p>8,3219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00685" calcext:value-type="float">
            <text:p>8,6006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541578" calcext:value-type="float">
            <text:p>8,54157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668994" calcext:value-type="float">
            <text:p>8,6689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8.999594" calcext:value-type="float">
            <text:p>8,9995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" calcext:value-type="float">
            <text:p>51200</text:p>
          </table:table-cell>
          <table:table-cell office:value-type="float" office:value="11.362009" calcext:value-type="float">
            <text:p>11,3620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1"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2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number-style style:name="N12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4" number:min-decimal-places="4" number:min-integer-digits="1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/</number:text>
      <number:month/>
      <number:text>/</number:text>
      <number:year number:style="long"/>
    </number:date-style>
    <number:number-style style:name="N1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11">
      <number:number number:decimal-places="5" number:min-decimal-places="5" number:min-integer-digits="1"/>
    </number:number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7T17:12:08.534371782</dc:date>
    <meta:editing-duration>PT3H54M23S</meta:editing-duration>
    <meta:editing-cycles>10</meta:editing-cycles>
    <meta:generator>LibreOffice/7.3.7.2$Linux_X86_64 LibreOffice_project/30$Build-2</meta:generator>
    <meta:document-statistic meta:table-count="2" meta:cell-count="3587" meta:object-count="0"/>
  </office:meta>
</office:document-meta>
</file>